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out_training" table:style-name="ta1">
        <table:shapes>
          <draw:frame draw:z-index="0" draw:style-name="gr1" draw:text-style-name="P1" svg:width="159.99mm" svg:height="89.99mm" svg:x="147.53mm" svg:y="0mm">
            <loext:p draw:notify-on-update-of-ranges="data_out_training.D1:data_out_training.D1 data_out_training.D2:data_out_training.D295 data_out_training.E1:data_out_training.E1 data_out_training.E2:data_out_training.E29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Simulated</text:p>
          </table:table-cell>
          <table:table-cell table:style-name="ce1" office:value-type="string" calcext:value-type="string">
            <text:p>Real C</text:p>
          </table:table-cell>
          <table:table-cell table:style-name="ce1" office:value-type="string" calcext:value-type="string">
            <text:p>Simulated C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20468" calcext:value-type="float">
            <text:p>0,520468</text:p>
          </table:table-cell>
          <table:table-cell office:value-type="float" office:value="0.500962" calcext:value-type="float">
            <text:p>0,500962</text:p>
          </table:table-cell>
          <table:table-cell table:formula="of:=([.B2]*[.$B$297])-([.B2]*[.$B$296])+[.$B$296]" office:value-type="float" office:value="1009.4000028" calcext:value-type="float">
            <text:p>1009,4000028</text:p>
          </table:table-cell>
          <table:table-cell table:formula="of:=([.C2]*[.$B$297])-([.C2]*[.$B$296])+[.$B$296]" office:value-type="float" office:value="1009.0664502" calcext:value-type="float">
            <text:p>1009,0664502</text:p>
          </table:table-cell>
          <table:table-cell table:formula="of:=([.D2]-[.E2])^2" office:value-type="float" office:value="0.11125733696681" calcext:value-type="float">
            <text:p>0,1112573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38012" calcext:value-type="float">
            <text:p>0,538012</text:p>
          </table:table-cell>
          <table:table-cell office:value-type="float" office:value="0.539031" calcext:value-type="float">
            <text:p>0,539031</text:p>
          </table:table-cell>
          <table:table-cell table:formula="of:=([.B3]*[.$B$297])-([.B3]*[.$B$296])+[.$B$296]" office:value-type="float" office:value="1009.7000052" calcext:value-type="float">
            <text:p>1009,7000052</text:p>
          </table:table-cell>
          <table:table-cell table:formula="of:=([.C3]*[.$B$297])-([.C3]*[.$B$296])+[.$B$296]" office:value-type="float" office:value="1009.7174301" calcext:value-type="float">
            <text:p>1009,7174301</text:p>
          </table:table-cell>
          <table:table-cell table:formula="of:=([.D3]-[.E3])^2" office:value-type="float" office:value="0.000303627140011299" calcext:value-type="float">
            <text:p>0,00030362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38012" calcext:value-type="float">
            <text:p>0,538012</text:p>
          </table:table-cell>
          <table:table-cell office:value-type="float" office:value="0.556089" calcext:value-type="float">
            <text:p>0,556089</text:p>
          </table:table-cell>
          <table:table-cell table:formula="of:=([.B4]*[.$B$297])-([.B4]*[.$B$296])+[.$B$296]" office:value-type="float" office:value="1009.7000052" calcext:value-type="float">
            <text:p>1009,7000052</text:p>
          </table:table-cell>
          <table:table-cell table:formula="of:=([.C4]*[.$B$297])-([.C4]*[.$B$296])+[.$B$296]" office:value-type="float" office:value="1010.0091219" calcext:value-type="float">
            <text:p>1010,0091219</text:p>
          </table:table-cell>
          <table:table-cell table:formula="of:=([.D4]-[.E4])^2" office:value-type="float" office:value="0.0955531342189628" calcext:value-type="float">
            <text:p>0,09555313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67251" calcext:value-type="float">
            <text:p>0,567251</text:p>
          </table:table-cell>
          <table:table-cell office:value-type="float" office:value="0.548959" calcext:value-type="float">
            <text:p>0,548959</text:p>
          </table:table-cell>
          <table:table-cell table:formula="of:=([.B5]*[.$B$297])-([.B5]*[.$B$296])+[.$B$296]" office:value-type="float" office:value="1010.1999921" calcext:value-type="float">
            <text:p>1010,1999921</text:p>
          </table:table-cell>
          <table:table-cell table:formula="of:=([.C5]*[.$B$297])-([.C5]*[.$B$296])+[.$B$296]" office:value-type="float" office:value="1009.8871989" calcext:value-type="float">
            <text:p>1009,8871989</text:p>
          </table:table-cell>
          <table:table-cell table:formula="of:=([.D5]-[.E5])^2" office:value-type="float" office:value="0.0978395859662321" calcext:value-type="float">
            <text:p>0,0978395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67251" calcext:value-type="float">
            <text:p>0,567251</text:p>
          </table:table-cell>
          <table:table-cell office:value-type="float" office:value="0.544946" calcext:value-type="float">
            <text:p>0,544946</text:p>
          </table:table-cell>
          <table:table-cell table:formula="of:=([.B6]*[.$B$297])-([.B6]*[.$B$296])+[.$B$296]" office:value-type="float" office:value="1010.1999921" calcext:value-type="float">
            <text:p>1010,1999921</text:p>
          </table:table-cell>
          <table:table-cell table:formula="of:=([.C6]*[.$B$297])-([.C6]*[.$B$296])+[.$B$296]" office:value-type="float" office:value="1009.8185766" calcext:value-type="float">
            <text:p>1009,8185766</text:p>
          </table:table-cell>
          <table:table-cell table:formula="of:=([.D6]-[.E6])^2" office:value-type="float" office:value="0.145477783640252" calcext:value-type="float">
            <text:p>0,14547778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73099" calcext:value-type="float">
            <text:p>0,573099</text:p>
          </table:table-cell>
          <table:table-cell office:value-type="float" office:value="0.542757" calcext:value-type="float">
            <text:p>0,542757</text:p>
          </table:table-cell>
          <table:table-cell table:formula="of:=([.B7]*[.$B$297])-([.B7]*[.$B$296])+[.$B$296]" office:value-type="float" office:value="1010.2999929" calcext:value-type="float">
            <text:p>1010,2999929</text:p>
          </table:table-cell>
          <table:table-cell table:formula="of:=([.C7]*[.$B$297])-([.C7]*[.$B$296])+[.$B$296]" office:value-type="float" office:value="1009.7811447" calcext:value-type="float">
            <text:p>1009,7811447</text:p>
          </table:table-cell>
          <table:table-cell table:formula="of:=([.D7]-[.E7])^2" office:value-type="float" office:value="0.269203454643219" calcext:value-type="float">
            <text:p>0,26920345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38012" calcext:value-type="float">
            <text:p>0,538012</text:p>
          </table:table-cell>
          <table:table-cell office:value-type="float" office:value="0.536954" calcext:value-type="float">
            <text:p>0,536954</text:p>
          </table:table-cell>
          <table:table-cell table:formula="of:=([.B8]*[.$B$297])-([.B8]*[.$B$296])+[.$B$296]" office:value-type="float" office:value="1009.7000052" calcext:value-type="float">
            <text:p>1009,7000052</text:p>
          </table:table-cell>
          <table:table-cell table:formula="of:=([.C8]*[.$B$297])-([.C8]*[.$B$296])+[.$B$296]" office:value-type="float" office:value="1009.6819134" calcext:value-type="float">
            <text:p>1009,6819134</text:p>
          </table:table-cell>
          <table:table-cell table:formula="of:=([.D8]-[.E8])^2" office:value-type="float" office:value="0.000327313227239248" calcext:value-type="float">
            <text:p>0,00032731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08772" calcext:value-type="float">
            <text:p>0,508772</text:p>
          </table:table-cell>
          <table:table-cell office:value-type="float" office:value="0.522466" calcext:value-type="float">
            <text:p>0,522466</text:p>
          </table:table-cell>
          <table:table-cell table:formula="of:=([.B9]*[.$B$297])-([.B9]*[.$B$296])+[.$B$296]" office:value-type="float" office:value="1009.2000012" calcext:value-type="float">
            <text:p>1009,2000012</text:p>
          </table:table-cell>
          <table:table-cell table:formula="of:=([.C9]*[.$B$297])-([.C9]*[.$B$296])+[.$B$296]" office:value-type="float" office:value="1009.4341686" calcext:value-type="float">
            <text:p>1009,4341686</text:p>
          </table:table-cell>
          <table:table-cell table:formula="of:=([.D9]-[.E9])^2" office:value-type="float" office:value="0.0548343712227818" calcext:value-type="float">
            <text:p>0,05483437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91228" calcext:value-type="float">
            <text:p>0,491228</text:p>
          </table:table-cell>
          <table:table-cell office:value-type="float" office:value="0.497178" calcext:value-type="float">
            <text:p>0,497178</text:p>
          </table:table-cell>
          <table:table-cell table:formula="of:=([.B10]*[.$B$297])-([.B10]*[.$B$296])+[.$B$296]" office:value-type="float" office:value="1008.8999988" calcext:value-type="float">
            <text:p>1008,8999988</text:p>
          </table:table-cell>
          <table:table-cell table:formula="of:=([.C10]*[.$B$297])-([.C10]*[.$B$296])+[.$B$296]" office:value-type="float" office:value="1009.0017438" calcext:value-type="float">
            <text:p>1009,0017438</text:p>
          </table:table-cell>
          <table:table-cell table:formula="of:=([.D10]-[.E10])^2" office:value-type="float" office:value="0.0103520450249872" calcext:value-type="float">
            <text:p>0,0103520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61988" calcext:value-type="float">
            <text:p>0,461988</text:p>
          </table:table-cell>
          <table:table-cell office:value-type="float" office:value="0.480433" calcext:value-type="float">
            <text:p>0,480433</text:p>
          </table:table-cell>
          <table:table-cell table:formula="of:=([.B11]*[.$B$297])-([.B11]*[.$B$296])+[.$B$296]" office:value-type="float" office:value="1008.3999948" calcext:value-type="float">
            <text:p>1008,3999948</text:p>
          </table:table-cell>
          <table:table-cell table:formula="of:=([.C11]*[.$B$297])-([.C11]*[.$B$296])+[.$B$296]" office:value-type="float" office:value="1008.7154043" calcext:value-type="float">
            <text:p>1008,7154043</text:p>
          </table:table-cell>
          <table:table-cell table:formula="of:=([.D11]-[.E11])^2" office:value-type="float" office:value="0.0994831526902418" calcext:value-type="float">
            <text:p>0,09948315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6901" calcext:value-type="float">
            <text:p>0,426901</text:p>
          </table:table-cell>
          <table:table-cell office:value-type="float" office:value="0.468792" calcext:value-type="float">
            <text:p>0,468792</text:p>
          </table:table-cell>
          <table:table-cell table:formula="of:=([.B12]*[.$B$297])-([.B12]*[.$B$296])+[.$B$296]" office:value-type="float" office:value="1007.8000071" calcext:value-type="float">
            <text:p>1007,8000071</text:p>
          </table:table-cell>
          <table:table-cell table:formula="of:=([.C12]*[.$B$297])-([.C12]*[.$B$296])+[.$B$296]" office:value-type="float" office:value="1008.5163432" calcext:value-type="float">
            <text:p>1008,5163432</text:p>
          </table:table-cell>
          <table:table-cell table:formula="of:=([.D12]-[.E12])^2" office:value-type="float" office:value="0.513137408163097" calcext:value-type="float">
            <text:p>0,51313740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44444" calcext:value-type="float">
            <text:p>0,444444</text:p>
          </table:table-cell>
          <table:table-cell office:value-type="float" office:value="0.452174" calcext:value-type="float">
            <text:p>0,452174</text:p>
          </table:table-cell>
          <table:table-cell table:formula="of:=([.B13]*[.$B$297])-([.B13]*[.$B$296])+[.$B$296]" office:value-type="float" office:value="1008.0999924" calcext:value-type="float">
            <text:p>1008,0999924</text:p>
          </table:table-cell>
          <table:table-cell table:formula="of:=([.C13]*[.$B$297])-([.C13]*[.$B$296])+[.$B$296]" office:value-type="float" office:value="1008.2321754" calcext:value-type="float">
            <text:p>1008,2321754</text:p>
          </table:table-cell>
          <table:table-cell table:formula="of:=([.D13]-[.E13])^2" office:value-type="float" office:value="0.0174723454889844" calcext:value-type="float">
            <text:p>0,01747234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0292" calcext:value-type="float">
            <text:p>0,450292</text:p>
          </table:table-cell>
          <table:table-cell office:value-type="float" office:value="0.458201" calcext:value-type="float">
            <text:p>0,458201</text:p>
          </table:table-cell>
          <table:table-cell table:formula="of:=([.B14]*[.$B$297])-([.B14]*[.$B$296])+[.$B$296]" office:value-type="float" office:value="1008.1999932" calcext:value-type="float">
            <text:p>1008,1999932</text:p>
          </table:table-cell>
          <table:table-cell table:formula="of:=([.C14]*[.$B$297])-([.C14]*[.$B$296])+[.$B$296]" office:value-type="float" office:value="1008.3352371" calcext:value-type="float">
            <text:p>1008,3352371</text:p>
          </table:table-cell>
          <table:table-cell table:formula="of:=([.D14]-[.E14])^2" office:value-type="float" office:value="0.018290912487204" calcext:value-type="float">
            <text:p>0,01829091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02924" calcext:value-type="float">
            <text:p>0,502924</text:p>
          </table:table-cell>
          <table:table-cell office:value-type="float" office:value="0.484417" calcext:value-type="float">
            <text:p>0,484417</text:p>
          </table:table-cell>
          <table:table-cell table:formula="of:=([.B15]*[.$B$297])-([.B15]*[.$B$296])+[.$B$296]" office:value-type="float" office:value="1009.1000004" calcext:value-type="float">
            <text:p>1009,1000004</text:p>
          </table:table-cell>
          <table:table-cell table:formula="of:=([.C15]*[.$B$297])-([.C15]*[.$B$296])+[.$B$296]" office:value-type="float" office:value="1008.7835307" calcext:value-type="float">
            <text:p>1008,7835307</text:p>
          </table:table-cell>
          <table:table-cell table:formula="of:=([.D15]-[.E15])^2" office:value-type="float" office:value="0.100153071018071" calcext:value-type="float">
            <text:p>0,1001530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49708" calcext:value-type="float">
            <text:p>0,549708</text:p>
          </table:table-cell>
          <table:table-cell office:value-type="float" office:value="0.525637" calcext:value-type="float">
            <text:p>0,525637</text:p>
          </table:table-cell>
          <table:table-cell table:formula="of:=([.B16]*[.$B$297])-([.B16]*[.$B$296])+[.$B$296]" office:value-type="float" office:value="1009.9000068" calcext:value-type="float">
            <text:p>1009,9000068</text:p>
          </table:table-cell>
          <table:table-cell table:formula="of:=([.C16]*[.$B$297])-([.C16]*[.$B$296])+[.$B$296]" office:value-type="float" office:value="1009.4883927" calcext:value-type="float">
            <text:p>1009,4883927</text:p>
          </table:table-cell>
          <table:table-cell table:formula="of:=([.D16]-[.E16])^2" office:value-type="float" office:value="0.169426167318864" calcext:value-type="float">
            <text:p>0,16942616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84795" calcext:value-type="float">
            <text:p>0,584795</text:p>
          </table:table-cell>
          <table:table-cell office:value-type="float" office:value="0.563924" calcext:value-type="float">
            <text:p>0,563924</text:p>
          </table:table-cell>
          <table:table-cell table:formula="of:=([.B17]*[.$B$297])-([.B17]*[.$B$296])+[.$B$296]" office:value-type="float" office:value="1010.4999945" calcext:value-type="float">
            <text:p>1010,4999945</text:p>
          </table:table-cell>
          <table:table-cell table:formula="of:=([.C17]*[.$B$297])-([.C17]*[.$B$296])+[.$B$296]" office:value-type="float" office:value="1010.1431004" calcext:value-type="float">
            <text:p>1010,1431004</text:p>
          </table:table-cell>
          <table:table-cell table:formula="of:=([.D17]-[.E17])^2" office:value-type="float" office:value="0.127373398614875" calcext:value-type="float">
            <text:p>0,12737339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78947" calcext:value-type="float">
            <text:p>0,578947</text:p>
          </table:table-cell>
          <table:table-cell office:value-type="float" office:value="0.577783" calcext:value-type="float">
            <text:p>0,577783</text:p>
          </table:table-cell>
          <table:table-cell table:formula="of:=([.B18]*[.$B$297])-([.B18]*[.$B$296])+[.$B$296]" office:value-type="float" office:value="1010.3999937" calcext:value-type="float">
            <text:p>1010,3999937</text:p>
          </table:table-cell>
          <table:table-cell table:formula="of:=([.C18]*[.$B$297])-([.C18]*[.$B$296])+[.$B$296]" office:value-type="float" office:value="1010.3800893" calcext:value-type="float">
            <text:p>1010,3800893</text:p>
          </table:table-cell>
          <table:table-cell table:formula="of:=([.D18]-[.E18])^2" office:value-type="float" office:value="0.000396185139354402" calcext:value-type="float">
            <text:p>0,00039618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73099" calcext:value-type="float">
            <text:p>0,573099</text:p>
          </table:table-cell>
          <table:table-cell office:value-type="float" office:value="0.566142" calcext:value-type="float">
            <text:p>0,566142</text:p>
          </table:table-cell>
          <table:table-cell table:formula="of:=([.B19]*[.$B$297])-([.B19]*[.$B$296])+[.$B$296]" office:value-type="float" office:value="1010.2999929" calcext:value-type="float">
            <text:p>1010,2999929</text:p>
          </table:table-cell>
          <table:table-cell table:formula="of:=([.C19]*[.$B$297])-([.C19]*[.$B$296])+[.$B$296]" office:value-type="float" office:value="1010.1810282" calcext:value-type="float">
            <text:p>1010,1810282</text:p>
          </table:table-cell>
          <table:table-cell table:formula="of:=([.D19]-[.E19])^2" office:value-type="float" office:value="0.0141525998460882" calcext:value-type="float">
            <text:p>0,01415259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4386" calcext:value-type="float">
            <text:p>0,54386</text:p>
          </table:table-cell>
          <table:table-cell office:value-type="float" office:value="0.540527" calcext:value-type="float">
            <text:p>0,540527</text:p>
          </table:table-cell>
          <table:table-cell table:formula="of:=([.B20]*[.$B$297])-([.B20]*[.$B$296])+[.$B$296]" office:value-type="float" office:value="1009.800006" calcext:value-type="float">
            <text:p>1009,800006</text:p>
          </table:table-cell>
          <table:table-cell table:formula="of:=([.C20]*[.$B$297])-([.C20]*[.$B$296])+[.$B$296]" office:value-type="float" office:value="1009.7430117" calcext:value-type="float">
            <text:p>1009,7430117</text:p>
          </table:table-cell>
          <table:table-cell table:formula="of:=([.D20]-[.E20])^2" office:value-type="float" office:value="0.0032483502324948" calcext:value-type="float">
            <text:p>0,00324835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91228" calcext:value-type="float">
            <text:p>0,491228</text:p>
          </table:table-cell>
          <table:table-cell office:value-type="float" office:value="0.517263" calcext:value-type="float">
            <text:p>0,517263</text:p>
          </table:table-cell>
          <table:table-cell table:formula="of:=([.B21]*[.$B$297])-([.B21]*[.$B$296])+[.$B$296]" office:value-type="float" office:value="1008.8999988" calcext:value-type="float">
            <text:p>1008,8999988</text:p>
          </table:table-cell>
          <table:table-cell table:formula="of:=([.C21]*[.$B$297])-([.C21]*[.$B$296])+[.$B$296]" office:value-type="float" office:value="1009.3451973" calcext:value-type="float">
            <text:p>1009,3451973</text:p>
          </table:table-cell>
          <table:table-cell table:formula="of:=([.D21]-[.E21])^2" office:value-type="float" office:value="0.198201704402203" calcext:value-type="float">
            <text:p>0,19820170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02924" calcext:value-type="float">
            <text:p>0,502924</text:p>
          </table:table-cell>
          <table:table-cell office:value-type="float" office:value="0.489212" calcext:value-type="float">
            <text:p>0,489212</text:p>
          </table:table-cell>
          <table:table-cell table:formula="of:=([.B22]*[.$B$297])-([.B22]*[.$B$296])+[.$B$296]" office:value-type="float" office:value="1009.1000004" calcext:value-type="float">
            <text:p>1009,1000004</text:p>
          </table:table-cell>
          <table:table-cell table:formula="of:=([.C22]*[.$B$297])-([.C22]*[.$B$296])+[.$B$296]" office:value-type="float" office:value="1008.8655252" calcext:value-type="float">
            <text:p>1008,8655252</text:p>
          </table:table-cell>
          <table:table-cell table:formula="of:=([.D22]-[.E22])^2" office:value-type="float" office:value="0.054978619414996" calcext:value-type="float">
            <text:p>0,054978619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3684" calcext:value-type="float">
            <text:p>0,473684</text:p>
          </table:table-cell>
          <table:table-cell office:value-type="float" office:value="0.475651" calcext:value-type="float">
            <text:p>0,475651</text:p>
          </table:table-cell>
          <table:table-cell table:formula="of:=([.B23]*[.$B$297])-([.B23]*[.$B$296])+[.$B$296]" office:value-type="float" office:value="1008.5999964" calcext:value-type="float">
            <text:p>1008,5999964</text:p>
          </table:table-cell>
          <table:table-cell table:formula="of:=([.C23]*[.$B$297])-([.C23]*[.$B$296])+[.$B$296]" office:value-type="float" office:value="1008.6336321" calcext:value-type="float">
            <text:p>1008,6336321</text:p>
          </table:table-cell>
          <table:table-cell table:formula="of:=([.D23]-[.E23])^2" office:value-type="float" office:value="0.00113136031448938" calcext:value-type="float">
            <text:p>0,00113136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91228" calcext:value-type="float">
            <text:p>0,491228</text:p>
          </table:table-cell>
          <table:table-cell office:value-type="float" office:value="0.479009" calcext:value-type="float">
            <text:p>0,479009</text:p>
          </table:table-cell>
          <table:table-cell table:formula="of:=([.B24]*[.$B$297])-([.B24]*[.$B$296])+[.$B$296]" office:value-type="float" office:value="1008.8999988" calcext:value-type="float">
            <text:p>1008,8999988</text:p>
          </table:table-cell>
          <table:table-cell table:formula="of:=([.C24]*[.$B$297])-([.C24]*[.$B$296])+[.$B$296]" office:value-type="float" office:value="1008.6910539" calcext:value-type="float">
            <text:p>1008,6910539</text:p>
          </table:table-cell>
          <table:table-cell table:formula="of:=([.D24]-[.E24])^2" office:value-type="float" office:value="0.0436579712360125" calcext:value-type="float">
            <text:p>0,04365797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91228" calcext:value-type="float">
            <text:p>0,491228</text:p>
          </table:table-cell>
          <table:table-cell office:value-type="float" office:value="0.491114" calcext:value-type="float">
            <text:p>0,491114</text:p>
          </table:table-cell>
          <table:table-cell table:formula="of:=([.B25]*[.$B$297])-([.B25]*[.$B$296])+[.$B$296]" office:value-type="float" office:value="1008.8999988" calcext:value-type="float">
            <text:p>1008,8999988</text:p>
          </table:table-cell>
          <table:table-cell table:formula="of:=([.C25]*[.$B$297])-([.C25]*[.$B$296])+[.$B$296]" office:value-type="float" office:value="1008.8980494" calcext:value-type="float">
            <text:p>1008,8980494</text:p>
          </table:table-cell>
          <table:table-cell table:formula="of:=([.D25]-[.E25])^2" office:value-type="float" office:value="0.00000380016036022505" calcext:value-type="float">
            <text:p>3,80016036022505E-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1462" calcext:value-type="float">
            <text:p>0,51462</text:p>
          </table:table-cell>
          <table:table-cell office:value-type="float" office:value="0.509646" calcext:value-type="float">
            <text:p>0,509646</text:p>
          </table:table-cell>
          <table:table-cell table:formula="of:=([.B26]*[.$B$297])-([.B26]*[.$B$296])+[.$B$296]" office:value-type="float" office:value="1009.300002" calcext:value-type="float">
            <text:p>1009,300002</text:p>
          </table:table-cell>
          <table:table-cell table:formula="of:=([.C26]*[.$B$297])-([.C26]*[.$B$296])+[.$B$296]" office:value-type="float" office:value="1009.2149466" calcext:value-type="float">
            <text:p>1009,2149466</text:p>
          </table:table-cell>
          <table:table-cell table:formula="of:=([.D26]-[.E26])^2" office:value-type="float" office:value="0.00723442106917721" calcext:value-type="float">
            <text:p>0,00723442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4386" calcext:value-type="float">
            <text:p>0,54386</text:p>
          </table:table-cell>
          <table:table-cell office:value-type="float" office:value="0.521995" calcext:value-type="float">
            <text:p>0,521995</text:p>
          </table:table-cell>
          <table:table-cell table:formula="of:=([.B27]*[.$B$297])-([.B27]*[.$B$296])+[.$B$296]" office:value-type="float" office:value="1009.800006" calcext:value-type="float">
            <text:p>1009,800006</text:p>
          </table:table-cell>
          <table:table-cell table:formula="of:=([.C27]*[.$B$297])-([.C27]*[.$B$296])+[.$B$296]" office:value-type="float" office:value="1009.4261145" calcext:value-type="float">
            <text:p>1009,4261145</text:p>
          </table:table-cell>
          <table:table-cell table:formula="of:=([.D27]-[.E27])^2" office:value-type="float" office:value="0.139794853772345" calcext:value-type="float">
            <text:p>0,13979485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61404" calcext:value-type="float">
            <text:p>0,561404</text:p>
          </table:table-cell>
          <table:table-cell office:value-type="float" office:value="0.544248" calcext:value-type="float">
            <text:p>0,544248</text:p>
          </table:table-cell>
          <table:table-cell table:formula="of:=([.B28]*[.$B$297])-([.B28]*[.$B$296])+[.$B$296]" office:value-type="float" office:value="1010.1000084" calcext:value-type="float">
            <text:p>1010,1000084</text:p>
          </table:table-cell>
          <table:table-cell table:formula="of:=([.C28]*[.$B$297])-([.C28]*[.$B$296])+[.$B$296]" office:value-type="float" office:value="1009.8066408" calcext:value-type="float">
            <text:p>1009,8066408</text:p>
          </table:table-cell>
          <table:table-cell table:formula="of:=([.D28]-[.E28])^2" office:value-type="float" office:value="0.0860645487297662" calcext:value-type="float">
            <text:p>0,08606454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90643" calcext:value-type="float">
            <text:p>0,590643</text:p>
          </table:table-cell>
          <table:table-cell office:value-type="float" office:value="0.55275" calcext:value-type="float">
            <text:p>0,55275</text:p>
          </table:table-cell>
          <table:table-cell table:formula="of:=([.B29]*[.$B$297])-([.B29]*[.$B$296])+[.$B$296]" office:value-type="float" office:value="1010.5999953" calcext:value-type="float">
            <text:p>1010,5999953</text:p>
          </table:table-cell>
          <table:table-cell table:formula="of:=([.C29]*[.$B$297])-([.C29]*[.$B$296])+[.$B$296]" office:value-type="float" office:value="1009.952025" calcext:value-type="float">
            <text:p>1009,952025</text:p>
          </table:table-cell>
          <table:table-cell table:formula="of:=([.D29]-[.E29])^2" office:value-type="float" office:value="0.419865509682086" calcext:value-type="float">
            <text:p>0,419865509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602339" calcext:value-type="float">
            <text:p>0,602339</text:p>
          </table:table-cell>
          <table:table-cell office:value-type="float" office:value="0.557176" calcext:value-type="float">
            <text:p>0,557176</text:p>
          </table:table-cell>
          <table:table-cell table:formula="of:=([.B30]*[.$B$297])-([.B30]*[.$B$296])+[.$B$296]" office:value-type="float" office:value="1010.7999969" calcext:value-type="float">
            <text:p>1010,7999969</text:p>
          </table:table-cell>
          <table:table-cell table:formula="of:=([.C30]*[.$B$297])-([.C30]*[.$B$296])+[.$B$296]" office:value-type="float" office:value="1010.0277096" calcext:value-type="float">
            <text:p>1010,0277096</text:p>
          </table:table-cell>
          <table:table-cell table:formula="of:=([.D30]-[.E30])^2" office:value-type="float" office:value="0.596427673741315" calcext:value-type="float">
            <text:p>0,59642767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78947" calcext:value-type="float">
            <text:p>0,578947</text:p>
          </table:table-cell>
          <table:table-cell office:value-type="float" office:value="0.554437" calcext:value-type="float">
            <text:p>0,554437</text:p>
          </table:table-cell>
          <table:table-cell table:formula="of:=([.B31]*[.$B$297])-([.B31]*[.$B$296])+[.$B$296]" office:value-type="float" office:value="1010.3999937" calcext:value-type="float">
            <text:p>1010,3999937</text:p>
          </table:table-cell>
          <table:table-cell table:formula="of:=([.C31]*[.$B$297])-([.C31]*[.$B$296])+[.$B$296]" office:value-type="float" office:value="1009.9808727" calcext:value-type="float">
            <text:p>1009,9808727</text:p>
          </table:table-cell>
          <table:table-cell table:formula="of:=([.D31]-[.E31])^2" office:value-type="float" office:value="0.17566241264092" calcext:value-type="float">
            <text:p>0,175662412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38012" calcext:value-type="float">
            <text:p>0,538012</text:p>
          </table:table-cell>
          <table:table-cell office:value-type="float" office:value="0.538776" calcext:value-type="float">
            <text:p>0,538776</text:p>
          </table:table-cell>
          <table:table-cell table:formula="of:=([.B32]*[.$B$297])-([.B32]*[.$B$296])+[.$B$296]" office:value-type="float" office:value="1009.7000052" calcext:value-type="float">
            <text:p>1009,7000052</text:p>
          </table:table-cell>
          <table:table-cell table:formula="of:=([.C32]*[.$B$297])-([.C32]*[.$B$296])+[.$B$296]" office:value-type="float" office:value="1009.7130696" calcext:value-type="float">
            <text:p>1009,7130696</text:p>
          </table:table-cell>
          <table:table-cell table:formula="of:=([.D32]-[.E32])^2" office:value-type="float" office:value="0.000170678547361978" calcext:value-type="float">
            <text:p>0,00017067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97076" calcext:value-type="float">
            <text:p>0,497076</text:p>
          </table:table-cell>
          <table:table-cell office:value-type="float" office:value="0.513288" calcext:value-type="float">
            <text:p>0,513288</text:p>
          </table:table-cell>
          <table:table-cell table:formula="of:=([.B33]*[.$B$297])-([.B33]*[.$B$296])+[.$B$296]" office:value-type="float" office:value="1008.9999996" calcext:value-type="float">
            <text:p>1008,9999996</text:p>
          </table:table-cell>
          <table:table-cell table:formula="of:=([.C33]*[.$B$297])-([.C33]*[.$B$296])+[.$B$296]" office:value-type="float" office:value="1009.2772248" calcext:value-type="float">
            <text:p>1009,2772248</text:p>
          </table:table-cell>
          <table:table-cell table:formula="of:=([.D33]-[.E33])^2" office:value-type="float" office:value="0.0768538115150263" calcext:value-type="float">
            <text:p>0,07685381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79532" calcext:value-type="float">
            <text:p>0,479532</text:p>
          </table:table-cell>
          <table:table-cell office:value-type="float" office:value="0.483578" calcext:value-type="float">
            <text:p>0,483578</text:p>
          </table:table-cell>
          <table:table-cell table:formula="of:=([.B34]*[.$B$297])-([.B34]*[.$B$296])+[.$B$296]" office:value-type="float" office:value="1008.6999972" calcext:value-type="float">
            <text:p>1008,6999972</text:p>
          </table:table-cell>
          <table:table-cell table:formula="of:=([.C34]*[.$B$297])-([.C34]*[.$B$296])+[.$B$296]" office:value-type="float" office:value="1008.7691838" calcext:value-type="float">
            <text:p>1008,7691838</text:p>
          </table:table-cell>
          <table:table-cell table:formula="of:=([.D34]-[.E34])^2" office:value-type="float" office:value="0.00478678561957107" calcext:value-type="float">
            <text:p>0,00478678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61988" calcext:value-type="float">
            <text:p>0,461988</text:p>
          </table:table-cell>
          <table:table-cell office:value-type="float" office:value="0.464112" calcext:value-type="float">
            <text:p>0,464112</text:p>
          </table:table-cell>
          <table:table-cell table:formula="of:=([.B35]*[.$B$297])-([.B35]*[.$B$296])+[.$B$296]" office:value-type="float" office:value="1008.3999948" calcext:value-type="float">
            <text:p>1008,3999948</text:p>
          </table:table-cell>
          <table:table-cell table:formula="of:=([.C35]*[.$B$297])-([.C35]*[.$B$296])+[.$B$296]" office:value-type="float" office:value="1008.4363152" calcext:value-type="float">
            <text:p>1008,4363152</text:p>
          </table:table-cell>
          <table:table-cell table:formula="of:=([.D35]-[.E35])^2" office:value-type="float" office:value="0.00131917145616162" calcext:value-type="float">
            <text:p>0,00131917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38596" calcext:value-type="float">
            <text:p>0,438596</text:p>
          </table:table-cell>
          <table:table-cell office:value-type="float" office:value="0.463332" calcext:value-type="float">
            <text:p>0,463332</text:p>
          </table:table-cell>
          <table:table-cell table:formula="of:=([.B36]*[.$B$297])-([.B36]*[.$B$296])+[.$B$296]" office:value-type="float" office:value="1007.9999916" calcext:value-type="float">
            <text:p>1007,9999916</text:p>
          </table:table-cell>
          <table:table-cell table:formula="of:=([.C36]*[.$B$297])-([.C36]*[.$B$296])+[.$B$296]" office:value-type="float" office:value="1008.4229772" calcext:value-type="float">
            <text:p>1008,4229772</text:p>
          </table:table-cell>
          <table:table-cell table:formula="of:=([.D36]-[.E36])^2" office:value-type="float" office:value="0.178916817807508" calcext:value-type="float">
            <text:p>0,178916817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426901" calcext:value-type="float">
            <text:p>0,426901</text:p>
          </table:table-cell>
          <table:table-cell office:value-type="float" office:value="0.46174" calcext:value-type="float">
            <text:p>0,46174</text:p>
          </table:table-cell>
          <table:table-cell table:formula="of:=([.B37]*[.$B$297])-([.B37]*[.$B$296])+[.$B$296]" office:value-type="float" office:value="1007.8000071" calcext:value-type="float">
            <text:p>1007,8000071</text:p>
          </table:table-cell>
          <table:table-cell table:formula="of:=([.C37]*[.$B$297])-([.C37]*[.$B$296])+[.$B$296]" office:value-type="float" office:value="1008.395754" calcext:value-type="float">
            <text:p>1008,395754</text:p>
          </table:table-cell>
          <table:table-cell table:formula="of:=([.D37]-[.E37])^2" office:value-type="float" office:value="0.354914368859604" calcext:value-type="float">
            <text:p>0,35491436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61988" calcext:value-type="float">
            <text:p>0,461988</text:p>
          </table:table-cell>
          <table:table-cell office:value-type="float" office:value="0.457651" calcext:value-type="float">
            <text:p>0,457651</text:p>
          </table:table-cell>
          <table:table-cell table:formula="of:=([.B38]*[.$B$297])-([.B38]*[.$B$296])+[.$B$296]" office:value-type="float" office:value="1008.3999948" calcext:value-type="float">
            <text:p>1008,3999948</text:p>
          </table:table-cell>
          <table:table-cell table:formula="of:=([.C38]*[.$B$297])-([.C38]*[.$B$296])+[.$B$296]" office:value-type="float" office:value="1008.3258321" calcext:value-type="float">
            <text:p>1008,3258321</text:p>
          </table:table-cell>
          <table:table-cell table:formula="of:=([.D38]-[.E38])^2" office:value-type="float" office:value="0.00550010607128823" calcext:value-type="float">
            <text:p>0,00550010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02924" calcext:value-type="float">
            <text:p>0,502924</text:p>
          </table:table-cell>
          <table:table-cell office:value-type="float" office:value="0.48489" calcext:value-type="float">
            <text:p>0,48489</text:p>
          </table:table-cell>
          <table:table-cell table:formula="of:=([.B39]*[.$B$297])-([.B39]*[.$B$296])+[.$B$296]" office:value-type="float" office:value="1009.1000004" calcext:value-type="float">
            <text:p>1009,1000004</text:p>
          </table:table-cell>
          <table:table-cell table:formula="of:=([.C39]*[.$B$297])-([.C39]*[.$B$296])+[.$B$296]" office:value-type="float" office:value="1008.791619" calcext:value-type="float">
            <text:p>1008,791619</text:p>
          </table:table-cell>
          <table:table-cell table:formula="of:=([.D39]-[.E39])^2" office:value-type="float" office:value="0.0950990878659085" calcext:value-type="float">
            <text:p>0,095099087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38012" calcext:value-type="float">
            <text:p>0,538012</text:p>
          </table:table-cell>
          <table:table-cell office:value-type="float" office:value="0.530117" calcext:value-type="float">
            <text:p>0,530117</text:p>
          </table:table-cell>
          <table:table-cell table:formula="of:=([.B40]*[.$B$297])-([.B40]*[.$B$296])+[.$B$296]" office:value-type="float" office:value="1009.7000052" calcext:value-type="float">
            <text:p>1009,7000052</text:p>
          </table:table-cell>
          <table:table-cell table:formula="of:=([.C40]*[.$B$297])-([.C40]*[.$B$296])+[.$B$296]" office:value-type="float" office:value="1009.5650007" calcext:value-type="float">
            <text:p>1009,5650007</text:p>
          </table:table-cell>
          <table:table-cell table:formula="of:=([.D40]-[.E40])^2" office:value-type="float" office:value="0.0182262150202291" calcext:value-type="float">
            <text:p>0,0182262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97661" calcext:value-type="float">
            <text:p>0,397661</text:p>
          </table:table-cell>
          <table:table-cell office:value-type="float" office:value="0.557928" calcext:value-type="float">
            <text:p>0,557928</text:p>
          </table:table-cell>
          <table:table-cell table:formula="of:=([.B41]*[.$B$297])-([.B41]*[.$B$296])+[.$B$296]" office:value-type="float" office:value="1007.3000031" calcext:value-type="float">
            <text:p>1007,3000031</text:p>
          </table:table-cell>
          <table:table-cell table:formula="of:=([.C41]*[.$B$297])-([.C41]*[.$B$296])+[.$B$296]" office:value-type="float" office:value="1010.0405688" calcext:value-type="float">
            <text:p>1010,0405688</text:p>
          </table:table-cell>
          <table:table-cell table:formula="of:=([.D41]-[.E41])^2" office:value-type="float" office:value="7.51070035601675" calcext:value-type="float">
            <text:p>7,5107003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50292" calcext:value-type="float">
            <text:p>0,450292</text:p>
          </table:table-cell>
          <table:table-cell office:value-type="float" office:value="0.494136" calcext:value-type="float">
            <text:p>0,494136</text:p>
          </table:table-cell>
          <table:table-cell table:formula="of:=([.B42]*[.$B$297])-([.B42]*[.$B$296])+[.$B$296]" office:value-type="float" office:value="1008.1999932" calcext:value-type="float">
            <text:p>1008,1999932</text:p>
          </table:table-cell>
          <table:table-cell table:formula="of:=([.C42]*[.$B$297])-([.C42]*[.$B$296])+[.$B$296]" office:value-type="float" office:value="1008.9497256" calcext:value-type="float">
            <text:p>1008,9497256</text:p>
          </table:table-cell>
          <table:table-cell table:formula="of:=([.D42]-[.E42])^2" office:value-type="float" office:value="0.562098671609716" calcext:value-type="float">
            <text:p>0,56209867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20468" calcext:value-type="float">
            <text:p>0,520468</text:p>
          </table:table-cell>
          <table:table-cell office:value-type="float" office:value="0.445673" calcext:value-type="float">
            <text:p>0,445673</text:p>
          </table:table-cell>
          <table:table-cell table:formula="of:=([.B43]*[.$B$297])-([.B43]*[.$B$296])+[.$B$296]" office:value-type="float" office:value="1009.4000028" calcext:value-type="float">
            <text:p>1009,4000028</text:p>
          </table:table-cell>
          <table:table-cell table:formula="of:=([.C43]*[.$B$297])-([.C43]*[.$B$296])+[.$B$296]" office:value-type="float" office:value="1008.1210083" calcext:value-type="float">
            <text:p>1008,1210083</text:p>
          </table:table-cell>
          <table:table-cell table:formula="of:=([.D43]-[.E43])^2" office:value-type="float" office:value="1.63582693103013" calcext:value-type="float">
            <text:p>1,63582693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9708" calcext:value-type="float">
            <text:p>0,549708</text:p>
          </table:table-cell>
          <table:table-cell office:value-type="float" office:value="0.515405" calcext:value-type="float">
            <text:p>0,515405</text:p>
          </table:table-cell>
          <table:table-cell table:formula="of:=([.B44]*[.$B$297])-([.B44]*[.$B$296])+[.$B$296]" office:value-type="float" office:value="1009.9000068" calcext:value-type="float">
            <text:p>1009,9000068</text:p>
          </table:table-cell>
          <table:table-cell table:formula="of:=([.C44]*[.$B$297])-([.C44]*[.$B$296])+[.$B$296]" office:value-type="float" office:value="1009.3134255" calcext:value-type="float">
            <text:p>1009,3134255</text:p>
          </table:table-cell>
          <table:table-cell table:formula="of:=([.D44]-[.E44])^2" office:value-type="float" office:value="0.34407762150973" calcext:value-type="float">
            <text:p>0,34407762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73099" calcext:value-type="float">
            <text:p>0,573099</text:p>
          </table:table-cell>
          <table:table-cell office:value-type="float" office:value="0.564225" calcext:value-type="float">
            <text:p>0,564225</text:p>
          </table:table-cell>
          <table:table-cell table:formula="of:=([.B45]*[.$B$297])-([.B45]*[.$B$296])+[.$B$296]" office:value-type="float" office:value="1010.2999929" calcext:value-type="float">
            <text:p>1010,2999929</text:p>
          </table:table-cell>
          <table:table-cell table:formula="of:=([.C45]*[.$B$297])-([.C45]*[.$B$296])+[.$B$296]" office:value-type="float" office:value="1010.1482475" calcext:value-type="float">
            <text:p>1010,1482475</text:p>
          </table:table-cell>
          <table:table-cell table:formula="of:=([.D45]-[.E45])^2" office:value-type="float" office:value="0.0230266664211544" calcext:value-type="float">
            <text:p>0,023026666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386" calcext:value-type="float">
            <text:p>0,54386</text:p>
          </table:table-cell>
          <table:table-cell office:value-type="float" office:value="0.57468" calcext:value-type="float">
            <text:p>0,57468</text:p>
          </table:table-cell>
          <table:table-cell table:formula="of:=([.B46]*[.$B$297])-([.B46]*[.$B$296])+[.$B$296]" office:value-type="float" office:value="1009.800006" calcext:value-type="float">
            <text:p>1009,800006</text:p>
          </table:table-cell>
          <table:table-cell table:formula="of:=([.C46]*[.$B$297])-([.C46]*[.$B$296])+[.$B$296]" office:value-type="float" office:value="1010.327028" calcext:value-type="float">
            <text:p>1010,327028</text:p>
          </table:table-cell>
          <table:table-cell table:formula="of:=([.D46]-[.E46])^2" office:value-type="float" office:value="0.277752188483987" calcext:value-type="float">
            <text:p>0,277752188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20468" calcext:value-type="float">
            <text:p>0,520468</text:p>
          </table:table-cell>
          <table:table-cell office:value-type="float" office:value="0.549065" calcext:value-type="float">
            <text:p>0,549065</text:p>
          </table:table-cell>
          <table:table-cell table:formula="of:=([.B47]*[.$B$297])-([.B47]*[.$B$296])+[.$B$296]" office:value-type="float" office:value="1009.4000028" calcext:value-type="float">
            <text:p>1009,4000028</text:p>
          </table:table-cell>
          <table:table-cell table:formula="of:=([.C47]*[.$B$297])-([.C47]*[.$B$296])+[.$B$296]" office:value-type="float" office:value="1009.8890115" calcext:value-type="float">
            <text:p>1009,8890115</text:p>
          </table:table-cell>
          <table:table-cell table:formula="of:=([.D47]-[.E47])^2" office:value-type="float" office:value="0.239129508675689" calcext:value-type="float">
            <text:p>0,239129508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97076" calcext:value-type="float">
            <text:p>0,497076</text:p>
          </table:table-cell>
          <table:table-cell office:value-type="float" office:value="0.513588" calcext:value-type="float">
            <text:p>0,513588</text:p>
          </table:table-cell>
          <table:table-cell table:formula="of:=([.B48]*[.$B$297])-([.B48]*[.$B$296])+[.$B$296]" office:value-type="float" office:value="1008.9999996" calcext:value-type="float">
            <text:p>1008,9999996</text:p>
          </table:table-cell>
          <table:table-cell table:formula="of:=([.C48]*[.$B$297])-([.C48]*[.$B$296])+[.$B$296]" office:value-type="float" office:value="1009.2823548" calcext:value-type="float">
            <text:p>1009,2823548</text:p>
          </table:table-cell>
          <table:table-cell table:formula="of:=([.D48]-[.E48])^2" office:value-type="float" office:value="0.0797244589670307" calcext:value-type="float">
            <text:p>0,07972445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79532" calcext:value-type="float">
            <text:p>0,479532</text:p>
          </table:table-cell>
          <table:table-cell office:value-type="float" office:value="0.489913" calcext:value-type="float">
            <text:p>0,489913</text:p>
          </table:table-cell>
          <table:table-cell table:formula="of:=([.B49]*[.$B$297])-([.B49]*[.$B$296])+[.$B$296]" office:value-type="float" office:value="1008.6999972" calcext:value-type="float">
            <text:p>1008,6999972</text:p>
          </table:table-cell>
          <table:table-cell table:formula="of:=([.C49]*[.$B$297])-([.C49]*[.$B$296])+[.$B$296]" office:value-type="float" office:value="1008.8775123" calcext:value-type="float">
            <text:p>1008,8775123</text:p>
          </table:table-cell>
          <table:table-cell table:formula="of:=([.D49]-[.E49])^2" office:value-type="float" office:value="0.0315116107280279" calcext:value-type="float">
            <text:p>0,031511610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79532" calcext:value-type="float">
            <text:p>0,479532</text:p>
          </table:table-cell>
          <table:table-cell office:value-type="float" office:value="0.476926" calcext:value-type="float">
            <text:p>0,476926</text:p>
          </table:table-cell>
          <table:table-cell table:formula="of:=([.B50]*[.$B$297])-([.B50]*[.$B$296])+[.$B$296]" office:value-type="float" office:value="1008.6999972" calcext:value-type="float">
            <text:p>1008,6999972</text:p>
          </table:table-cell>
          <table:table-cell table:formula="of:=([.C50]*[.$B$297])-([.C50]*[.$B$296])+[.$B$296]" office:value-type="float" office:value="1008.6554346" calcext:value-type="float">
            <text:p>1008,6554346</text:p>
          </table:table-cell>
          <table:table-cell table:formula="of:=([.D50]-[.E50])^2" office:value-type="float" office:value="0.00198582531875548" calcext:value-type="float">
            <text:p>0,00198582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91228" calcext:value-type="float">
            <text:p>0,491228</text:p>
          </table:table-cell>
          <table:table-cell office:value-type="float" office:value="0.48216" calcext:value-type="float">
            <text:p>0,48216</text:p>
          </table:table-cell>
          <table:table-cell table:formula="of:=([.B51]*[.$B$297])-([.B51]*[.$B$296])+[.$B$296]" office:value-type="float" office:value="1008.8999988" calcext:value-type="float">
            <text:p>1008,8999988</text:p>
          </table:table-cell>
          <table:table-cell table:formula="of:=([.C51]*[.$B$297])-([.C51]*[.$B$296])+[.$B$296]" office:value-type="float" office:value="1008.744936" calcext:value-type="float">
            <text:p>1008,744936</text:p>
          </table:table-cell>
          <table:table-cell table:formula="of:=([.D51]-[.E51])^2" office:value-type="float" office:value="0.0240444719438388" calcext:value-type="float">
            <text:p>0,024044471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32164" calcext:value-type="float">
            <text:p>0,532164</text:p>
          </table:table-cell>
          <table:table-cell office:value-type="float" office:value="0.499993" calcext:value-type="float">
            <text:p>0,499993</text:p>
          </table:table-cell>
          <table:table-cell table:formula="of:=([.B52]*[.$B$297])-([.B52]*[.$B$296])+[.$B$296]" office:value-type="float" office:value="1009.6000044" calcext:value-type="float">
            <text:p>1009,6000044</text:p>
          </table:table-cell>
          <table:table-cell table:formula="of:=([.C52]*[.$B$297])-([.C52]*[.$B$296])+[.$B$296]" office:value-type="float" office:value="1009.0498803" calcext:value-type="float">
            <text:p>1009,0498803</text:p>
          </table:table-cell>
          <table:table-cell table:formula="of:=([.D52]-[.E52])^2" office:value-type="float" office:value="0.302636525400753" calcext:value-type="float">
            <text:p>0,302636525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61404" calcext:value-type="float">
            <text:p>0,561404</text:p>
          </table:table-cell>
          <table:table-cell office:value-type="float" office:value="0.532315" calcext:value-type="float">
            <text:p>0,532315</text:p>
          </table:table-cell>
          <table:table-cell table:formula="of:=([.B53]*[.$B$297])-([.B53]*[.$B$296])+[.$B$296]" office:value-type="float" office:value="1010.1000084" calcext:value-type="float">
            <text:p>1010,1000084</text:p>
          </table:table-cell>
          <table:table-cell table:formula="of:=([.C53]*[.$B$297])-([.C53]*[.$B$296])+[.$B$296]" office:value-type="float" office:value="1009.6025865" calcext:value-type="float">
            <text:p>1009,6025865</text:p>
          </table:table-cell>
          <table:table-cell table:formula="of:=([.D53]-[.E53])^2" office:value-type="float" office:value="0.24742854659956" calcext:value-type="float">
            <text:p>0,247428546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96491" calcext:value-type="float">
            <text:p>0,596491</text:p>
          </table:table-cell>
          <table:table-cell office:value-type="float" office:value="0.557717" calcext:value-type="float">
            <text:p>0,557717</text:p>
          </table:table-cell>
          <table:table-cell table:formula="of:=([.B54]*[.$B$297])-([.B54]*[.$B$296])+[.$B$296]" office:value-type="float" office:value="1010.6999961" calcext:value-type="float">
            <text:p>1010,6999961</text:p>
          </table:table-cell>
          <table:table-cell table:formula="of:=([.C54]*[.$B$297])-([.C54]*[.$B$296])+[.$B$296]" office:value-type="float" office:value="1010.0369607" calcext:value-type="float">
            <text:p>1010,0369607</text:p>
          </table:table-cell>
          <table:table-cell table:formula="of:=([.D54]-[.E54])^2" office:value-type="float" office:value="0.439615941653177" calcext:value-type="float">
            <text:p>0,43961594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25731" calcext:value-type="float">
            <text:p>0,625731</text:p>
          </table:table-cell>
          <table:table-cell office:value-type="float" office:value="0.567747" calcext:value-type="float">
            <text:p>0,567747</text:p>
          </table:table-cell>
          <table:table-cell table:formula="of:=([.B55]*[.$B$297])-([.B55]*[.$B$296])+[.$B$296]" office:value-type="float" office:value="1011.2000001" calcext:value-type="float">
            <text:p>1011,2000001</text:p>
          </table:table-cell>
          <table:table-cell table:formula="of:=([.C55]*[.$B$297])-([.C55]*[.$B$296])+[.$B$296]" office:value-type="float" office:value="1010.2084737" calcext:value-type="float">
            <text:p>1010,2084737</text:p>
          </table:table-cell>
          <table:table-cell table:formula="of:=([.D55]-[.E55])^2" office:value-type="float" office:value="0.983124601896956" calcext:value-type="float">
            <text:p>0,98312460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49123" calcext:value-type="float">
            <text:p>0,649123</text:p>
          </table:table-cell>
          <table:table-cell office:value-type="float" office:value="0.567866" calcext:value-type="float">
            <text:p>0,567866</text:p>
          </table:table-cell>
          <table:table-cell table:formula="of:=([.B56]*[.$B$297])-([.B56]*[.$B$296])+[.$B$296]" office:value-type="float" office:value="1011.6000033" calcext:value-type="float">
            <text:p>1011,6000033</text:p>
          </table:table-cell>
          <table:table-cell table:formula="of:=([.C56]*[.$B$297])-([.C56]*[.$B$296])+[.$B$296]" office:value-type="float" office:value="1010.2105086" calcext:value-type="float">
            <text:p>1010,2105086</text:p>
          </table:table-cell>
          <table:table-cell table:formula="of:=([.D56]-[.E56])^2" office:value-type="float" office:value="1.93069552132841" calcext:value-type="float">
            <text:p>1,930695521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14035" calcext:value-type="float">
            <text:p>0,614035</text:p>
          </table:table-cell>
          <table:table-cell office:value-type="float" office:value="0.559015" calcext:value-type="float">
            <text:p>0,559015</text:p>
          </table:table-cell>
          <table:table-cell table:formula="of:=([.B57]*[.$B$297])-([.B57]*[.$B$296])+[.$B$296]" office:value-type="float" office:value="1010.9999985" calcext:value-type="float">
            <text:p>1010,9999985</text:p>
          </table:table-cell>
          <table:table-cell table:formula="of:=([.C57]*[.$B$297])-([.C57]*[.$B$296])+[.$B$296]" office:value-type="float" office:value="1010.0591565" calcext:value-type="float">
            <text:p>1010,0591565</text:p>
          </table:table-cell>
          <table:table-cell table:formula="of:=([.D57]-[.E57])^2" office:value-type="float" office:value="0.885183668963953" calcext:value-type="float">
            <text:p>0,88518366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84795" calcext:value-type="float">
            <text:p>0,584795</text:p>
          </table:table-cell>
          <table:table-cell office:value-type="float" office:value="0.541026" calcext:value-type="float">
            <text:p>0,541026</text:p>
          </table:table-cell>
          <table:table-cell table:formula="of:=([.B58]*[.$B$297])-([.B58]*[.$B$296])+[.$B$296]" office:value-type="float" office:value="1010.4999945" calcext:value-type="float">
            <text:p>1010,4999945</text:p>
          </table:table-cell>
          <table:table-cell table:formula="of:=([.C58]*[.$B$297])-([.C58]*[.$B$296])+[.$B$296]" office:value-type="float" office:value="1009.7515446" calcext:value-type="float">
            <text:p>1009,7515446</text:p>
          </table:table-cell>
          <table:table-cell table:formula="of:=([.D58]-[.E58])^2" office:value-type="float" office:value="0.560177252810133" calcext:value-type="float">
            <text:p>0,56017725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73099" calcext:value-type="float">
            <text:p>0,573099</text:p>
          </table:table-cell>
          <table:table-cell office:value-type="float" office:value="0.516815" calcext:value-type="float">
            <text:p>0,516815</text:p>
          </table:table-cell>
          <table:table-cell table:formula="of:=([.B59]*[.$B$297])-([.B59]*[.$B$296])+[.$B$296]" office:value-type="float" office:value="1010.2999929" calcext:value-type="float">
            <text:p>1010,2999929</text:p>
          </table:table-cell>
          <table:table-cell table:formula="of:=([.C59]*[.$B$297])-([.C59]*[.$B$296])+[.$B$296]" office:value-type="float" office:value="1009.3375365" calcext:value-type="float">
            <text:p>1009,3375365</text:p>
          </table:table-cell>
          <table:table-cell table:formula="of:=([.D59]-[.E59])^2" office:value-type="float" office:value="0.926322321900866" calcext:value-type="float">
            <text:p>0,926322321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38012" calcext:value-type="float">
            <text:p>0,538012</text:p>
          </table:table-cell>
          <table:table-cell office:value-type="float" office:value="0.499587" calcext:value-type="float">
            <text:p>0,499587</text:p>
          </table:table-cell>
          <table:table-cell table:formula="of:=([.B60]*[.$B$297])-([.B60]*[.$B$296])+[.$B$296]" office:value-type="float" office:value="1009.7000052" calcext:value-type="float">
            <text:p>1009,7000052</text:p>
          </table:table-cell>
          <table:table-cell table:formula="of:=([.C60]*[.$B$297])-([.C60]*[.$B$296])+[.$B$296]" office:value-type="float" office:value="1009.0429377" calcext:value-type="float">
            <text:p>1009,0429377</text:p>
          </table:table-cell>
          <table:table-cell table:formula="of:=([.D60]-[.E60])^2" office:value-type="float" office:value="0.431737699556152" calcext:value-type="float">
            <text:p>0,431737699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73684" calcext:value-type="float">
            <text:p>0,473684</text:p>
          </table:table-cell>
          <table:table-cell office:value-type="float" office:value="0.493831" calcext:value-type="float">
            <text:p>0,493831</text:p>
          </table:table-cell>
          <table:table-cell table:formula="of:=([.B61]*[.$B$297])-([.B61]*[.$B$296])+[.$B$296]" office:value-type="float" office:value="1008.5999964" calcext:value-type="float">
            <text:p>1008,5999964</text:p>
          </table:table-cell>
          <table:table-cell table:formula="of:=([.C61]*[.$B$297])-([.C61]*[.$B$296])+[.$B$296]" office:value-type="float" office:value="1008.9445101" calcext:value-type="float">
            <text:p>1008,9445101</text:p>
          </table:table-cell>
          <table:table-cell table:formula="of:=([.D61]-[.E61])^2" office:value-type="float" office:value="0.118689689487685" calcext:value-type="float">
            <text:p>0,118689689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45614" calcext:value-type="float">
            <text:p>0,45614</text:p>
          </table:table-cell>
          <table:table-cell office:value-type="float" office:value="0.476835" calcext:value-type="float">
            <text:p>0,476835</text:p>
          </table:table-cell>
          <table:table-cell table:formula="of:=([.B62]*[.$B$297])-([.B62]*[.$B$296])+[.$B$296]" office:value-type="float" office:value="1008.299994" calcext:value-type="float">
            <text:p>1008,299994</text:p>
          </table:table-cell>
          <table:table-cell table:formula="of:=([.C62]*[.$B$297])-([.C62]*[.$B$296])+[.$B$296]" office:value-type="float" office:value="1008.6538785" calcext:value-type="float">
            <text:p>1008,6538785</text:p>
          </table:table-cell>
          <table:table-cell table:formula="of:=([.D62]-[.E62])^2" office:value-type="float" office:value="0.125234239340285" calcext:value-type="float">
            <text:p>0,125234239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426901" calcext:value-type="float">
            <text:p>0,426901</text:p>
          </table:table-cell>
          <table:table-cell office:value-type="float" office:value="0.449034" calcext:value-type="float">
            <text:p>0,449034</text:p>
          </table:table-cell>
          <table:table-cell table:formula="of:=([.B63]*[.$B$297])-([.B63]*[.$B$296])+[.$B$296]" office:value-type="float" office:value="1007.8000071" calcext:value-type="float">
            <text:p>1007,8000071</text:p>
          </table:table-cell>
          <table:table-cell table:formula="of:=([.C63]*[.$B$297])-([.C63]*[.$B$296])+[.$B$296]" office:value-type="float" office:value="1008.1784814" calcext:value-type="float">
            <text:p>1008,1784814</text:p>
          </table:table-cell>
          <table:table-cell table:formula="of:=([.D63]-[.E63])^2" office:value-type="float" office:value="0.143242795760485" calcext:value-type="float">
            <text:p>0,143242795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403509" calcext:value-type="float">
            <text:p>0,403509</text:p>
          </table:table-cell>
          <table:table-cell office:value-type="float" office:value="0.43802" calcext:value-type="float">
            <text:p>0,43802</text:p>
          </table:table-cell>
          <table:table-cell table:formula="of:=([.B64]*[.$B$297])-([.B64]*[.$B$296])+[.$B$296]" office:value-type="float" office:value="1007.4000039" calcext:value-type="float">
            <text:p>1007,4000039</text:p>
          </table:table-cell>
          <table:table-cell table:formula="of:=([.C64]*[.$B$297])-([.C64]*[.$B$296])+[.$B$296]" office:value-type="float" office:value="1007.990142" calcext:value-type="float">
            <text:p>1007,990142</text:p>
          </table:table-cell>
          <table:table-cell table:formula="of:=([.D64]-[.E64])^2" office:value-type="float" office:value="0.348262977071733" calcext:value-type="float">
            <text:p>0,34826297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80117" calcext:value-type="float">
            <text:p>0,380117</text:p>
          </table:table-cell>
          <table:table-cell office:value-type="float" office:value="0.434712" calcext:value-type="float">
            <text:p>0,434712</text:p>
          </table:table-cell>
          <table:table-cell table:formula="of:=([.B65]*[.$B$297])-([.B65]*[.$B$296])+[.$B$296]" office:value-type="float" office:value="1007.0000007" calcext:value-type="float">
            <text:p>1007,0000007</text:p>
          </table:table-cell>
          <table:table-cell table:formula="of:=([.C65]*[.$B$297])-([.C65]*[.$B$296])+[.$B$296]" office:value-type="float" office:value="1007.9335752" calcext:value-type="float">
            <text:p>1007,9335752</text:p>
          </table:table-cell>
          <table:table-cell table:formula="of:=([.D65]-[.E65])^2" office:value-type="float" office:value="0.871561347050182" calcext:value-type="float">
            <text:p>0,871561347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432749" calcext:value-type="float">
            <text:p>0,432749</text:p>
          </table:table-cell>
          <table:table-cell office:value-type="float" office:value="0.427129" calcext:value-type="float">
            <text:p>0,427129</text:p>
          </table:table-cell>
          <table:table-cell table:formula="of:=([.B66]*[.$B$297])-([.B66]*[.$B$296])+[.$B$296]" office:value-type="float" office:value="1007.9000079" calcext:value-type="float">
            <text:p>1007,9000079</text:p>
          </table:table-cell>
          <table:table-cell table:formula="of:=([.C66]*[.$B$297])-([.C66]*[.$B$296])+[.$B$296]" office:value-type="float" office:value="1007.8039059" calcext:value-type="float">
            <text:p>1007,8039059</text:p>
          </table:table-cell>
          <table:table-cell table:formula="of:=([.D66]-[.E66])^2" office:value-type="float" office:value="0.0092355944039949" calcext:value-type="float">
            <text:p>0,00923559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4386" calcext:value-type="float">
            <text:p>0,54386</text:p>
          </table:table-cell>
          <table:table-cell office:value-type="float" office:value="0.466815" calcext:value-type="float">
            <text:p>0,466815</text:p>
          </table:table-cell>
          <table:table-cell table:formula="of:=([.B67]*[.$B$297])-([.B67]*[.$B$296])+[.$B$296]" office:value-type="float" office:value="1009.800006" calcext:value-type="float">
            <text:p>1009,800006</text:p>
          </table:table-cell>
          <table:table-cell table:formula="of:=([.C67]*[.$B$297])-([.C67]*[.$B$296])+[.$B$296]" office:value-type="float" office:value="1008.4825365" calcext:value-type="float">
            <text:p>1008,4825365</text:p>
          </table:table-cell>
          <table:table-cell table:formula="of:=([.D67]-[.E67])^2" office:value-type="float" office:value="1.73572588343059" calcext:value-type="float">
            <text:p>1,735725883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67251" calcext:value-type="float">
            <text:p>0,567251</text:p>
          </table:table-cell>
          <table:table-cell office:value-type="float" office:value="0.558837" calcext:value-type="float">
            <text:p>0,558837</text:p>
          </table:table-cell>
          <table:table-cell table:formula="of:=([.B68]*[.$B$297])-([.B68]*[.$B$296])+[.$B$296]" office:value-type="float" office:value="1010.1999921" calcext:value-type="float">
            <text:p>1010,1999921</text:p>
          </table:table-cell>
          <table:table-cell table:formula="of:=([.C68]*[.$B$297])-([.C68]*[.$B$296])+[.$B$296]" office:value-type="float" office:value="1010.0561127" calcext:value-type="float">
            <text:p>1010,0561127</text:p>
          </table:table-cell>
          <table:table-cell table:formula="of:=([.D68]-[.E68])^2" office:value-type="float" office:value="0.0207012817443445" calcext:value-type="float">
            <text:p>0,02070128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32164" calcext:value-type="float">
            <text:p>0,532164</text:p>
          </table:table-cell>
          <table:table-cell office:value-type="float" office:value="0.589183" calcext:value-type="float">
            <text:p>0,589183</text:p>
          </table:table-cell>
          <table:table-cell table:formula="of:=([.B69]*[.$B$297])-([.B69]*[.$B$296])+[.$B$296]" office:value-type="float" office:value="1009.6000044" calcext:value-type="float">
            <text:p>1009,6000044</text:p>
          </table:table-cell>
          <table:table-cell table:formula="of:=([.C69]*[.$B$297])-([.C69]*[.$B$296])+[.$B$296]" office:value-type="float" office:value="1010.5750293" calcext:value-type="float">
            <text:p>1010,5750293</text:p>
          </table:table-cell>
          <table:table-cell table:formula="of:=([.D69]-[.E69])^2" office:value-type="float" office:value="0.950673555619998" calcext:value-type="float">
            <text:p>0,950673555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48538" calcext:value-type="float">
            <text:p>0,48538</text:p>
          </table:table-cell>
          <table:table-cell office:value-type="float" office:value="0.563967" calcext:value-type="float">
            <text:p>0,563967</text:p>
          </table:table-cell>
          <table:table-cell table:formula="of:=([.B70]*[.$B$297])-([.B70]*[.$B$296])+[.$B$296]" office:value-type="float" office:value="1008.799998" calcext:value-type="float">
            <text:p>1008,799998</text:p>
          </table:table-cell>
          <table:table-cell table:formula="of:=([.C70]*[.$B$297])-([.C70]*[.$B$296])+[.$B$296]" office:value-type="float" office:value="1010.1438357" calcext:value-type="float">
            <text:p>1010,1438357</text:p>
          </table:table-cell>
          <table:table-cell table:formula="of:=([.D70]-[.E70])^2" office:value-type="float" office:value="1.80589976394128" calcext:value-type="float">
            <text:p>1,80589976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50292" calcext:value-type="float">
            <text:p>0,450292</text:p>
          </table:table-cell>
          <table:table-cell office:value-type="float" office:value="0.511647" calcext:value-type="float">
            <text:p>0,511647</text:p>
          </table:table-cell>
          <table:table-cell table:formula="of:=([.B71]*[.$B$297])-([.B71]*[.$B$296])+[.$B$296]" office:value-type="float" office:value="1008.1999932" calcext:value-type="float">
            <text:p>1008,1999932</text:p>
          </table:table-cell>
          <table:table-cell table:formula="of:=([.C71]*[.$B$297])-([.C71]*[.$B$296])+[.$B$296]" office:value-type="float" office:value="1009.2491637" calcext:value-type="float">
            <text:p>1009,2491637</text:p>
          </table:table-cell>
          <table:table-cell table:formula="of:=([.D71]-[.E71])^2" office:value-type="float" office:value="1.10075873807037" calcext:value-type="float">
            <text:p>1,100758738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432749" calcext:value-type="float">
            <text:p>0,432749</text:p>
          </table:table-cell>
          <table:table-cell office:value-type="float" office:value="0.459348" calcext:value-type="float">
            <text:p>0,459348</text:p>
          </table:table-cell>
          <table:table-cell table:formula="of:=([.B72]*[.$B$297])-([.B72]*[.$B$296])+[.$B$296]" office:value-type="float" office:value="1007.9000079" calcext:value-type="float">
            <text:p>1007,9000079</text:p>
          </table:table-cell>
          <table:table-cell table:formula="of:=([.C72]*[.$B$297])-([.C72]*[.$B$296])+[.$B$296]" office:value-type="float" office:value="1008.3548508" calcext:value-type="float">
            <text:p>1008,3548508</text:p>
          </table:table-cell>
          <table:table-cell table:formula="of:=([.D72]-[.E72])^2" office:value-type="float" office:value="0.206882063680425" calcext:value-type="float">
            <text:p>0,206882063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426901" calcext:value-type="float">
            <text:p>0,426901</text:p>
          </table:table-cell>
          <table:table-cell office:value-type="float" office:value="0.440028" calcext:value-type="float">
            <text:p>0,440028</text:p>
          </table:table-cell>
          <table:table-cell table:formula="of:=([.B73]*[.$B$297])-([.B73]*[.$B$296])+[.$B$296]" office:value-type="float" office:value="1007.8000071" calcext:value-type="float">
            <text:p>1007,8000071</text:p>
          </table:table-cell>
          <table:table-cell table:formula="of:=([.C73]*[.$B$297])-([.C73]*[.$B$296])+[.$B$296]" office:value-type="float" office:value="1008.0244788" calcext:value-type="float">
            <text:p>1008,0244788</text:p>
          </table:table-cell>
          <table:table-cell table:formula="of:=([.D73]-[.E73])^2" office:value-type="float" office:value="0.0503875441008815" calcext:value-type="float">
            <text:p>0,050387544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421053" calcext:value-type="float">
            <text:p>0,421053</text:p>
          </table:table-cell>
          <table:table-cell office:value-type="float" office:value="0.449056" calcext:value-type="float">
            <text:p>0,449056</text:p>
          </table:table-cell>
          <table:table-cell table:formula="of:=([.B74]*[.$B$297])-([.B74]*[.$B$296])+[.$B$296]" office:value-type="float" office:value="1007.7000063" calcext:value-type="float">
            <text:p>1007,7000063</text:p>
          </table:table-cell>
          <table:table-cell table:formula="of:=([.C74]*[.$B$297])-([.C74]*[.$B$296])+[.$B$296]" office:value-type="float" office:value="1008.1788576" calcext:value-type="float">
            <text:p>1008,1788576</text:p>
          </table:table-cell>
          <table:table-cell table:formula="of:=([.D74]-[.E74])^2" office:value-type="float" office:value="0.229298567511665" calcext:value-type="float">
            <text:p>0,229298567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426901" calcext:value-type="float">
            <text:p>0,426901</text:p>
          </table:table-cell>
          <table:table-cell office:value-type="float" office:value="0.461741" calcext:value-type="float">
            <text:p>0,461741</text:p>
          </table:table-cell>
          <table:table-cell table:formula="of:=([.B75]*[.$B$297])-([.B75]*[.$B$296])+[.$B$296]" office:value-type="float" office:value="1007.8000071" calcext:value-type="float">
            <text:p>1007,8000071</text:p>
          </table:table-cell>
          <table:table-cell table:formula="of:=([.C75]*[.$B$297])-([.C75]*[.$B$296])+[.$B$296]" office:value-type="float" office:value="1008.3957711" calcext:value-type="float">
            <text:p>1008,3957711</text:p>
          </table:table-cell>
          <table:table-cell table:formula="of:=([.D75]-[.E75])^2" office:value-type="float" office:value="0.354934743696037" calcext:value-type="float">
            <text:p>0,354934743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438596" calcext:value-type="float">
            <text:p>0,438596</text:p>
          </table:table-cell>
          <table:table-cell office:value-type="float" office:value="0.473437" calcext:value-type="float">
            <text:p>0,473437</text:p>
          </table:table-cell>
          <table:table-cell table:formula="of:=([.B76]*[.$B$297])-([.B76]*[.$B$296])+[.$B$296]" office:value-type="float" office:value="1007.9999916" calcext:value-type="float">
            <text:p>1007,9999916</text:p>
          </table:table-cell>
          <table:table-cell table:formula="of:=([.C76]*[.$B$297])-([.C76]*[.$B$296])+[.$B$296]" office:value-type="float" office:value="1008.5957727" calcext:value-type="float">
            <text:p>1008,5957727</text:p>
          </table:table-cell>
          <table:table-cell table:formula="of:=([.D76]-[.E76])^2" office:value-type="float" office:value="0.35495511911729" calcext:value-type="float">
            <text:p>0,354955119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61988" calcext:value-type="float">
            <text:p>0,461988</text:p>
          </table:table-cell>
          <table:table-cell office:value-type="float" office:value="0.487497" calcext:value-type="float">
            <text:p>0,487497</text:p>
          </table:table-cell>
          <table:table-cell table:formula="of:=([.B77]*[.$B$297])-([.B77]*[.$B$296])+[.$B$296]" office:value-type="float" office:value="1008.3999948" calcext:value-type="float">
            <text:p>1008,3999948</text:p>
          </table:table-cell>
          <table:table-cell table:formula="of:=([.C77]*[.$B$297])-([.C77]*[.$B$296])+[.$B$296]" office:value-type="float" office:value="1008.8361987" calcext:value-type="float">
            <text:p>1008,8361987</text:p>
          </table:table-cell>
          <table:table-cell table:formula="of:=([.D77]-[.E77])^2" office:value-type="float" office:value="0.190273842375218" calcext:value-type="float">
            <text:p>0,190273842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02924" calcext:value-type="float">
            <text:p>0,502924</text:p>
          </table:table-cell>
          <table:table-cell office:value-type="float" office:value="0.506475" calcext:value-type="float">
            <text:p>0,506475</text:p>
          </table:table-cell>
          <table:table-cell table:formula="of:=([.B78]*[.$B$297])-([.B78]*[.$B$296])+[.$B$296]" office:value-type="float" office:value="1009.1000004" calcext:value-type="float">
            <text:p>1009,1000004</text:p>
          </table:table-cell>
          <table:table-cell table:formula="of:=([.C78]*[.$B$297])-([.C78]*[.$B$296])+[.$B$296]" office:value-type="float" office:value="1009.1607225" calcext:value-type="float">
            <text:p>1009,1607225</text:p>
          </table:table-cell>
          <table:table-cell table:formula="of:=([.D78]-[.E78])^2" office:value-type="float" office:value="0.00368717342841253" calcext:value-type="float">
            <text:p>0,003687173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532164" calcext:value-type="float">
            <text:p>0,532164</text:p>
          </table:table-cell>
          <table:table-cell office:value-type="float" office:value="0.534651" calcext:value-type="float">
            <text:p>0,534651</text:p>
          </table:table-cell>
          <table:table-cell table:formula="of:=([.B79]*[.$B$297])-([.B79]*[.$B$296])+[.$B$296]" office:value-type="float" office:value="1009.6000044" calcext:value-type="float">
            <text:p>1009,6000044</text:p>
          </table:table-cell>
          <table:table-cell table:formula="of:=([.C79]*[.$B$297])-([.C79]*[.$B$296])+[.$B$296]" office:value-type="float" office:value="1009.6425321" calcext:value-type="float">
            <text:p>1009,6425321</text:p>
          </table:table-cell>
          <table:table-cell table:formula="of:=([.D79]-[.E79])^2" office:value-type="float" office:value="0.00180860526728463" calcext:value-type="float">
            <text:p>0,001808605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520468" calcext:value-type="float">
            <text:p>0,520468</text:p>
          </table:table-cell>
          <table:table-cell office:value-type="float" office:value="0.554888" calcext:value-type="float">
            <text:p>0,554888</text:p>
          </table:table-cell>
          <table:table-cell table:formula="of:=([.B80]*[.$B$297])-([.B80]*[.$B$296])+[.$B$296]" office:value-type="float" office:value="1009.4000028" calcext:value-type="float">
            <text:p>1009,4000028</text:p>
          </table:table-cell>
          <table:table-cell table:formula="of:=([.C80]*[.$B$297])-([.C80]*[.$B$296])+[.$B$296]" office:value-type="float" office:value="1009.9885848" calcext:value-type="float">
            <text:p>1009,9885848</text:p>
          </table:table-cell>
          <table:table-cell table:formula="of:=([.D80]-[.E80])^2" office:value-type="float" office:value="0.346428770723969" calcext:value-type="float">
            <text:p>0,346428770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79532" calcext:value-type="float">
            <text:p>0,479532</text:p>
          </table:table-cell>
          <table:table-cell office:value-type="float" office:value="0.547187" calcext:value-type="float">
            <text:p>0,547187</text:p>
          </table:table-cell>
          <table:table-cell table:formula="of:=([.B81]*[.$B$297])-([.B81]*[.$B$296])+[.$B$296]" office:value-type="float" office:value="1008.6999972" calcext:value-type="float">
            <text:p>1008,6999972</text:p>
          </table:table-cell>
          <table:table-cell table:formula="of:=([.C81]*[.$B$297])-([.C81]*[.$B$296])+[.$B$296]" office:value-type="float" office:value="1009.8568977" calcext:value-type="float">
            <text:p>1009,8568977</text:p>
          </table:table-cell>
          <table:table-cell table:formula="of:=([.D81]-[.E81])^2" office:value-type="float" office:value="1.33841876690026" calcext:value-type="float">
            <text:p>1,33841876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444444" calcext:value-type="float">
            <text:p>0,444444</text:p>
          </table:table-cell>
          <table:table-cell office:value-type="float" office:value="0.511629" calcext:value-type="float">
            <text:p>0,511629</text:p>
          </table:table-cell>
          <table:table-cell table:formula="of:=([.B82]*[.$B$297])-([.B82]*[.$B$296])+[.$B$296]" office:value-type="float" office:value="1008.0999924" calcext:value-type="float">
            <text:p>1008,0999924</text:p>
          </table:table-cell>
          <table:table-cell table:formula="of:=([.C82]*[.$B$297])-([.C82]*[.$B$296])+[.$B$296]" office:value-type="float" office:value="1009.2488559" calcext:value-type="float">
            <text:p>1009,2488559</text:p>
          </table:table-cell>
          <table:table-cell table:formula="of:=([.D82]-[.E82])^2" office:value-type="float" office:value="1.31988734163239" calcext:value-type="float">
            <text:p>1,319887341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409357" calcext:value-type="float">
            <text:p>0,409357</text:p>
          </table:table-cell>
          <table:table-cell office:value-type="float" office:value="0.467926" calcext:value-type="float">
            <text:p>0,467926</text:p>
          </table:table-cell>
          <table:table-cell table:formula="of:=([.B83]*[.$B$297])-([.B83]*[.$B$296])+[.$B$296]" office:value-type="float" office:value="1007.5000047" calcext:value-type="float">
            <text:p>1007,5000047</text:p>
          </table:table-cell>
          <table:table-cell table:formula="of:=([.C83]*[.$B$297])-([.C83]*[.$B$296])+[.$B$296]" office:value-type="float" office:value="1008.5015346" calcext:value-type="float">
            <text:p>1008,5015346</text:p>
          </table:table-cell>
          <table:table-cell table:formula="of:=([.D83]-[.E83])^2" office:value-type="float" office:value="1.00306214059386" calcext:value-type="float">
            <text:p>1,003062140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74269" calcext:value-type="float">
            <text:p>0,374269</text:p>
          </table:table-cell>
          <table:table-cell office:value-type="float" office:value="0.433842" calcext:value-type="float">
            <text:p>0,433842</text:p>
          </table:table-cell>
          <table:table-cell table:formula="of:=([.B84]*[.$B$297])-([.B84]*[.$B$296])+[.$B$296]" office:value-type="float" office:value="1006.8999999" calcext:value-type="float">
            <text:p>1006,8999999</text:p>
          </table:table-cell>
          <table:table-cell table:formula="of:=([.C84]*[.$B$297])-([.C84]*[.$B$296])+[.$B$296]" office:value-type="float" office:value="1007.9186982" calcext:value-type="float">
            <text:p>1007,9186982</text:p>
          </table:table-cell>
          <table:table-cell table:formula="of:=([.D84]-[.E84])^2" office:value-type="float" office:value="1.03774622642285" calcext:value-type="float">
            <text:p>1,037746226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68421" calcext:value-type="float">
            <text:p>0,368421</text:p>
          </table:table-cell>
          <table:table-cell office:value-type="float" office:value="0.412521" calcext:value-type="float">
            <text:p>0,412521</text:p>
          </table:table-cell>
          <table:table-cell table:formula="of:=([.B85]*[.$B$297])-([.B85]*[.$B$296])+[.$B$296]" office:value-type="float" office:value="1006.7999991" calcext:value-type="float">
            <text:p>1006,7999991</text:p>
          </table:table-cell>
          <table:table-cell table:formula="of:=([.C85]*[.$B$297])-([.C85]*[.$B$296])+[.$B$296]" office:value-type="float" office:value="1007.5541091" calcext:value-type="float">
            <text:p>1007,5541091</text:p>
          </table:table-cell>
          <table:table-cell table:formula="of:=([.D85]-[.E85])^2" office:value-type="float" office:value="0.568681892099953" calcext:value-type="float">
            <text:p>0,568681892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39181" calcext:value-type="float">
            <text:p>0,339181</text:p>
          </table:table-cell>
          <table:table-cell office:value-type="float" office:value="0.411064" calcext:value-type="float">
            <text:p>0,411064</text:p>
          </table:table-cell>
          <table:table-cell table:formula="of:=([.B86]*[.$B$297])-([.B86]*[.$B$296])+[.$B$296]" office:value-type="float" office:value="1006.2999951" calcext:value-type="float">
            <text:p>1006,2999951</text:p>
          </table:table-cell>
          <table:table-cell table:formula="of:=([.C86]*[.$B$297])-([.C86]*[.$B$296])+[.$B$296]" office:value-type="float" office:value="1007.5291944" calcext:value-type="float">
            <text:p>1007,5291944</text:p>
          </table:table-cell>
          <table:table-cell table:formula="of:=([.D86]-[.E86])^2" office:value-type="float" office:value="1.51093091912078" calcext:value-type="float">
            <text:p>1,510930919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50877" calcext:value-type="float">
            <text:p>0,350877</text:p>
          </table:table-cell>
          <table:table-cell office:value-type="float" office:value="0.406428" calcext:value-type="float">
            <text:p>0,406428</text:p>
          </table:table-cell>
          <table:table-cell table:formula="of:=([.B87]*[.$B$297])-([.B87]*[.$B$296])+[.$B$296]" office:value-type="float" office:value="1006.4999967" calcext:value-type="float">
            <text:p>1006,4999967</text:p>
          </table:table-cell>
          <table:table-cell table:formula="of:=([.C87]*[.$B$297])-([.C87]*[.$B$296])+[.$B$296]" office:value-type="float" office:value="1007.4499188" calcext:value-type="float">
            <text:p>1007,4499188</text:p>
          </table:table-cell>
          <table:table-cell table:formula="of:=([.D87]-[.E87])^2" office:value-type="float" office:value="0.902351996068373" calcext:value-type="float">
            <text:p>0,902351996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62573" calcext:value-type="float">
            <text:p>0,362573</text:p>
          </table:table-cell>
          <table:table-cell office:value-type="float" office:value="0.41831" calcext:value-type="float">
            <text:p>0,41831</text:p>
          </table:table-cell>
          <table:table-cell table:formula="of:=([.B88]*[.$B$297])-([.B88]*[.$B$296])+[.$B$296]" office:value-type="float" office:value="1006.6999983" calcext:value-type="float">
            <text:p>1006,6999983</text:p>
          </table:table-cell>
          <table:table-cell table:formula="of:=([.C88]*[.$B$297])-([.C88]*[.$B$296])+[.$B$296]" office:value-type="float" office:value="1007.653101" calcext:value-type="float">
            <text:p>1007,653101</text:p>
          </table:table-cell>
          <table:table-cell table:formula="of:=([.D88]-[.E88])^2" office:value-type="float" office:value="0.908404756747159" calcext:value-type="float">
            <text:p>0,90840475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91813" calcext:value-type="float">
            <text:p>0,391813</text:p>
          </table:table-cell>
          <table:table-cell office:value-type="float" office:value="0.445398" calcext:value-type="float">
            <text:p>0,445398</text:p>
          </table:table-cell>
          <table:table-cell table:formula="of:=([.B89]*[.$B$297])-([.B89]*[.$B$296])+[.$B$296]" office:value-type="float" office:value="1007.2000023" calcext:value-type="float">
            <text:p>1007,2000023</text:p>
          </table:table-cell>
          <table:table-cell table:formula="of:=([.C89]*[.$B$297])-([.C89]*[.$B$296])+[.$B$296]" office:value-type="float" office:value="1008.1163058" calcext:value-type="float">
            <text:p>1008,1163058</text:p>
          </table:table-cell>
          <table:table-cell table:formula="of:=([.D89]-[.E89])^2" office:value-type="float" office:value="0.83961210411209" calcext:value-type="float">
            <text:p>0,839612104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450292" calcext:value-type="float">
            <text:p>0,450292</text:p>
          </table:table-cell>
          <table:table-cell office:value-type="float" office:value="0.472447" calcext:value-type="float">
            <text:p>0,472447</text:p>
          </table:table-cell>
          <table:table-cell table:formula="of:=([.B90]*[.$B$297])-([.B90]*[.$B$296])+[.$B$296]" office:value-type="float" office:value="1008.1999932" calcext:value-type="float">
            <text:p>1008,1999932</text:p>
          </table:table-cell>
          <table:table-cell table:formula="of:=([.C90]*[.$B$297])-([.C90]*[.$B$296])+[.$B$296]" office:value-type="float" office:value="1008.5788437" calcext:value-type="float">
            <text:p>1008,5788437</text:p>
          </table:table-cell>
          <table:table-cell table:formula="of:=([.D90]-[.E90])^2" office:value-type="float" office:value="0.143527701350249" calcext:value-type="float">
            <text:p>0,143527701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50292" calcext:value-type="float">
            <text:p>0,450292</text:p>
          </table:table-cell>
          <table:table-cell office:value-type="float" office:value="0.505672" calcext:value-type="float">
            <text:p>0,505672</text:p>
          </table:table-cell>
          <table:table-cell table:formula="of:=([.B91]*[.$B$297])-([.B91]*[.$B$296])+[.$B$296]" office:value-type="float" office:value="1008.1999932" calcext:value-type="float">
            <text:p>1008,1999932</text:p>
          </table:table-cell>
          <table:table-cell table:formula="of:=([.C91]*[.$B$297])-([.C91]*[.$B$296])+[.$B$296]" office:value-type="float" office:value="1009.1469912" calcext:value-type="float">
            <text:p>1009,1469912</text:p>
          </table:table-cell>
          <table:table-cell table:formula="of:=([.D91]-[.E91])^2" office:value-type="float" office:value="0.896805212004015" calcext:value-type="float">
            <text:p>0,89680521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432749" calcext:value-type="float">
            <text:p>0,432749</text:p>
          </table:table-cell>
          <table:table-cell office:value-type="float" office:value="0.515829" calcext:value-type="float">
            <text:p>0,515829</text:p>
          </table:table-cell>
          <table:table-cell table:formula="of:=([.B92]*[.$B$297])-([.B92]*[.$B$296])+[.$B$296]" office:value-type="float" office:value="1007.9000079" calcext:value-type="float">
            <text:p>1007,9000079</text:p>
          </table:table-cell>
          <table:table-cell table:formula="of:=([.C92]*[.$B$297])-([.C92]*[.$B$296])+[.$B$296]" office:value-type="float" office:value="1009.3206759" calcext:value-type="float">
            <text:p>1009,3206759</text:p>
          </table:table-cell>
          <table:table-cell table:formula="of:=([.D92]-[.E92])^2" office:value-type="float" office:value="2.01829756622394" calcext:value-type="float">
            <text:p>2,018297566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97661" calcext:value-type="float">
            <text:p>0,397661</text:p>
          </table:table-cell>
          <table:table-cell office:value-type="float" office:value="0.498716" calcext:value-type="float">
            <text:p>0,498716</text:p>
          </table:table-cell>
          <table:table-cell table:formula="of:=([.B93]*[.$B$297])-([.B93]*[.$B$296])+[.$B$296]" office:value-type="float" office:value="1007.3000031" calcext:value-type="float">
            <text:p>1007,3000031</text:p>
          </table:table-cell>
          <table:table-cell table:formula="of:=([.C93]*[.$B$297])-([.C93]*[.$B$296])+[.$B$296]" office:value-type="float" office:value="1009.0280436" calcext:value-type="float">
            <text:p>1009,0280436</text:p>
          </table:table-cell>
          <table:table-cell table:formula="of:=([.D93]-[.E93])^2" office:value-type="float" office:value="2.98612396964032" calcext:value-type="float">
            <text:p>2,986123969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62573" calcext:value-type="float">
            <text:p>0,362573</text:p>
          </table:table-cell>
          <table:table-cell office:value-type="float" office:value="0.460196" calcext:value-type="float">
            <text:p>0,460196</text:p>
          </table:table-cell>
          <table:table-cell table:formula="of:=([.B94]*[.$B$297])-([.B94]*[.$B$296])+[.$B$296]" office:value-type="float" office:value="1006.6999983" calcext:value-type="float">
            <text:p>1006,6999983</text:p>
          </table:table-cell>
          <table:table-cell table:formula="of:=([.C94]*[.$B$297])-([.C94]*[.$B$296])+[.$B$296]" office:value-type="float" office:value="1008.3693516" calcext:value-type="float">
            <text:p>1008,3693516</text:p>
          </table:table-cell>
          <table:table-cell table:formula="of:=([.D94]-[.E94])^2" office:value-type="float" office:value="2.78674044022093" calcext:value-type="float">
            <text:p>2,786740440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50877" calcext:value-type="float">
            <text:p>0,350877</text:p>
          </table:table-cell>
          <table:table-cell office:value-type="float" office:value="0.41768" calcext:value-type="float">
            <text:p>0,41768</text:p>
          </table:table-cell>
          <table:table-cell table:formula="of:=([.B95]*[.$B$297])-([.B95]*[.$B$296])+[.$B$296]" office:value-type="float" office:value="1006.4999967" calcext:value-type="float">
            <text:p>1006,4999967</text:p>
          </table:table-cell>
          <table:table-cell table:formula="of:=([.C95]*[.$B$297])-([.C95]*[.$B$296])+[.$B$296]" office:value-type="float" office:value="1007.642328" calcext:value-type="float">
            <text:p>1007,642328</text:p>
          </table:table-cell>
          <table:table-cell table:formula="of:=([.D95]-[.E95])^2" office:value-type="float" office:value="1.30492079895948" calcext:value-type="float">
            <text:p>1,30492079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39181" calcext:value-type="float">
            <text:p>0,339181</text:p>
          </table:table-cell>
          <table:table-cell office:value-type="float" office:value="0.403254" calcext:value-type="float">
            <text:p>0,403254</text:p>
          </table:table-cell>
          <table:table-cell table:formula="of:=([.B96]*[.$B$297])-([.B96]*[.$B$296])+[.$B$296]" office:value-type="float" office:value="1006.2999951" calcext:value-type="float">
            <text:p>1006,2999951</text:p>
          </table:table-cell>
          <table:table-cell table:formula="of:=([.C96]*[.$B$297])-([.C96]*[.$B$296])+[.$B$296]" office:value-type="float" office:value="1007.3956434" calcext:value-type="float">
            <text:p>1007,3956434</text:p>
          </table:table-cell>
          <table:table-cell table:formula="of:=([.D96]-[.E96])^2" office:value-type="float" office:value="1.20044519729312" calcext:value-type="float">
            <text:p>1,200445197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91813" calcext:value-type="float">
            <text:p>0,391813</text:p>
          </table:table-cell>
          <table:table-cell office:value-type="float" office:value="0.40492" calcext:value-type="float">
            <text:p>0,40492</text:p>
          </table:table-cell>
          <table:table-cell table:formula="of:=([.B97]*[.$B$297])-([.B97]*[.$B$296])+[.$B$296]" office:value-type="float" office:value="1007.2000023" calcext:value-type="float">
            <text:p>1007,2000023</text:p>
          </table:table-cell>
          <table:table-cell table:formula="of:=([.C97]*[.$B$297])-([.C97]*[.$B$296])+[.$B$296]" office:value-type="float" office:value="1007.424132" calcext:value-type="float">
            <text:p>1007,424132</text:p>
          </table:table-cell>
          <table:table-cell table:formula="of:=([.D97]-[.E97])^2" office:value-type="float" office:value="0.0502341224221118" calcext:value-type="float">
            <text:p>0,050234122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62573" calcext:value-type="float">
            <text:p>0,362573</text:p>
          </table:table-cell>
          <table:table-cell office:value-type="float" office:value="0.458945" calcext:value-type="float">
            <text:p>0,458945</text:p>
          </table:table-cell>
          <table:table-cell table:formula="of:=([.B98]*[.$B$297])-([.B98]*[.$B$296])+[.$B$296]" office:value-type="float" office:value="1006.6999983" calcext:value-type="float">
            <text:p>1006,6999983</text:p>
          </table:table-cell>
          <table:table-cell table:formula="of:=([.C98]*[.$B$297])-([.C98]*[.$B$296])+[.$B$296]" office:value-type="float" office:value="1008.3479595" calcext:value-type="float">
            <text:p>1008,3479595</text:p>
          </table:table-cell>
          <table:table-cell table:formula="of:=([.D98]-[.E98])^2" office:value-type="float" office:value="2.71577611670524" calcext:value-type="float">
            <text:p>2,71577611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68421" calcext:value-type="float">
            <text:p>0,368421</text:p>
          </table:table-cell>
          <table:table-cell office:value-type="float" office:value="0.46075" calcext:value-type="float">
            <text:p>0,46075</text:p>
          </table:table-cell>
          <table:table-cell table:formula="of:=([.B99]*[.$B$297])-([.B99]*[.$B$296])+[.$B$296]" office:value-type="float" office:value="1006.7999991" calcext:value-type="float">
            <text:p>1006,7999991</text:p>
          </table:table-cell>
          <table:table-cell table:formula="of:=([.C99]*[.$B$297])-([.C99]*[.$B$296])+[.$B$296]" office:value-type="float" office:value="1008.378825" calcext:value-type="float">
            <text:p>1008,378825</text:p>
          </table:table-cell>
          <table:table-cell table:formula="of:=([.D99]-[.E99])^2" office:value-type="float" office:value="2.49269122251071" calcext:value-type="float">
            <text:p>2,49269122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91813" calcext:value-type="float">
            <text:p>0,391813</text:p>
          </table:table-cell>
          <table:table-cell office:value-type="float" office:value="0.45157" calcext:value-type="float">
            <text:p>0,45157</text:p>
          </table:table-cell>
          <table:table-cell table:formula="of:=([.B100]*[.$B$297])-([.B100]*[.$B$296])+[.$B$296]" office:value-type="float" office:value="1007.2000023" calcext:value-type="float">
            <text:p>1007,2000023</text:p>
          </table:table-cell>
          <table:table-cell table:formula="of:=([.C100]*[.$B$297])-([.C100]*[.$B$296])+[.$B$296]" office:value-type="float" office:value="1008.221847" calcext:value-type="float">
            <text:p>1008,221847</text:p>
          </table:table-cell>
          <table:table-cell table:formula="of:=([.D100]-[.E100])^2" office:value-type="float" office:value="1.04416659091804" calcext:value-type="float">
            <text:p>1,04416659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32749" calcext:value-type="float">
            <text:p>0,432749</text:p>
          </table:table-cell>
          <table:table-cell office:value-type="float" office:value="0.462856" calcext:value-type="float">
            <text:p>0,462856</text:p>
          </table:table-cell>
          <table:table-cell table:formula="of:=([.B101]*[.$B$297])-([.B101]*[.$B$296])+[.$B$296]" office:value-type="float" office:value="1007.9000079" calcext:value-type="float">
            <text:p>1007,9000079</text:p>
          </table:table-cell>
          <table:table-cell table:formula="of:=([.C101]*[.$B$297])-([.C101]*[.$B$296])+[.$B$296]" office:value-type="float" office:value="1008.4148376" calcext:value-type="float">
            <text:p>1008,4148376</text:p>
          </table:table-cell>
          <table:table-cell table:formula="of:=([.D101]-[.E101])^2" office:value-type="float" office:value="0.265049620002156" calcext:value-type="float">
            <text:p>0,2650496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44444" calcext:value-type="float">
            <text:p>0,444444</text:p>
          </table:table-cell>
          <table:table-cell office:value-type="float" office:value="0.495842" calcext:value-type="float">
            <text:p>0,495842</text:p>
          </table:table-cell>
          <table:table-cell table:formula="of:=([.B102]*[.$B$297])-([.B102]*[.$B$296])+[.$B$296]" office:value-type="float" office:value="1008.0999924" calcext:value-type="float">
            <text:p>1008,0999924</text:p>
          </table:table-cell>
          <table:table-cell table:formula="of:=([.C102]*[.$B$297])-([.C102]*[.$B$296])+[.$B$296]" office:value-type="float" office:value="1008.9788982" calcext:value-type="float">
            <text:p>1008,9788982</text:p>
          </table:table-cell>
          <table:table-cell table:formula="of:=([.D102]-[.E102])^2" office:value-type="float" office:value="0.772475405273612" calcext:value-type="float">
            <text:p>0,772475405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467836" calcext:value-type="float">
            <text:p>0,467836</text:p>
          </table:table-cell>
          <table:table-cell office:value-type="float" office:value="0.508536" calcext:value-type="float">
            <text:p>0,508536</text:p>
          </table:table-cell>
          <table:table-cell table:formula="of:=([.B103]*[.$B$297])-([.B103]*[.$B$296])+[.$B$296]" office:value-type="float" office:value="1008.4999956" calcext:value-type="float">
            <text:p>1008,4999956</text:p>
          </table:table-cell>
          <table:table-cell table:formula="of:=([.C103]*[.$B$297])-([.C103]*[.$B$296])+[.$B$296]" office:value-type="float" office:value="1009.1959656" calcext:value-type="float">
            <text:p>1009,1959656</text:p>
          </table:table-cell>
          <table:table-cell table:formula="of:=([.D103]-[.E103])^2" office:value-type="float" office:value="0.484374240899984" calcext:value-type="float">
            <text:p>0,484374240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473684" calcext:value-type="float">
            <text:p>0,473684</text:p>
          </table:table-cell>
          <table:table-cell office:value-type="float" office:value="0.518729" calcext:value-type="float">
            <text:p>0,518729</text:p>
          </table:table-cell>
          <table:table-cell table:formula="of:=([.B104]*[.$B$297])-([.B104]*[.$B$296])+[.$B$296]" office:value-type="float" office:value="1008.5999964" calcext:value-type="float">
            <text:p>1008,5999964</text:p>
          </table:table-cell>
          <table:table-cell table:formula="of:=([.C104]*[.$B$297])-([.C104]*[.$B$296])+[.$B$296]" office:value-type="float" office:value="1009.3702659" calcext:value-type="float">
            <text:p>1009,3702659</text:p>
          </table:table-cell>
          <table:table-cell table:formula="of:=([.D104]-[.E104])^2" office:value-type="float" office:value="0.593315102630312" calcext:value-type="float">
            <text:p>0,593315102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461988" calcext:value-type="float">
            <text:p>0,461988</text:p>
          </table:table-cell>
          <table:table-cell office:value-type="float" office:value="0.521683" calcext:value-type="float">
            <text:p>0,521683</text:p>
          </table:table-cell>
          <table:table-cell table:formula="of:=([.B105]*[.$B$297])-([.B105]*[.$B$296])+[.$B$296]" office:value-type="float" office:value="1008.3999948" calcext:value-type="float">
            <text:p>1008,3999948</text:p>
          </table:table-cell>
          <table:table-cell table:formula="of:=([.C105]*[.$B$297])-([.C105]*[.$B$296])+[.$B$296]" office:value-type="float" office:value="1009.4207793" calcext:value-type="float">
            <text:p>1009,4207793</text:p>
          </table:table-cell>
          <table:table-cell table:formula="of:=([.D105]-[.E105])^2" office:value-type="float" office:value="1.04200099544023" calcext:value-type="float">
            <text:p>1,042000995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421053" calcext:value-type="float">
            <text:p>0,421053</text:p>
          </table:table-cell>
          <table:table-cell office:value-type="float" office:value="0.507928" calcext:value-type="float">
            <text:p>0,507928</text:p>
          </table:table-cell>
          <table:table-cell table:formula="of:=([.B106]*[.$B$297])-([.B106]*[.$B$296])+[.$B$296]" office:value-type="float" office:value="1007.7000063" calcext:value-type="float">
            <text:p>1007,7000063</text:p>
          </table:table-cell>
          <table:table-cell table:formula="of:=([.C106]*[.$B$297])-([.C106]*[.$B$296])+[.$B$296]" office:value-type="float" office:value="1009.1855688" calcext:value-type="float">
            <text:p>1009,1855688</text:p>
          </table:table-cell>
          <table:table-cell table:formula="of:=([.D106]-[.E106])^2" office:value-type="float" office:value="2.20689594140629" calcext:value-type="float">
            <text:p>2,206895941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403509" calcext:value-type="float">
            <text:p>0,403509</text:p>
          </table:table-cell>
          <table:table-cell office:value-type="float" office:value="0.473542" calcext:value-type="float">
            <text:p>0,473542</text:p>
          </table:table-cell>
          <table:table-cell table:formula="of:=([.B107]*[.$B$297])-([.B107]*[.$B$296])+[.$B$296]" office:value-type="float" office:value="1007.4000039" calcext:value-type="float">
            <text:p>1007,4000039</text:p>
          </table:table-cell>
          <table:table-cell table:formula="of:=([.C107]*[.$B$297])-([.C107]*[.$B$296])+[.$B$296]" office:value-type="float" office:value="1008.5975682" calcext:value-type="float">
            <text:p>1008,5975682</text:p>
          </table:table-cell>
          <table:table-cell table:formula="of:=([.D107]-[.E107])^2" office:value-type="float" office:value="1.43416025263465" calcext:value-type="float">
            <text:p>1,434160252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85965" calcext:value-type="float">
            <text:p>0,385965</text:p>
          </table:table-cell>
          <table:table-cell office:value-type="float" office:value="0.441845" calcext:value-type="float">
            <text:p>0,441845</text:p>
          </table:table-cell>
          <table:table-cell table:formula="of:=([.B108]*[.$B$297])-([.B108]*[.$B$296])+[.$B$296]" office:value-type="float" office:value="1007.1000015" calcext:value-type="float">
            <text:p>1007,1000015</text:p>
          </table:table-cell>
          <table:table-cell table:formula="of:=([.C108]*[.$B$297])-([.C108]*[.$B$296])+[.$B$296]" office:value-type="float" office:value="1008.0555495" calcext:value-type="float">
            <text:p>1008,0555495</text:p>
          </table:table-cell>
          <table:table-cell table:formula="of:=([.D108]-[.E108])^2" office:value-type="float" office:value="0.913071980304041" calcext:value-type="float">
            <text:p>0,913071980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68421" calcext:value-type="float">
            <text:p>0,368421</text:p>
          </table:table-cell>
          <table:table-cell office:value-type="float" office:value="0.43013" calcext:value-type="float">
            <text:p>0,43013</text:p>
          </table:table-cell>
          <table:table-cell table:formula="of:=([.B109]*[.$B$297])-([.B109]*[.$B$296])+[.$B$296]" office:value-type="float" office:value="1006.7999991" calcext:value-type="float">
            <text:p>1006,7999991</text:p>
          </table:table-cell>
          <table:table-cell table:formula="of:=([.C109]*[.$B$297])-([.C109]*[.$B$296])+[.$B$296]" office:value-type="float" office:value="1007.855223" calcext:value-type="float">
            <text:p>1007,855223</text:p>
          </table:table-cell>
          <table:table-cell table:formula="of:=([.D109]-[.E109])^2" office:value-type="float" office:value="1.11349747913118" calcext:value-type="float">
            <text:p>1,113497479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56725" calcext:value-type="float">
            <text:p>0,356725</text:p>
          </table:table-cell>
          <table:table-cell office:value-type="float" office:value="0.42522" calcext:value-type="float">
            <text:p>0,42522</text:p>
          </table:table-cell>
          <table:table-cell table:formula="of:=([.B110]*[.$B$297])-([.B110]*[.$B$296])+[.$B$296]" office:value-type="float" office:value="1006.5999975" calcext:value-type="float">
            <text:p>1006,5999975</text:p>
          </table:table-cell>
          <table:table-cell table:formula="of:=([.C110]*[.$B$297])-([.C110]*[.$B$296])+[.$B$296]" office:value-type="float" office:value="1007.771262" calcext:value-type="float">
            <text:p>1007,771262</text:p>
          </table:table-cell>
          <table:table-cell table:formula="of:=([.D110]-[.E110])^2" office:value-type="float" office:value="1.37186052896027" calcext:value-type="float">
            <text:p>1,37186052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56725" calcext:value-type="float">
            <text:p>0,356725</text:p>
          </table:table-cell>
          <table:table-cell office:value-type="float" office:value="0.423257" calcext:value-type="float">
            <text:p>0,423257</text:p>
          </table:table-cell>
          <table:table-cell table:formula="of:=([.B111]*[.$B$297])-([.B111]*[.$B$296])+[.$B$296]" office:value-type="float" office:value="1006.5999975" calcext:value-type="float">
            <text:p>1006,5999975</text:p>
          </table:table-cell>
          <table:table-cell table:formula="of:=([.C111]*[.$B$297])-([.C111]*[.$B$296])+[.$B$296]" office:value-type="float" office:value="1007.7376947" calcext:value-type="float">
            <text:p>1007,7376947</text:p>
          </table:table-cell>
          <table:table-cell table:formula="of:=([.D111]-[.E111])^2" office:value-type="float" office:value="1.29435491888795" calcext:value-type="float">
            <text:p>1,294354918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74269" calcext:value-type="float">
            <text:p>0,374269</text:p>
          </table:table-cell>
          <table:table-cell office:value-type="float" office:value="0.428704" calcext:value-type="float">
            <text:p>0,428704</text:p>
          </table:table-cell>
          <table:table-cell table:formula="of:=([.B112]*[.$B$297])-([.B112]*[.$B$296])+[.$B$296]" office:value-type="float" office:value="1006.8999999" calcext:value-type="float">
            <text:p>1006,8999999</text:p>
          </table:table-cell>
          <table:table-cell table:formula="of:=([.C112]*[.$B$297])-([.C112]*[.$B$296])+[.$B$296]" office:value-type="float" office:value="1007.8308384" calcext:value-type="float">
            <text:p>1007,8308384</text:p>
          </table:table-cell>
          <table:table-cell table:formula="of:=([.D112]-[.E112])^2" office:value-type="float" office:value="0.866460313082131" calcext:value-type="float">
            <text:p>0,866460313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15205" calcext:value-type="float">
            <text:p>0,415205</text:p>
          </table:table-cell>
          <table:table-cell office:value-type="float" office:value="0.450679" calcext:value-type="float">
            <text:p>0,450679</text:p>
          </table:table-cell>
          <table:table-cell table:formula="of:=([.B113]*[.$B$297])-([.B113]*[.$B$296])+[.$B$296]" office:value-type="float" office:value="1007.6000055" calcext:value-type="float">
            <text:p>1007,6000055</text:p>
          </table:table-cell>
          <table:table-cell table:formula="of:=([.C113]*[.$B$297])-([.C113]*[.$B$296])+[.$B$296]" office:value-type="float" office:value="1008.2066109" calcext:value-type="float">
            <text:p>1008,2066109</text:p>
          </table:table-cell>
          <table:table-cell table:formula="of:=([.D113]-[.E113])^2" office:value-type="float" office:value="0.367970111309202" calcext:value-type="float">
            <text:p>0,367970111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421053" calcext:value-type="float">
            <text:p>0,421053</text:p>
          </table:table-cell>
          <table:table-cell office:value-type="float" office:value="0.484672" calcext:value-type="float">
            <text:p>0,484672</text:p>
          </table:table-cell>
          <table:table-cell table:formula="of:=([.B114]*[.$B$297])-([.B114]*[.$B$296])+[.$B$296]" office:value-type="float" office:value="1007.7000063" calcext:value-type="float">
            <text:p>1007,7000063</text:p>
          </table:table-cell>
          <table:table-cell table:formula="of:=([.C114]*[.$B$297])-([.C114]*[.$B$296])+[.$B$296]" office:value-type="float" office:value="1008.7878912" calcext:value-type="float">
            <text:p>1008,7878912</text:p>
          </table:table-cell>
          <table:table-cell table:formula="of:=([.D114]-[.E114])^2" office:value-type="float" office:value="1.1834935556479" calcext:value-type="float">
            <text:p>1,183493555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450292" calcext:value-type="float">
            <text:p>0,450292</text:p>
          </table:table-cell>
          <table:table-cell office:value-type="float" office:value="0.49418" calcext:value-type="float">
            <text:p>0,49418</text:p>
          </table:table-cell>
          <table:table-cell table:formula="of:=([.B115]*[.$B$297])-([.B115]*[.$B$296])+[.$B$296]" office:value-type="float" office:value="1008.1999932" calcext:value-type="float">
            <text:p>1008,1999932</text:p>
          </table:table-cell>
          <table:table-cell table:formula="of:=([.C115]*[.$B$297])-([.C115]*[.$B$296])+[.$B$296]" office:value-type="float" office:value="1008.950478" calcext:value-type="float">
            <text:p>1008,950478</text:p>
          </table:table-cell>
          <table:table-cell table:formula="of:=([.D115]-[.E115])^2" office:value-type="float" office:value="0.563227435031012" calcext:value-type="float">
            <text:p>0,56322743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444444" calcext:value-type="float">
            <text:p>0,444444</text:p>
          </table:table-cell>
          <table:table-cell office:value-type="float" office:value="0.506514" calcext:value-type="float">
            <text:p>0,506514</text:p>
          </table:table-cell>
          <table:table-cell table:formula="of:=([.B116]*[.$B$297])-([.B116]*[.$B$296])+[.$B$296]" office:value-type="float" office:value="1008.0999924" calcext:value-type="float">
            <text:p>1008,0999924</text:p>
          </table:table-cell>
          <table:table-cell table:formula="of:=([.C116]*[.$B$297])-([.C116]*[.$B$296])+[.$B$296]" office:value-type="float" office:value="1009.1613894" calcext:value-type="float">
            <text:p>1009,1613894</text:p>
          </table:table-cell>
          <table:table-cell table:formula="of:=([.D116]-[.E116])^2" office:value-type="float" office:value="1.12656359160888" calcext:value-type="float">
            <text:p>1,126563591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438596" calcext:value-type="float">
            <text:p>0,438596</text:p>
          </table:table-cell>
          <table:table-cell office:value-type="float" office:value="0.505698" calcext:value-type="float">
            <text:p>0,505698</text:p>
          </table:table-cell>
          <table:table-cell table:formula="of:=([.B117]*[.$B$297])-([.B117]*[.$B$296])+[.$B$296]" office:value-type="float" office:value="1007.9999916" calcext:value-type="float">
            <text:p>1007,9999916</text:p>
          </table:table-cell>
          <table:table-cell table:formula="of:=([.C117]*[.$B$297])-([.C117]*[.$B$296])+[.$B$296]" office:value-type="float" office:value="1009.1474358" calcext:value-type="float">
            <text:p>1009,1474358</text:p>
          </table:table-cell>
          <table:table-cell table:formula="of:=([.D117]-[.E117])^2" office:value-type="float" office:value="1.31662819211389" calcext:value-type="float">
            <text:p>1,316628192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97661" calcext:value-type="float">
            <text:p>0,397661</text:p>
          </table:table-cell>
          <table:table-cell office:value-type="float" office:value="0.49226" calcext:value-type="float">
            <text:p>0,49226</text:p>
          </table:table-cell>
          <table:table-cell table:formula="of:=([.B118]*[.$B$297])-([.B118]*[.$B$296])+[.$B$296]" office:value-type="float" office:value="1007.3000031" calcext:value-type="float">
            <text:p>1007,3000031</text:p>
          </table:table-cell>
          <table:table-cell table:formula="of:=([.C118]*[.$B$297])-([.C118]*[.$B$296])+[.$B$296]" office:value-type="float" office:value="1008.917646" calcext:value-type="float">
            <text:p>1008,917646</text:p>
          </table:table-cell>
          <table:table-cell table:formula="of:=([.D118]-[.E118])^2" office:value-type="float" office:value="2.61676855192029" calcext:value-type="float">
            <text:p>2,616768551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80117" calcext:value-type="float">
            <text:p>0,380117</text:p>
          </table:table-cell>
          <table:table-cell office:value-type="float" office:value="0.459698" calcext:value-type="float">
            <text:p>0,459698</text:p>
          </table:table-cell>
          <table:table-cell table:formula="of:=([.B119]*[.$B$297])-([.B119]*[.$B$296])+[.$B$296]" office:value-type="float" office:value="1007.0000007" calcext:value-type="float">
            <text:p>1007,0000007</text:p>
          </table:table-cell>
          <table:table-cell table:formula="of:=([.C119]*[.$B$297])-([.C119]*[.$B$296])+[.$B$296]" office:value-type="float" office:value="1008.3608358" calcext:value-type="float">
            <text:p>1008,3608358</text:p>
          </table:table-cell>
          <table:table-cell table:formula="of:=([.D119]-[.E119])^2" office:value-type="float" office:value="1.85187216939209" calcext:value-type="float">
            <text:p>1,851872169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50877" calcext:value-type="float">
            <text:p>0,350877</text:p>
          </table:table-cell>
          <table:table-cell office:value-type="float" office:value="0.429428" calcext:value-type="float">
            <text:p>0,429428</text:p>
          </table:table-cell>
          <table:table-cell table:formula="of:=([.B120]*[.$B$297])-([.B120]*[.$B$296])+[.$B$296]" office:value-type="float" office:value="1006.4999967" calcext:value-type="float">
            <text:p>1006,4999967</text:p>
          </table:table-cell>
          <table:table-cell table:formula="of:=([.C120]*[.$B$297])-([.C120]*[.$B$296])+[.$B$296]" office:value-type="float" office:value="1007.8432188" calcext:value-type="float">
            <text:p>1007,8432188</text:p>
          </table:table-cell>
          <table:table-cell table:formula="of:=([.D120]-[.E120])^2" office:value-type="float" office:value="1.80424560992854" calcext:value-type="float">
            <text:p>1,804245609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39181" calcext:value-type="float">
            <text:p>0,339181</text:p>
          </table:table-cell>
          <table:table-cell office:value-type="float" office:value="0.410361" calcext:value-type="float">
            <text:p>0,410361</text:p>
          </table:table-cell>
          <table:table-cell table:formula="of:=([.B121]*[.$B$297])-([.B121]*[.$B$296])+[.$B$296]" office:value-type="float" office:value="1006.2999951" calcext:value-type="float">
            <text:p>1006,2999951</text:p>
          </table:table-cell>
          <table:table-cell table:formula="of:=([.C121]*[.$B$297])-([.C121]*[.$B$296])+[.$B$296]" office:value-type="float" office:value="1007.5171731" calcext:value-type="float">
            <text:p>1007,5171731</text:p>
          </table:table-cell>
          <table:table-cell table:formula="of:=([.D121]-[.E121])^2" office:value-type="float" office:value="1.48152228368425" calcext:value-type="float">
            <text:p>1,481522283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50877" calcext:value-type="float">
            <text:p>0,350877</text:p>
          </table:table-cell>
          <table:table-cell office:value-type="float" office:value="0.401268" calcext:value-type="float">
            <text:p>0,401268</text:p>
          </table:table-cell>
          <table:table-cell table:formula="of:=([.B122]*[.$B$297])-([.B122]*[.$B$296])+[.$B$296]" office:value-type="float" office:value="1006.4999967" calcext:value-type="float">
            <text:p>1006,4999967</text:p>
          </table:table-cell>
          <table:table-cell table:formula="of:=([.C122]*[.$B$297])-([.C122]*[.$B$296])+[.$B$296]" office:value-type="float" office:value="1007.3616828" calcext:value-type="float">
            <text:p>1007,3616828</text:p>
          </table:table-cell>
          <table:table-cell table:formula="of:=([.D122]-[.E122])^2" office:value-type="float" office:value="0.742502934933283" calcext:value-type="float">
            <text:p>0,742502934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80117" calcext:value-type="float">
            <text:p>0,380117</text:p>
          </table:table-cell>
          <table:table-cell office:value-type="float" office:value="0.423125" calcext:value-type="float">
            <text:p>0,423125</text:p>
          </table:table-cell>
          <table:table-cell table:formula="of:=([.B123]*[.$B$297])-([.B123]*[.$B$296])+[.$B$296]" office:value-type="float" office:value="1007.0000007" calcext:value-type="float">
            <text:p>1007,0000007</text:p>
          </table:table-cell>
          <table:table-cell table:formula="of:=([.C123]*[.$B$297])-([.C123]*[.$B$296])+[.$B$296]" office:value-type="float" office:value="1007.7354375" calcext:value-type="float">
            <text:p>1007,7354375</text:p>
          </table:table-cell>
          <table:table-cell table:formula="of:=([.D123]-[.E123])^2" office:value-type="float" office:value="0.540867286794243" calcext:value-type="float">
            <text:p>0,540867286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85965" calcext:value-type="float">
            <text:p>0,385965</text:p>
          </table:table-cell>
          <table:table-cell office:value-type="float" office:value="0.46074" calcext:value-type="float">
            <text:p>0,46074</text:p>
          </table:table-cell>
          <table:table-cell table:formula="of:=([.B124]*[.$B$297])-([.B124]*[.$B$296])+[.$B$296]" office:value-type="float" office:value="1007.1000015" calcext:value-type="float">
            <text:p>1007,1000015</text:p>
          </table:table-cell>
          <table:table-cell table:formula="of:=([.C124]*[.$B$297])-([.C124]*[.$B$296])+[.$B$296]" office:value-type="float" office:value="1008.378654" calcext:value-type="float">
            <text:p>1008,378654</text:p>
          </table:table-cell>
          <table:table-cell table:formula="of:=([.D124]-[.E124])^2" office:value-type="float" office:value="1.6349522157563" calcext:value-type="float">
            <text:p>1,634952215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421053" calcext:value-type="float">
            <text:p>0,421053</text:p>
          </table:table-cell>
          <table:table-cell office:value-type="float" office:value="0.472702" calcext:value-type="float">
            <text:p>0,472702</text:p>
          </table:table-cell>
          <table:table-cell table:formula="of:=([.B125]*[.$B$297])-([.B125]*[.$B$296])+[.$B$296]" office:value-type="float" office:value="1007.7000063" calcext:value-type="float">
            <text:p>1007,7000063</text:p>
          </table:table-cell>
          <table:table-cell table:formula="of:=([.C125]*[.$B$297])-([.C125]*[.$B$296])+[.$B$296]" office:value-type="float" office:value="1008.5832042" calcext:value-type="float">
            <text:p>1008,5832042</text:p>
          </table:table-cell>
          <table:table-cell table:formula="of:=([.D125]-[.E125])^2" office:value-type="float" office:value="0.780038530564258" calcext:value-type="float">
            <text:p>0,780038530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444444" calcext:value-type="float">
            <text:p>0,444444</text:p>
          </table:table-cell>
          <table:table-cell office:value-type="float" office:value="0.488032" calcext:value-type="float">
            <text:p>0,488032</text:p>
          </table:table-cell>
          <table:table-cell table:formula="of:=([.B126]*[.$B$297])-([.B126]*[.$B$296])+[.$B$296]" office:value-type="float" office:value="1008.0999924" calcext:value-type="float">
            <text:p>1008,0999924</text:p>
          </table:table-cell>
          <table:table-cell table:formula="of:=([.C126]*[.$B$297])-([.C126]*[.$B$296])+[.$B$296]" office:value-type="float" office:value="1008.8453472" calcext:value-type="float">
            <text:p>1008,8453472</text:p>
          </table:table-cell>
          <table:table-cell table:formula="of:=([.D126]-[.E126])^2" office:value-type="float" office:value="0.555553777882999" calcext:value-type="float">
            <text:p>0,555553777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479532" calcext:value-type="float">
            <text:p>0,479532</text:p>
          </table:table-cell>
          <table:table-cell office:value-type="float" office:value="0.505016" calcext:value-type="float">
            <text:p>0,505016</text:p>
          </table:table-cell>
          <table:table-cell table:formula="of:=([.B127]*[.$B$297])-([.B127]*[.$B$296])+[.$B$296]" office:value-type="float" office:value="1008.6999972" calcext:value-type="float">
            <text:p>1008,6999972</text:p>
          </table:table-cell>
          <table:table-cell table:formula="of:=([.C127]*[.$B$297])-([.C127]*[.$B$296])+[.$B$296]" office:value-type="float" office:value="1009.1357736" calcext:value-type="float">
            <text:p>1009,1357736</text:p>
          </table:table-cell>
          <table:table-cell table:formula="of:=([.D127]-[.E127])^2" office:value-type="float" office:value="0.189901070796968" calcext:value-type="float">
            <text:p>0,189901070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502924" calcext:value-type="float">
            <text:p>0,502924</text:p>
          </table:table-cell>
          <table:table-cell office:value-type="float" office:value="0.526511" calcext:value-type="float">
            <text:p>0,526511</text:p>
          </table:table-cell>
          <table:table-cell table:formula="of:=([.B128]*[.$B$297])-([.B128]*[.$B$296])+[.$B$296]" office:value-type="float" office:value="1009.1000004" calcext:value-type="float">
            <text:p>1009,1000004</text:p>
          </table:table-cell>
          <table:table-cell table:formula="of:=([.C128]*[.$B$297])-([.C128]*[.$B$296])+[.$B$296]" office:value-type="float" office:value="1009.5033381" calcext:value-type="float">
            <text:p>1009,5033381</text:p>
          </table:table-cell>
          <table:table-cell table:formula="of:=([.D128]-[.E128])^2" office:value-type="float" office:value="0.162681300241251" calcext:value-type="float">
            <text:p>0,16268130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91228" calcext:value-type="float">
            <text:p>0,491228</text:p>
          </table:table-cell>
          <table:table-cell office:value-type="float" office:value="0.542116" calcext:value-type="float">
            <text:p>0,542116</text:p>
          </table:table-cell>
          <table:table-cell table:formula="of:=([.B129]*[.$B$297])-([.B129]*[.$B$296])+[.$B$296]" office:value-type="float" office:value="1008.8999988" calcext:value-type="float">
            <text:p>1008,8999988</text:p>
          </table:table-cell>
          <table:table-cell table:formula="of:=([.C129]*[.$B$297])-([.C129]*[.$B$296])+[.$B$296]" office:value-type="float" office:value="1009.7701836" calcext:value-type="float">
            <text:p>1009,7701836</text:p>
          </table:table-cell>
          <table:table-cell table:formula="of:=([.D129]-[.E129])^2" office:value-type="float" office:value="0.757221586150948" calcext:value-type="float">
            <text:p>0,757221586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479532" calcext:value-type="float">
            <text:p>0,479532</text:p>
          </table:table-cell>
          <table:table-cell office:value-type="float" office:value="0.532731" calcext:value-type="float">
            <text:p>0,532731</text:p>
          </table:table-cell>
          <table:table-cell table:formula="of:=([.B130]*[.$B$297])-([.B130]*[.$B$296])+[.$B$296]" office:value-type="float" office:value="1008.6999972" calcext:value-type="float">
            <text:p>1008,6999972</text:p>
          </table:table-cell>
          <table:table-cell table:formula="of:=([.C130]*[.$B$297])-([.C130]*[.$B$296])+[.$B$296]" office:value-type="float" office:value="1009.6097001" calcext:value-type="float">
            <text:p>1009,6097001</text:p>
          </table:table-cell>
          <table:table-cell table:formula="of:=([.D130]-[.E130])^2" office:value-type="float" office:value="0.827559366268331" calcext:value-type="float">
            <text:p>0,827559366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450292" calcext:value-type="float">
            <text:p>0,450292</text:p>
          </table:table-cell>
          <table:table-cell office:value-type="float" office:value="0.5112" calcext:value-type="float">
            <text:p>0,5112</text:p>
          </table:table-cell>
          <table:table-cell table:formula="of:=([.B131]*[.$B$297])-([.B131]*[.$B$296])+[.$B$296]" office:value-type="float" office:value="1008.1999932" calcext:value-type="float">
            <text:p>1008,1999932</text:p>
          </table:table-cell>
          <table:table-cell table:formula="of:=([.C131]*[.$B$297])-([.C131]*[.$B$296])+[.$B$296]" office:value-type="float" office:value="1009.24152" calcext:value-type="float">
            <text:p>1009,24152</text:p>
          </table:table-cell>
          <table:table-cell table:formula="of:=([.D131]-[.E131])^2" office:value-type="float" office:value="1.08477807511833" calcext:value-type="float">
            <text:p>1,084778075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432749" calcext:value-type="float">
            <text:p>0,432749</text:p>
          </table:table-cell>
          <table:table-cell office:value-type="float" office:value="0.483223" calcext:value-type="float">
            <text:p>0,483223</text:p>
          </table:table-cell>
          <table:table-cell table:formula="of:=([.B132]*[.$B$297])-([.B132]*[.$B$296])+[.$B$296]" office:value-type="float" office:value="1007.9000079" calcext:value-type="float">
            <text:p>1007,9000079</text:p>
          </table:table-cell>
          <table:table-cell table:formula="of:=([.C132]*[.$B$297])-([.C132]*[.$B$296])+[.$B$296]" office:value-type="float" office:value="1008.7631133" calcext:value-type="float">
            <text:p>1008,7631133</text:p>
          </table:table-cell>
          <table:table-cell table:formula="of:=([.D132]-[.E132])^2" office:value-type="float" office:value="0.744950931509151" calcext:value-type="float">
            <text:p>0,744950931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91813" calcext:value-type="float">
            <text:p>0,391813</text:p>
          </table:table-cell>
          <table:table-cell office:value-type="float" office:value="0.460567" calcext:value-type="float">
            <text:p>0,460567</text:p>
          </table:table-cell>
          <table:table-cell table:formula="of:=([.B133]*[.$B$297])-([.B133]*[.$B$296])+[.$B$296]" office:value-type="float" office:value="1007.2000023" calcext:value-type="float">
            <text:p>1007,2000023</text:p>
          </table:table-cell>
          <table:table-cell table:formula="of:=([.C133]*[.$B$297])-([.C133]*[.$B$296])+[.$B$296]" office:value-type="float" office:value="1008.3756957" calcext:value-type="float">
            <text:p>1008,3756957</text:p>
          </table:table-cell>
          <table:table-cell table:formula="of:=([.D133]-[.E133])^2" office:value-type="float" office:value="1.38225497080356" calcext:value-type="float">
            <text:p>1,382254970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368421" calcext:value-type="float">
            <text:p>0,368421</text:p>
          </table:table-cell>
          <table:table-cell office:value-type="float" office:value="0.436504" calcext:value-type="float">
            <text:p>0,436504</text:p>
          </table:table-cell>
          <table:table-cell table:formula="of:=([.B134]*[.$B$297])-([.B134]*[.$B$296])+[.$B$296]" office:value-type="float" office:value="1006.7999991" calcext:value-type="float">
            <text:p>1006,7999991</text:p>
          </table:table-cell>
          <table:table-cell table:formula="of:=([.C134]*[.$B$297])-([.C134]*[.$B$296])+[.$B$296]" office:value-type="float" office:value="1007.9642184" calcext:value-type="float">
            <text:p>1007,9642184</text:p>
          </table:table-cell>
          <table:table-cell table:formula="of:=([.D134]-[.E134])^2" office:value-type="float" office:value="1.35540657849226" calcext:value-type="float">
            <text:p>1,355406578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80117" calcext:value-type="float">
            <text:p>0,380117</text:p>
          </table:table-cell>
          <table:table-cell office:value-type="float" office:value="0.414887" calcext:value-type="float">
            <text:p>0,414887</text:p>
          </table:table-cell>
          <table:table-cell table:formula="of:=([.B135]*[.$B$297])-([.B135]*[.$B$296])+[.$B$296]" office:value-type="float" office:value="1007.0000007" calcext:value-type="float">
            <text:p>1007,0000007</text:p>
          </table:table-cell>
          <table:table-cell table:formula="of:=([.C135]*[.$B$297])-([.C135]*[.$B$296])+[.$B$296]" office:value-type="float" office:value="1007.5945677" calcext:value-type="float">
            <text:p>1007,5945677</text:p>
          </table:table-cell>
          <table:table-cell table:formula="of:=([.D135]-[.E135])^2" office:value-type="float" office:value="0.35350991748898" calcext:value-type="float">
            <text:p>0,353509917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397661" calcext:value-type="float">
            <text:p>0,397661</text:p>
          </table:table-cell>
          <table:table-cell office:value-type="float" office:value="0.427058" calcext:value-type="float">
            <text:p>0,427058</text:p>
          </table:table-cell>
          <table:table-cell table:formula="of:=([.B136]*[.$B$297])-([.B136]*[.$B$296])+[.$B$296]" office:value-type="float" office:value="1007.3000031" calcext:value-type="float">
            <text:p>1007,3000031</text:p>
          </table:table-cell>
          <table:table-cell table:formula="of:=([.C136]*[.$B$297])-([.C136]*[.$B$296])+[.$B$296]" office:value-type="float" office:value="1007.8026918" calcext:value-type="float">
            <text:p>1007,8026918</text:p>
          </table:table-cell>
          <table:table-cell table:formula="of:=([.D136]-[.E136])^2" office:value-type="float" office:value="0.252695929107712" calcext:value-type="float">
            <text:p>0,252695929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578947" calcext:value-type="float">
            <text:p>0,578947</text:p>
          </table:table-cell>
          <table:table-cell office:value-type="float" office:value="0.460785" calcext:value-type="float">
            <text:p>0,460785</text:p>
          </table:table-cell>
          <table:table-cell table:formula="of:=([.B137]*[.$B$297])-([.B137]*[.$B$296])+[.$B$296]" office:value-type="float" office:value="1010.3999937" calcext:value-type="float">
            <text:p>1010,3999937</text:p>
          </table:table-cell>
          <table:table-cell table:formula="of:=([.C137]*[.$B$297])-([.C137]*[.$B$296])+[.$B$296]" office:value-type="float" office:value="1008.3794235" calcext:value-type="float">
            <text:p>1008,3794235</text:p>
          </table:table-cell>
          <table:table-cell table:formula="of:=([.D137]-[.E137])^2" office:value-type="float" office:value="4.08270393312785" calcext:value-type="float">
            <text:p>4,082703933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45614" calcext:value-type="float">
            <text:p>0,45614</text:p>
          </table:table-cell>
          <table:table-cell office:value-type="float" office:value="0.575722" calcext:value-type="float">
            <text:p>0,575722</text:p>
          </table:table-cell>
          <table:table-cell table:formula="of:=([.B138]*[.$B$297])-([.B138]*[.$B$296])+[.$B$296]" office:value-type="float" office:value="1008.299994" calcext:value-type="float">
            <text:p>1008,299994</text:p>
          </table:table-cell>
          <table:table-cell table:formula="of:=([.C138]*[.$B$297])-([.C138]*[.$B$296])+[.$B$296]" office:value-type="float" office:value="1010.3448462" calcext:value-type="float">
            <text:p>1010,3448462</text:p>
          </table:table-cell>
          <table:table-cell table:formula="of:=([.D138]-[.E138])^2" office:value-type="float" office:value="4.18142051984499" calcext:value-type="float">
            <text:p>4,181420519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479532" calcext:value-type="float">
            <text:p>0,479532</text:p>
          </table:table-cell>
          <table:table-cell office:value-type="float" office:value="0.554756" calcext:value-type="float">
            <text:p>0,554756</text:p>
          </table:table-cell>
          <table:table-cell table:formula="of:=([.B139]*[.$B$297])-([.B139]*[.$B$296])+[.$B$296]" office:value-type="float" office:value="1008.6999972" calcext:value-type="float">
            <text:p>1008,6999972</text:p>
          </table:table-cell>
          <table:table-cell table:formula="of:=([.C139]*[.$B$297])-([.C139]*[.$B$296])+[.$B$296]" office:value-type="float" office:value="1009.9863276" calcext:value-type="float">
            <text:p>1009,9863276</text:p>
          </table:table-cell>
          <table:table-cell table:formula="of:=([.D139]-[.E139])^2" office:value-type="float" office:value="1.65464589796445" calcext:value-type="float">
            <text:p>1,65464589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590643" calcext:value-type="float">
            <text:p>0,590643</text:p>
          </table:table-cell>
          <table:table-cell office:value-type="float" office:value="0.507706" calcext:value-type="float">
            <text:p>0,507706</text:p>
          </table:table-cell>
          <table:table-cell table:formula="of:=([.B140]*[.$B$297])-([.B140]*[.$B$296])+[.$B$296]" office:value-type="float" office:value="1010.5999953" calcext:value-type="float">
            <text:p>1010,5999953</text:p>
          </table:table-cell>
          <table:table-cell table:formula="of:=([.C140]*[.$B$297])-([.C140]*[.$B$296])+[.$B$296]" office:value-type="float" office:value="1009.1817726" calcext:value-type="float">
            <text:p>1009,1817726</text:p>
          </table:table-cell>
          <table:table-cell table:formula="of:=([.D140]-[.E140])^2" office:value-type="float" office:value="2.01135562679562" calcext:value-type="float">
            <text:p>2,011355626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473684" calcext:value-type="float">
            <text:p>0,473684</text:p>
          </table:table-cell>
          <table:table-cell office:value-type="float" office:value="0.561953" calcext:value-type="float">
            <text:p>0,561953</text:p>
          </table:table-cell>
          <table:table-cell table:formula="of:=([.B141]*[.$B$297])-([.B141]*[.$B$296])+[.$B$296]" office:value-type="float" office:value="1008.5999964" calcext:value-type="float">
            <text:p>1008,5999964</text:p>
          </table:table-cell>
          <table:table-cell table:formula="of:=([.C141]*[.$B$297])-([.C141]*[.$B$296])+[.$B$296]" office:value-type="float" office:value="1010.1093963" calcext:value-type="float">
            <text:p>1010,1093963</text:p>
          </table:table-cell>
          <table:table-cell table:formula="of:=([.D141]-[.E141])^2" office:value-type="float" office:value="2.27828805811985" calcext:value-type="float">
            <text:p>2,278288058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473684" calcext:value-type="float">
            <text:p>0,473684</text:p>
          </table:table-cell>
          <table:table-cell office:value-type="float" office:value="0.534992" calcext:value-type="float">
            <text:p>0,534992</text:p>
          </table:table-cell>
          <table:table-cell table:formula="of:=([.B142]*[.$B$297])-([.B142]*[.$B$296])+[.$B$296]" office:value-type="float" office:value="1008.5999964" calcext:value-type="float">
            <text:p>1008,5999964</text:p>
          </table:table-cell>
          <table:table-cell table:formula="of:=([.C142]*[.$B$297])-([.C142]*[.$B$296])+[.$B$296]" office:value-type="float" office:value="1009.6483632" calcext:value-type="float">
            <text:p>1009,6483632</text:p>
          </table:table-cell>
          <table:table-cell table:formula="of:=([.D142]-[.E142])^2" office:value-type="float" office:value="1.09907294734235" calcext:value-type="float">
            <text:p>1,099072947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444444" calcext:value-type="float">
            <text:p>0,444444</text:p>
          </table:table-cell>
          <table:table-cell office:value-type="float" office:value="0.49016" calcext:value-type="float">
            <text:p>0,49016</text:p>
          </table:table-cell>
          <table:table-cell table:formula="of:=([.B143]*[.$B$297])-([.B143]*[.$B$296])+[.$B$296]" office:value-type="float" office:value="1008.0999924" calcext:value-type="float">
            <text:p>1008,0999924</text:p>
          </table:table-cell>
          <table:table-cell table:formula="of:=([.C143]*[.$B$297])-([.C143]*[.$B$296])+[.$B$296]" office:value-type="float" office:value="1008.881736" calcext:value-type="float">
            <text:p>1008,881736</text:p>
          </table:table-cell>
          <table:table-cell table:formula="of:=([.D143]-[.E143])^2" office:value-type="float" office:value="0.611123056141002" calcext:value-type="float">
            <text:p>0,611123056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538012" calcext:value-type="float">
            <text:p>0,538012</text:p>
          </table:table-cell>
          <table:table-cell office:value-type="float" office:value="0.462601" calcext:value-type="float">
            <text:p>0,462601</text:p>
          </table:table-cell>
          <table:table-cell table:formula="of:=([.B144]*[.$B$297])-([.B144]*[.$B$296])+[.$B$296]" office:value-type="float" office:value="1009.7000052" calcext:value-type="float">
            <text:p>1009,7000052</text:p>
          </table:table-cell>
          <table:table-cell table:formula="of:=([.C144]*[.$B$297])-([.C144]*[.$B$296])+[.$B$296]" office:value-type="float" office:value="1008.4104771" calcext:value-type="float">
            <text:p>1008,4104771</text:p>
          </table:table-cell>
          <table:table-cell table:formula="of:=([.D144]-[.E144])^2" office:value-type="float" office:value="1.66288272068957" calcext:value-type="float">
            <text:p>1,662882720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421053" calcext:value-type="float">
            <text:p>0,421053</text:p>
          </table:table-cell>
          <table:table-cell office:value-type="float" office:value="0.502884" calcext:value-type="float">
            <text:p>0,502884</text:p>
          </table:table-cell>
          <table:table-cell table:formula="of:=([.B145]*[.$B$297])-([.B145]*[.$B$296])+[.$B$296]" office:value-type="float" office:value="1007.7000063" calcext:value-type="float">
            <text:p>1007,7000063</text:p>
          </table:table-cell>
          <table:table-cell table:formula="of:=([.C145]*[.$B$297])-([.C145]*[.$B$296])+[.$B$296]" office:value-type="float" office:value="1009.0993164" calcext:value-type="float">
            <text:p>1009,0993164</text:p>
          </table:table-cell>
          <table:table-cell table:formula="of:=([.D145]-[.E145])^2" office:value-type="float" office:value="1.95806875596195" calcext:value-type="float">
            <text:p>1,95806875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608187" calcext:value-type="float">
            <text:p>0,608187</text:p>
          </table:table-cell>
          <table:table-cell office:value-type="float" office:value="0.504754" calcext:value-type="float">
            <text:p>0,504754</text:p>
          </table:table-cell>
          <table:table-cell table:formula="of:=([.B146]*[.$B$297])-([.B146]*[.$B$296])+[.$B$296]" office:value-type="float" office:value="1010.8999977" calcext:value-type="float">
            <text:p>1010,8999977</text:p>
          </table:table-cell>
          <table:table-cell table:formula="of:=([.C146]*[.$B$297])-([.C146]*[.$B$296])+[.$B$296]" office:value-type="float" office:value="1009.1312934" calcext:value-type="float">
            <text:p>1009,1312934</text:p>
          </table:table-cell>
          <table:table-cell table:formula="of:=([.D146]-[.E146])^2" office:value-type="float" office:value="3.12831490083838" calcext:value-type="float">
            <text:p>3,128314900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426901" calcext:value-type="float">
            <text:p>0,426901</text:p>
          </table:table-cell>
          <table:table-cell office:value-type="float" office:value="0.549266" calcext:value-type="float">
            <text:p>0,549266</text:p>
          </table:table-cell>
          <table:table-cell table:formula="of:=([.B147]*[.$B$297])-([.B147]*[.$B$296])+[.$B$296]" office:value-type="float" office:value="1007.8000071" calcext:value-type="float">
            <text:p>1007,8000071</text:p>
          </table:table-cell>
          <table:table-cell table:formula="of:=([.C147]*[.$B$297])-([.C147]*[.$B$296])+[.$B$296]" office:value-type="float" office:value="1009.8924486" calcext:value-type="float">
            <text:p>1009,8924486</text:p>
          </table:table-cell>
          <table:table-cell table:formula="of:=([.D147]-[.E147])^2" office:value-type="float" office:value="4.37831143092204" calcext:value-type="float">
            <text:p>4,378311430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444444" calcext:value-type="float">
            <text:p>0,444444</text:p>
          </table:table-cell>
          <table:table-cell office:value-type="float" office:value="0.533209" calcext:value-type="float">
            <text:p>0,533209</text:p>
          </table:table-cell>
          <table:table-cell table:formula="of:=([.B148]*[.$B$297])-([.B148]*[.$B$296])+[.$B$296]" office:value-type="float" office:value="1008.0999924" calcext:value-type="float">
            <text:p>1008,0999924</text:p>
          </table:table-cell>
          <table:table-cell table:formula="of:=([.C148]*[.$B$297])-([.C148]*[.$B$296])+[.$B$296]" office:value-type="float" office:value="1009.6178739" calcext:value-type="float">
            <text:p>1009,6178739</text:p>
          </table:table-cell>
          <table:table-cell table:formula="of:=([.D148]-[.E148])^2" office:value-type="float" office:value="2.30396424804238" calcext:value-type="float">
            <text:p>2,30396424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602339" calcext:value-type="float">
            <text:p>0,602339</text:p>
          </table:table-cell>
          <table:table-cell office:value-type="float" office:value="0.461092" calcext:value-type="float">
            <text:p>0,461092</text:p>
          </table:table-cell>
          <table:table-cell table:formula="of:=([.B149]*[.$B$297])-([.B149]*[.$B$296])+[.$B$296]" office:value-type="float" office:value="1010.7999969" calcext:value-type="float">
            <text:p>1010,7999969</text:p>
          </table:table-cell>
          <table:table-cell table:formula="of:=([.C149]*[.$B$297])-([.C149]*[.$B$296])+[.$B$296]" office:value-type="float" office:value="1008.3846732" calcext:value-type="float">
            <text:p>1008,3846732</text:p>
          </table:table-cell>
          <table:table-cell table:formula="of:=([.D149]-[.E149])^2" office:value-type="float" office:value="5.83378857578191" calcext:value-type="float">
            <text:p>5,833788575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467836" calcext:value-type="float">
            <text:p>0,467836</text:p>
          </table:table-cell>
          <table:table-cell office:value-type="float" office:value="0.558382" calcext:value-type="float">
            <text:p>0,558382</text:p>
          </table:table-cell>
          <table:table-cell table:formula="of:=([.B150]*[.$B$297])-([.B150]*[.$B$296])+[.$B$296]" office:value-type="float" office:value="1008.4999956" calcext:value-type="float">
            <text:p>1008,4999956</text:p>
          </table:table-cell>
          <table:table-cell table:formula="of:=([.C150]*[.$B$297])-([.C150]*[.$B$296])+[.$B$296]" office:value-type="float" office:value="1010.0483322" calcext:value-type="float">
            <text:p>1010,0483322</text:p>
          </table:table-cell>
          <table:table-cell table:formula="of:=([.D150]-[.E150])^2" office:value-type="float" office:value="2.39734622689947" calcext:value-type="float">
            <text:p>2,39734622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502924" calcext:value-type="float">
            <text:p>0,502924</text:p>
          </table:table-cell>
          <table:table-cell office:value-type="float" office:value="0.544134" calcext:value-type="float">
            <text:p>0,544134</text:p>
          </table:table-cell>
          <table:table-cell table:formula="of:=([.B151]*[.$B$297])-([.B151]*[.$B$296])+[.$B$296]" office:value-type="float" office:value="1009.1000004" calcext:value-type="float">
            <text:p>1009,1000004</text:p>
          </table:table-cell>
          <table:table-cell table:formula="of:=([.C151]*[.$B$297])-([.C151]*[.$B$296])+[.$B$296]" office:value-type="float" office:value="1009.8046914" calcext:value-type="float">
            <text:p>1009,8046914</text:p>
          </table:table-cell>
          <table:table-cell table:formula="of:=([.D151]-[.E151])^2" office:value-type="float" office:value="0.496589405481036" calcext:value-type="float">
            <text:p>0,496589405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508772" calcext:value-type="float">
            <text:p>0,508772</text:p>
          </table:table-cell>
          <table:table-cell office:value-type="float" office:value="0.508739" calcext:value-type="float">
            <text:p>0,508739</text:p>
          </table:table-cell>
          <table:table-cell table:formula="of:=([.B152]*[.$B$297])-([.B152]*[.$B$296])+[.$B$296]" office:value-type="float" office:value="1009.2000012" calcext:value-type="float">
            <text:p>1009,2000012</text:p>
          </table:table-cell>
          <table:table-cell table:formula="of:=([.C152]*[.$B$297])-([.C152]*[.$B$296])+[.$B$296]" office:value-type="float" office:value="1009.1994369" calcext:value-type="float">
            <text:p>1009,1994369</text:p>
          </table:table-cell>
          <table:table-cell table:formula="of:=([.D152]-[.E152])^2" office:value-type="float" office:value="0.000000318434489816268" calcext:value-type="float">
            <text:p>3,18434489816268E-0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573099" calcext:value-type="float">
            <text:p>0,573099</text:p>
          </table:table-cell>
          <table:table-cell office:value-type="float" office:value="0.513212" calcext:value-type="float">
            <text:p>0,513212</text:p>
          </table:table-cell>
          <table:table-cell table:formula="of:=([.B153]*[.$B$297])-([.B153]*[.$B$296])+[.$B$296]" office:value-type="float" office:value="1010.2999929" calcext:value-type="float">
            <text:p>1010,2999929</text:p>
          </table:table-cell>
          <table:table-cell table:formula="of:=([.C153]*[.$B$297])-([.C153]*[.$B$296])+[.$B$296]" office:value-type="float" office:value="1009.2759252" calcext:value-type="float">
            <text:p>1009,2759252</text:p>
          </table:table-cell>
          <table:table-cell table:formula="of:=([.D153]-[.E153])^2" office:value-type="float" office:value="1.04871465418338" calcext:value-type="float">
            <text:p>1,048714654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555556" calcext:value-type="float">
            <text:p>0,555556</text:p>
          </table:table-cell>
          <table:table-cell office:value-type="float" office:value="0.534317" calcext:value-type="float">
            <text:p>0,534317</text:p>
          </table:table-cell>
          <table:table-cell table:formula="of:=([.B154]*[.$B$297])-([.B154]*[.$B$296])+[.$B$296]" office:value-type="float" office:value="1010.0000076" calcext:value-type="float">
            <text:p>1010,0000076</text:p>
          </table:table-cell>
          <table:table-cell table:formula="of:=([.C154]*[.$B$297])-([.C154]*[.$B$296])+[.$B$296]" office:value-type="float" office:value="1009.6368207" calcext:value-type="float">
            <text:p>1009,6368207</text:p>
          </table:table-cell>
          <table:table-cell table:formula="of:=([.D154]-[.E154])^2" office:value-type="float" office:value="0.131904724331581" calcext:value-type="float">
            <text:p>0,131904724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51462" calcext:value-type="float">
            <text:p>0,51462</text:p>
          </table:table-cell>
          <table:table-cell office:value-type="float" office:value="0.560913" calcext:value-type="float">
            <text:p>0,560913</text:p>
          </table:table-cell>
          <table:table-cell table:formula="of:=([.B155]*[.$B$297])-([.B155]*[.$B$296])+[.$B$296]" office:value-type="float" office:value="1009.300002" calcext:value-type="float">
            <text:p>1009,300002</text:p>
          </table:table-cell>
          <table:table-cell table:formula="of:=([.C155]*[.$B$297])-([.C155]*[.$B$296])+[.$B$296]" office:value-type="float" office:value="1010.0916123" calcext:value-type="float">
            <text:p>1010,0916123</text:p>
          </table:table-cell>
          <table:table-cell table:formula="of:=([.D155]-[.E155])^2" office:value-type="float" office:value="0.626646867065913" calcext:value-type="float">
            <text:p>0,626646867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532164" calcext:value-type="float">
            <text:p>0,532164</text:p>
          </table:table-cell>
          <table:table-cell office:value-type="float" office:value="0.526171" calcext:value-type="float">
            <text:p>0,526171</text:p>
          </table:table-cell>
          <table:table-cell table:formula="of:=([.B156]*[.$B$297])-([.B156]*[.$B$296])+[.$B$296]" office:value-type="float" office:value="1009.6000044" calcext:value-type="float">
            <text:p>1009,6000044</text:p>
          </table:table-cell>
          <table:table-cell table:formula="of:=([.C156]*[.$B$297])-([.C156]*[.$B$296])+[.$B$296]" office:value-type="float" office:value="1009.4975241" calcext:value-type="float">
            <text:p>1009,4975241</text:p>
          </table:table-cell>
          <table:table-cell table:formula="of:=([.D156]-[.E156])^2" office:value-type="float" office:value="0.0105022118880718" calcext:value-type="float">
            <text:p>0,010502211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479532" calcext:value-type="float">
            <text:p>0,479532</text:p>
          </table:table-cell>
          <table:table-cell office:value-type="float" office:value="0.50685" calcext:value-type="float">
            <text:p>0,50685</text:p>
          </table:table-cell>
          <table:table-cell table:formula="of:=([.B157]*[.$B$297])-([.B157]*[.$B$296])+[.$B$296]" office:value-type="float" office:value="1008.6999972" calcext:value-type="float">
            <text:p>1008,6999972</text:p>
          </table:table-cell>
          <table:table-cell table:formula="of:=([.C157]*[.$B$297])-([.C157]*[.$B$296])+[.$B$296]" office:value-type="float" office:value="1009.167135" calcext:value-type="float">
            <text:p>1009,167135</text:p>
          </table:table-cell>
          <table:table-cell table:formula="of:=([.D157]-[.E157])^2" office:value-type="float" office:value="0.218217724188883" calcext:value-type="float">
            <text:p>0,218217724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45614" calcext:value-type="float">
            <text:p>0,45614</text:p>
          </table:table-cell>
          <table:table-cell office:value-type="float" office:value="0.489175" calcext:value-type="float">
            <text:p>0,489175</text:p>
          </table:table-cell>
          <table:table-cell table:formula="of:=([.B158]*[.$B$297])-([.B158]*[.$B$296])+[.$B$296]" office:value-type="float" office:value="1008.299994" calcext:value-type="float">
            <text:p>1008,299994</text:p>
          </table:table-cell>
          <table:table-cell table:formula="of:=([.C158]*[.$B$297])-([.C158]*[.$B$296])+[.$B$296]" office:value-type="float" office:value="1008.8648925" calcext:value-type="float">
            <text:p>1008,8648925</text:p>
          </table:table-cell>
          <table:table-cell table:formula="of:=([.D158]-[.E158])^2" office:value-type="float" office:value="0.31911031530228" calcext:value-type="float">
            <text:p>0,319110315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467836" calcext:value-type="float">
            <text:p>0,467836</text:p>
          </table:table-cell>
          <table:table-cell office:value-type="float" office:value="0.467815" calcext:value-type="float">
            <text:p>0,467815</text:p>
          </table:table-cell>
          <table:table-cell table:formula="of:=([.B159]*[.$B$297])-([.B159]*[.$B$296])+[.$B$296]" office:value-type="float" office:value="1008.4999956" calcext:value-type="float">
            <text:p>1008,4999956</text:p>
          </table:table-cell>
          <table:table-cell table:formula="of:=([.C159]*[.$B$297])-([.C159]*[.$B$296])+[.$B$296]" office:value-type="float" office:value="1008.4996365" calcext:value-type="float">
            <text:p>1008,4996365</text:p>
          </table:table-cell>
          <table:table-cell table:formula="of:=([.D159]-[.E159])^2" office:value-type="float" office:value="0.000000128952810059205" calcext:value-type="float">
            <text:p>0,00000012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479532" calcext:value-type="float">
            <text:p>0,479532</text:p>
          </table:table-cell>
          <table:table-cell office:value-type="float" office:value="0.471706" calcext:value-type="float">
            <text:p>0,471706</text:p>
          </table:table-cell>
          <table:table-cell table:formula="of:=([.B160]*[.$B$297])-([.B160]*[.$B$296])+[.$B$296]" office:value-type="float" office:value="1008.6999972" calcext:value-type="float">
            <text:p>1008,6999972</text:p>
          </table:table-cell>
          <table:table-cell table:formula="of:=([.C160]*[.$B$297])-([.C160]*[.$B$296])+[.$B$296]" office:value-type="float" office:value="1008.5661726" calcext:value-type="float">
            <text:p>1008,5661726</text:p>
          </table:table-cell>
          <table:table-cell table:formula="of:=([.D160]-[.E160])^2" office:value-type="float" office:value="0.0179090235651364" calcext:value-type="float">
            <text:p>0,01790902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538012" calcext:value-type="float">
            <text:p>0,538012</text:p>
          </table:table-cell>
          <table:table-cell office:value-type="float" office:value="0.49449" calcext:value-type="float">
            <text:p>0,49449</text:p>
          </table:table-cell>
          <table:table-cell table:formula="of:=([.B161]*[.$B$297])-([.B161]*[.$B$296])+[.$B$296]" office:value-type="float" office:value="1009.7000052" calcext:value-type="float">
            <text:p>1009,7000052</text:p>
          </table:table-cell>
          <table:table-cell table:formula="of:=([.C161]*[.$B$297])-([.C161]*[.$B$296])+[.$B$296]" office:value-type="float" office:value="1008.955779" calcext:value-type="float">
            <text:p>1008,955779</text:p>
          </table:table-cell>
          <table:table-cell table:formula="of:=([.D161]-[.E161])^2" office:value-type="float" office:value="0.553872636766376" calcext:value-type="float">
            <text:p>0,553872636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549708" calcext:value-type="float">
            <text:p>0,549708</text:p>
          </table:table-cell>
          <table:table-cell office:value-type="float" office:value="0.540985" calcext:value-type="float">
            <text:p>0,540985</text:p>
          </table:table-cell>
          <table:table-cell table:formula="of:=([.B162]*[.$B$297])-([.B162]*[.$B$296])+[.$B$296]" office:value-type="float" office:value="1009.9000068" calcext:value-type="float">
            <text:p>1009,9000068</text:p>
          </table:table-cell>
          <table:table-cell table:formula="of:=([.C162]*[.$B$297])-([.C162]*[.$B$296])+[.$B$296]" office:value-type="float" office:value="1009.7508435" calcext:value-type="float">
            <text:p>1009,7508435</text:p>
          </table:table-cell>
          <table:table-cell table:formula="of:=([.D162]-[.E162])^2" office:value-type="float" office:value="0.0222496900669063" calcext:value-type="float">
            <text:p>0,022249690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573099" calcext:value-type="float">
            <text:p>0,573099</text:p>
          </table:table-cell>
          <table:table-cell office:value-type="float" office:value="0.561748" calcext:value-type="float">
            <text:p>0,561748</text:p>
          </table:table-cell>
          <table:table-cell table:formula="of:=([.B163]*[.$B$297])-([.B163]*[.$B$296])+[.$B$296]" office:value-type="float" office:value="1010.2999929" calcext:value-type="float">
            <text:p>1010,2999929</text:p>
          </table:table-cell>
          <table:table-cell table:formula="of:=([.C163]*[.$B$297])-([.C163]*[.$B$296])+[.$B$296]" office:value-type="float" office:value="1010.1058908" calcext:value-type="float">
            <text:p>1010,1058908</text:p>
          </table:table-cell>
          <table:table-cell table:formula="of:=([.D163]-[.E163])^2" office:value-type="float" office:value="0.0376756252243694" calcext:value-type="float">
            <text:p>0,037675625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561404" calcext:value-type="float">
            <text:p>0,561404</text:p>
          </table:table-cell>
          <table:table-cell office:value-type="float" office:value="0.559732" calcext:value-type="float">
            <text:p>0,559732</text:p>
          </table:table-cell>
          <table:table-cell table:formula="of:=([.B164]*[.$B$297])-([.B164]*[.$B$296])+[.$B$296]" office:value-type="float" office:value="1010.1000084" calcext:value-type="float">
            <text:p>1010,1000084</text:p>
          </table:table-cell>
          <table:table-cell table:formula="of:=([.C164]*[.$B$297])-([.C164]*[.$B$296])+[.$B$296]" office:value-type="float" office:value="1010.0714172" calcext:value-type="float">
            <text:p>1010,0714172</text:p>
          </table:table-cell>
          <table:table-cell table:formula="of:=([.D164]-[.E164])^2" office:value-type="float" office:value="0.000817456717442903" calcext:value-type="float">
            <text:p>0,000817456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567251" calcext:value-type="float">
            <text:p>0,567251</text:p>
          </table:table-cell>
          <table:table-cell office:value-type="float" office:value="0.547055" calcext:value-type="float">
            <text:p>0,547055</text:p>
          </table:table-cell>
          <table:table-cell table:formula="of:=([.B165]*[.$B$297])-([.B165]*[.$B$296])+[.$B$296]" office:value-type="float" office:value="1010.1999921" calcext:value-type="float">
            <text:p>1010,1999921</text:p>
          </table:table-cell>
          <table:table-cell table:formula="of:=([.C165]*[.$B$297])-([.C165]*[.$B$296])+[.$B$296]" office:value-type="float" office:value="1009.8546405" calcext:value-type="float">
            <text:p>1009,8546405</text:p>
          </table:table-cell>
          <table:table-cell table:formula="of:=([.D165]-[.E165])^2" office:value-type="float" office:value="0.119267727622531" calcext:value-type="float">
            <text:p>0,119267727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54386" calcext:value-type="float">
            <text:p>0,54386</text:p>
          </table:table-cell>
          <table:table-cell office:value-type="float" office:value="0.530195" calcext:value-type="float">
            <text:p>0,530195</text:p>
          </table:table-cell>
          <table:table-cell table:formula="of:=([.B166]*[.$B$297])-([.B166]*[.$B$296])+[.$B$296]" office:value-type="float" office:value="1009.800006" calcext:value-type="float">
            <text:p>1009,800006</text:p>
          </table:table-cell>
          <table:table-cell table:formula="of:=([.C166]*[.$B$297])-([.C166]*[.$B$296])+[.$B$296]" office:value-type="float" office:value="1009.5663345" calcext:value-type="float">
            <text:p>1009,5663345</text:p>
          </table:table-cell>
          <table:table-cell table:formula="of:=([.D166]-[.E166])^2" office:value-type="float" office:value="0.0546023699122566" calcext:value-type="float">
            <text:p>0,054602369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520468" calcext:value-type="float">
            <text:p>0,520468</text:p>
          </table:table-cell>
          <table:table-cell office:value-type="float" office:value="0.51965" calcext:value-type="float">
            <text:p>0,51965</text:p>
          </table:table-cell>
          <table:table-cell table:formula="of:=([.B167]*[.$B$297])-([.B167]*[.$B$296])+[.$B$296]" office:value-type="float" office:value="1009.4000028" calcext:value-type="float">
            <text:p>1009,4000028</text:p>
          </table:table-cell>
          <table:table-cell table:formula="of:=([.C167]*[.$B$297])-([.C167]*[.$B$296])+[.$B$296]" office:value-type="float" office:value="1009.386015" calcext:value-type="float">
            <text:p>1009,386015</text:p>
          </table:table-cell>
          <table:table-cell table:formula="of:=([.D167]-[.E167])^2" office:value-type="float" office:value="0.000195658548839869" calcext:value-type="float">
            <text:p>0,000195658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497076" calcext:value-type="float">
            <text:p>0,497076</text:p>
          </table:table-cell>
          <table:table-cell office:value-type="float" office:value="0.503242" calcext:value-type="float">
            <text:p>0,503242</text:p>
          </table:table-cell>
          <table:table-cell table:formula="of:=([.B168]*[.$B$297])-([.B168]*[.$B$296])+[.$B$296]" office:value-type="float" office:value="1008.9999996" calcext:value-type="float">
            <text:p>1008,9999996</text:p>
          </table:table-cell>
          <table:table-cell table:formula="of:=([.C168]*[.$B$297])-([.C168]*[.$B$296])+[.$B$296]" office:value-type="float" office:value="1009.1054382" calcext:value-type="float">
            <text:p>1009,1054382</text:p>
          </table:table-cell>
          <table:table-cell table:formula="of:=([.D168]-[.E168])^2" office:value-type="float" office:value="0.0111172983699509" calcext:value-type="float">
            <text:p>0,011117298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48538" calcext:value-type="float">
            <text:p>0,48538</text:p>
          </table:table-cell>
          <table:table-cell office:value-type="float" office:value="0.489048" calcext:value-type="float">
            <text:p>0,489048</text:p>
          </table:table-cell>
          <table:table-cell table:formula="of:=([.B169]*[.$B$297])-([.B169]*[.$B$296])+[.$B$296]" office:value-type="float" office:value="1008.799998" calcext:value-type="float">
            <text:p>1008,799998</text:p>
          </table:table-cell>
          <table:table-cell table:formula="of:=([.C169]*[.$B$297])-([.C169]*[.$B$296])+[.$B$296]" office:value-type="float" office:value="1008.8627208" calcext:value-type="float">
            <text:p>1008,8627208</text:p>
          </table:table-cell>
          <table:table-cell table:formula="of:=([.D169]-[.E169])^2" office:value-type="float" office:value="0.0039341496398493" calcext:value-type="float">
            <text:p>0,003934149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497076" calcext:value-type="float">
            <text:p>0,497076</text:p>
          </table:table-cell>
          <table:table-cell office:value-type="float" office:value="0.48045" calcext:value-type="float">
            <text:p>0,48045</text:p>
          </table:table-cell>
          <table:table-cell table:formula="of:=([.B170]*[.$B$297])-([.B170]*[.$B$296])+[.$B$296]" office:value-type="float" office:value="1008.9999996" calcext:value-type="float">
            <text:p>1008,9999996</text:p>
          </table:table-cell>
          <table:table-cell table:formula="of:=([.C170]*[.$B$297])-([.C170]*[.$B$296])+[.$B$296]" office:value-type="float" office:value="1008.715695" calcext:value-type="float">
            <text:p>1008,715695</text:p>
          </table:table-cell>
          <table:table-cell table:formula="of:=([.D170]-[.E170])^2" office:value-type="float" office:value="0.0808291055811835" calcext:value-type="float">
            <text:p>0,080829105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497076" calcext:value-type="float">
            <text:p>0,497076</text:p>
          </table:table-cell>
          <table:table-cell office:value-type="float" office:value="0.492979" calcext:value-type="float">
            <text:p>0,492979</text:p>
          </table:table-cell>
          <table:table-cell table:formula="of:=([.B171]*[.$B$297])-([.B171]*[.$B$296])+[.$B$296]" office:value-type="float" office:value="1008.9999996" calcext:value-type="float">
            <text:p>1008,9999996</text:p>
          </table:table-cell>
          <table:table-cell table:formula="of:=([.C171]*[.$B$297])-([.C171]*[.$B$296])+[.$B$296]" office:value-type="float" office:value="1008.9299409" calcext:value-type="float">
            <text:p>1008,9299409</text:p>
          </table:table-cell>
          <table:table-cell table:formula="of:=([.D171]-[.E171])^2" office:value-type="float" office:value="0.00490822144569058" calcext:value-type="float">
            <text:p>0,004908221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526316" calcext:value-type="float">
            <text:p>0,526316</text:p>
          </table:table-cell>
          <table:table-cell office:value-type="float" office:value="0.50871" calcext:value-type="float">
            <text:p>0,50871</text:p>
          </table:table-cell>
          <table:table-cell table:formula="of:=([.B172]*[.$B$297])-([.B172]*[.$B$296])+[.$B$296]" office:value-type="float" office:value="1009.5000036" calcext:value-type="float">
            <text:p>1009,5000036</text:p>
          </table:table-cell>
          <table:table-cell table:formula="of:=([.C172]*[.$B$297])-([.C172]*[.$B$296])+[.$B$296]" office:value-type="float" office:value="1009.198941" calcext:value-type="float">
            <text:p>1009,198941</text:p>
          </table:table-cell>
          <table:table-cell table:formula="of:=([.D172]-[.E172])^2" office:value-type="float" office:value="0.0906386891187054" calcext:value-type="float">
            <text:p>0,090638689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567251" calcext:value-type="float">
            <text:p>0,567251</text:p>
          </table:table-cell>
          <table:table-cell office:value-type="float" office:value="0.527179" calcext:value-type="float">
            <text:p>0,527179</text:p>
          </table:table-cell>
          <table:table-cell table:formula="of:=([.B173]*[.$B$297])-([.B173]*[.$B$296])+[.$B$296]" office:value-type="float" office:value="1010.1999921" calcext:value-type="float">
            <text:p>1010,1999921</text:p>
          </table:table-cell>
          <table:table-cell table:formula="of:=([.C173]*[.$B$297])-([.C173]*[.$B$296])+[.$B$296]" office:value-type="float" office:value="1009.5147609" calcext:value-type="float">
            <text:p>1009,5147609</text:p>
          </table:table-cell>
          <table:table-cell table:formula="of:=([.D173]-[.E173])^2" office:value-type="float" office:value="0.469541797453407" calcext:value-type="float">
            <text:p>0,469541797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608187" calcext:value-type="float">
            <text:p>0,608187</text:p>
          </table:table-cell>
          <table:table-cell office:value-type="float" office:value="0.553157" calcext:value-type="float">
            <text:p>0,553157</text:p>
          </table:table-cell>
          <table:table-cell table:formula="of:=([.B174]*[.$B$297])-([.B174]*[.$B$296])+[.$B$296]" office:value-type="float" office:value="1010.8999977" calcext:value-type="float">
            <text:p>1010,8999977</text:p>
          </table:table-cell>
          <table:table-cell table:formula="of:=([.C174]*[.$B$297])-([.C174]*[.$B$296])+[.$B$296]" office:value-type="float" office:value="1009.9589847" calcext:value-type="float">
            <text:p>1009,9589847</text:p>
          </table:table-cell>
          <table:table-cell table:formula="of:=([.D174]-[.E174])^2" office:value-type="float" office:value="0.885505466168782" calcext:value-type="float">
            <text:p>0,885505466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625731" calcext:value-type="float">
            <text:p>0,625731</text:p>
          </table:table-cell>
          <table:table-cell office:value-type="float" office:value="0.570363" calcext:value-type="float">
            <text:p>0,570363</text:p>
          </table:table-cell>
          <table:table-cell table:formula="of:=([.B175]*[.$B$297])-([.B175]*[.$B$296])+[.$B$296]" office:value-type="float" office:value="1011.2000001" calcext:value-type="float">
            <text:p>1011,2000001</text:p>
          </table:table-cell>
          <table:table-cell table:formula="of:=([.C175]*[.$B$297])-([.C175]*[.$B$296])+[.$B$296]" office:value-type="float" office:value="1010.2532073" calcext:value-type="float">
            <text:p>1010,2532073</text:p>
          </table:table-cell>
          <table:table-cell table:formula="of:=([.D175]-[.E175])^2" office:value-type="float" office:value="0.896416606131889" calcext:value-type="float">
            <text:p>0,896416606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43275" calcext:value-type="float">
            <text:p>0,643275</text:p>
          </table:table-cell>
          <table:table-cell office:value-type="float" office:value="0.569749" calcext:value-type="float">
            <text:p>0,569749</text:p>
          </table:table-cell>
          <table:table-cell table:formula="of:=([.B176]*[.$B$297])-([.B176]*[.$B$296])+[.$B$296]" office:value-type="float" office:value="1011.5000025" calcext:value-type="float">
            <text:p>1011,5000025</text:p>
          </table:table-cell>
          <table:table-cell table:formula="of:=([.C176]*[.$B$297])-([.C176]*[.$B$296])+[.$B$296]" office:value-type="float" office:value="1010.2427079" calcext:value-type="float">
            <text:p>1010,2427079</text:p>
          </table:table-cell>
          <table:table-cell table:formula="of:=([.D176]-[.E176])^2" office:value-type="float" office:value="1.58078971118922" calcext:value-type="float">
            <text:p>1,580789711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631579" calcext:value-type="float">
            <text:p>0,631579</text:p>
          </table:table-cell>
          <table:table-cell office:value-type="float" office:value="0.55518" calcext:value-type="float">
            <text:p>0,55518</text:p>
          </table:table-cell>
          <table:table-cell table:formula="of:=([.B177]*[.$B$297])-([.B177]*[.$B$296])+[.$B$296]" office:value-type="float" office:value="1011.3000009" calcext:value-type="float">
            <text:p>1011,3000009</text:p>
          </table:table-cell>
          <table:table-cell table:formula="of:=([.C177]*[.$B$297])-([.C177]*[.$B$296])+[.$B$296]" office:value-type="float" office:value="1009.993578" calcext:value-type="float">
            <text:p>1009,993578</text:p>
          </table:table-cell>
          <table:table-cell table:formula="of:=([.D177]-[.E177])^2" office:value-type="float" office:value="1.70674079364419" calcext:value-type="float">
            <text:p>1,706740793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614035" calcext:value-type="float">
            <text:p>0,614035</text:p>
          </table:table-cell>
          <table:table-cell office:value-type="float" office:value="0.538069" calcext:value-type="float">
            <text:p>0,538069</text:p>
          </table:table-cell>
          <table:table-cell table:formula="of:=([.B178]*[.$B$297])-([.B178]*[.$B$296])+[.$B$296]" office:value-type="float" office:value="1010.9999985" calcext:value-type="float">
            <text:p>1010,9999985</text:p>
          </table:table-cell>
          <table:table-cell table:formula="of:=([.C178]*[.$B$297])-([.C178]*[.$B$296])+[.$B$296]" office:value-type="float" office:value="1009.7009799" calcext:value-type="float">
            <text:p>1009,7009799</text:p>
          </table:table-cell>
          <table:table-cell table:formula="of:=([.D178]-[.E178])^2" office:value-type="float" office:value="1.68744932314614" calcext:value-type="float">
            <text:p>1,687449323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590643" calcext:value-type="float">
            <text:p>0,590643</text:p>
          </table:table-cell>
          <table:table-cell office:value-type="float" office:value="0.522144" calcext:value-type="float">
            <text:p>0,522144</text:p>
          </table:table-cell>
          <table:table-cell table:formula="of:=([.B179]*[.$B$297])-([.B179]*[.$B$296])+[.$B$296]" office:value-type="float" office:value="1010.5999953" calcext:value-type="float">
            <text:p>1010,5999953</text:p>
          </table:table-cell>
          <table:table-cell table:formula="of:=([.C179]*[.$B$297])-([.C179]*[.$B$296])+[.$B$296]" office:value-type="float" office:value="1009.4286624" calcext:value-type="float">
            <text:p>1009,4286624</text:p>
          </table:table-cell>
          <table:table-cell table:formula="of:=([.D179]-[.E179])^2" office:value-type="float" office:value="1.3720207626225" calcext:value-type="float">
            <text:p>1,372020762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549708" calcext:value-type="float">
            <text:p>0,549708</text:p>
          </table:table-cell>
          <table:table-cell office:value-type="float" office:value="0.510032" calcext:value-type="float">
            <text:p>0,510032</text:p>
          </table:table-cell>
          <table:table-cell table:formula="of:=([.B180]*[.$B$297])-([.B180]*[.$B$296])+[.$B$296]" office:value-type="float" office:value="1009.9000068" calcext:value-type="float">
            <text:p>1009,9000068</text:p>
          </table:table-cell>
          <table:table-cell table:formula="of:=([.C180]*[.$B$297])-([.C180]*[.$B$296])+[.$B$296]" office:value-type="float" office:value="1009.2215472" calcext:value-type="float">
            <text:p>1009,2215472</text:p>
          </table:table-cell>
          <table:table-cell table:formula="of:=([.D180]-[.E180])^2" office:value-type="float" office:value="0.460307428832155" calcext:value-type="float">
            <text:p>0,460307428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520468" calcext:value-type="float">
            <text:p>0,520468</text:p>
          </table:table-cell>
          <table:table-cell office:value-type="float" office:value="0.499085" calcext:value-type="float">
            <text:p>0,499085</text:p>
          </table:table-cell>
          <table:table-cell table:formula="of:=([.B181]*[.$B$297])-([.B181]*[.$B$296])+[.$B$296]" office:value-type="float" office:value="1009.4000028" calcext:value-type="float">
            <text:p>1009,4000028</text:p>
          </table:table-cell>
          <table:table-cell table:formula="of:=([.C181]*[.$B$297])-([.C181]*[.$B$296])+[.$B$296]" office:value-type="float" office:value="1009.0343535" calcext:value-type="float">
            <text:p>1009,0343535</text:p>
          </table:table-cell>
          <table:table-cell table:formula="of:=([.D181]-[.E181])^2" office:value-type="float" office:value="0.133699410590553" calcext:value-type="float">
            <text:p>0,133699410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526316" calcext:value-type="float">
            <text:p>0,526316</text:p>
          </table:table-cell>
          <table:table-cell office:value-type="float" office:value="0.485641" calcext:value-type="float">
            <text:p>0,485641</text:p>
          </table:table-cell>
          <table:table-cell table:formula="of:=([.B182]*[.$B$297])-([.B182]*[.$B$296])+[.$B$296]" office:value-type="float" office:value="1009.5000036" calcext:value-type="float">
            <text:p>1009,5000036</text:p>
          </table:table-cell>
          <table:table-cell table:formula="of:=([.C182]*[.$B$297])-([.C182]*[.$B$296])+[.$B$296]" office:value-type="float" office:value="1008.8044611" calcext:value-type="float">
            <text:p>1008,8044611</text:p>
          </table:table-cell>
          <table:table-cell table:formula="of:=([.D182]-[.E182])^2" office:value-type="float" office:value="0.483779369306233" calcext:value-type="float">
            <text:p>0,483779369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51462" calcext:value-type="float">
            <text:p>0,51462</text:p>
          </table:table-cell>
          <table:table-cell office:value-type="float" office:value="0.484381" calcext:value-type="float">
            <text:p>0,484381</text:p>
          </table:table-cell>
          <table:table-cell table:formula="of:=([.B183]*[.$B$297])-([.B183]*[.$B$296])+[.$B$296]" office:value-type="float" office:value="1009.300002" calcext:value-type="float">
            <text:p>1009,300002</text:p>
          </table:table-cell>
          <table:table-cell table:formula="of:=([.C183]*[.$B$297])-([.C183]*[.$B$296])+[.$B$296]" office:value-type="float" office:value="1008.7829151" calcext:value-type="float">
            <text:p>1008,7829151</text:p>
          </table:table-cell>
          <table:table-cell table:formula="of:=([.D183]-[.E183])^2" office:value-type="float" office:value="0.267378862151708" calcext:value-type="float">
            <text:p>0,267378862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526316" calcext:value-type="float">
            <text:p>0,526316</text:p>
          </table:table-cell>
          <table:table-cell office:value-type="float" office:value="0.497797" calcext:value-type="float">
            <text:p>0,497797</text:p>
          </table:table-cell>
          <table:table-cell table:formula="of:=([.B184]*[.$B$297])-([.B184]*[.$B$296])+[.$B$296]" office:value-type="float" office:value="1009.5000036" calcext:value-type="float">
            <text:p>1009,5000036</text:p>
          </table:table-cell>
          <table:table-cell table:formula="of:=([.C184]*[.$B$297])-([.C184]*[.$B$296])+[.$B$296]" office:value-type="float" office:value="1009.0123287" calcext:value-type="float">
            <text:p>1009,0123287</text:p>
          </table:table-cell>
          <table:table-cell table:formula="of:=([.D184]-[.E184])^2" office:value-type="float" office:value="0.237826808090012" calcext:value-type="float">
            <text:p>0,237826808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48538" calcext:value-type="float">
            <text:p>0,48538</text:p>
          </table:table-cell>
          <table:table-cell office:value-type="float" office:value="0.511687" calcext:value-type="float">
            <text:p>0,511687</text:p>
          </table:table-cell>
          <table:table-cell table:formula="of:=([.B185]*[.$B$297])-([.B185]*[.$B$296])+[.$B$296]" office:value-type="float" office:value="1008.799998" calcext:value-type="float">
            <text:p>1008,799998</text:p>
          </table:table-cell>
          <table:table-cell table:formula="of:=([.C185]*[.$B$297])-([.C185]*[.$B$296])+[.$B$296]" office:value-type="float" office:value="1009.2498477" calcext:value-type="float">
            <text:p>1009,2498477</text:p>
          </table:table-cell>
          <table:table-cell table:formula="of:=([.D185]-[.E185])^2" office:value-type="float" office:value="0.202364752590155" calcext:value-type="float">
            <text:p>0,202364752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584795" calcext:value-type="float">
            <text:p>0,584795</text:p>
          </table:table-cell>
          <table:table-cell office:value-type="float" office:value="0.504725" calcext:value-type="float">
            <text:p>0,504725</text:p>
          </table:table-cell>
          <table:table-cell table:formula="of:=([.B186]*[.$B$297])-([.B186]*[.$B$296])+[.$B$296]" office:value-type="float" office:value="1010.4999945" calcext:value-type="float">
            <text:p>1010,4999945</text:p>
          </table:table-cell>
          <table:table-cell table:formula="of:=([.C186]*[.$B$297])-([.C186]*[.$B$296])+[.$B$296]" office:value-type="float" office:value="1009.1307975" calcext:value-type="float">
            <text:p>1009,1307975</text:p>
          </table:table-cell>
          <table:table-cell table:formula="of:=([.D186]-[.E186])^2" office:value-type="float" office:value="1.87470042480927" calcext:value-type="float">
            <text:p>1,874700424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596491" calcext:value-type="float">
            <text:p>0,596491</text:p>
          </table:table-cell>
          <table:table-cell office:value-type="float" office:value="0.532045" calcext:value-type="float">
            <text:p>0,532045</text:p>
          </table:table-cell>
          <table:table-cell table:formula="of:=([.B187]*[.$B$297])-([.B187]*[.$B$296])+[.$B$296]" office:value-type="float" office:value="1010.6999961" calcext:value-type="float">
            <text:p>1010,6999961</text:p>
          </table:table-cell>
          <table:table-cell table:formula="of:=([.C187]*[.$B$297])-([.C187]*[.$B$296])+[.$B$296]" office:value-type="float" office:value="1009.5979695" calcext:value-type="float">
            <text:p>1009,5979695</text:p>
          </table:table-cell>
          <table:table-cell table:formula="of:=([.D187]-[.E187])^2" office:value-type="float" office:value="1.21446262710766" calcext:value-type="float">
            <text:p>1,214462627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51462" calcext:value-type="float">
            <text:p>0,51462</text:p>
          </table:table-cell>
          <table:table-cell office:value-type="float" office:value="0.570353" calcext:value-type="float">
            <text:p>0,570353</text:p>
          </table:table-cell>
          <table:table-cell table:formula="of:=([.B188]*[.$B$297])-([.B188]*[.$B$296])+[.$B$296]" office:value-type="float" office:value="1009.300002" calcext:value-type="float">
            <text:p>1009,300002</text:p>
          </table:table-cell>
          <table:table-cell table:formula="of:=([.C188]*[.$B$297])-([.C188]*[.$B$296])+[.$B$296]" office:value-type="float" office:value="1010.2530363" calcext:value-type="float">
            <text:p>1010,2530363</text:p>
          </table:table-cell>
          <table:table-cell table:formula="of:=([.D188]-[.E188])^2" office:value-type="float" office:value="0.908274376976515" calcext:value-type="float">
            <text:p>0,90827437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590643" calcext:value-type="float">
            <text:p>0,590643</text:p>
          </table:table-cell>
          <table:table-cell office:value-type="float" office:value="0.540559" calcext:value-type="float">
            <text:p>0,540559</text:p>
          </table:table-cell>
          <table:table-cell table:formula="of:=([.B189]*[.$B$297])-([.B189]*[.$B$296])+[.$B$296]" office:value-type="float" office:value="1010.5999953" calcext:value-type="float">
            <text:p>1010,5999953</text:p>
          </table:table-cell>
          <table:table-cell table:formula="of:=([.C189]*[.$B$297])-([.C189]*[.$B$296])+[.$B$296]" office:value-type="float" office:value="1009.7435589" calcext:value-type="float">
            <text:p>1009,7435589</text:p>
          </table:table-cell>
          <table:table-cell table:formula="of:=([.D189]-[.E189])^2" office:value-type="float" office:value="0.733483307244972" calcext:value-type="float">
            <text:p>0,733483307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561404" calcext:value-type="float">
            <text:p>0,561404</text:p>
          </table:table-cell>
          <table:table-cell office:value-type="float" office:value="0.522418" calcext:value-type="float">
            <text:p>0,522418</text:p>
          </table:table-cell>
          <table:table-cell table:formula="of:=([.B190]*[.$B$297])-([.B190]*[.$B$296])+[.$B$296]" office:value-type="float" office:value="1010.1000084" calcext:value-type="float">
            <text:p>1010,1000084</text:p>
          </table:table-cell>
          <table:table-cell table:formula="of:=([.C190]*[.$B$297])-([.C190]*[.$B$296])+[.$B$296]" office:value-type="float" office:value="1009.4333478" calcext:value-type="float">
            <text:p>1009,4333478</text:p>
          </table:table-cell>
          <table:table-cell table:formula="of:=([.D190]-[.E190])^2" office:value-type="float" office:value="0.444436355592209" calcext:value-type="float">
            <text:p>0,444436355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532164" calcext:value-type="float">
            <text:p>0,532164</text:p>
          </table:table-cell>
          <table:table-cell office:value-type="float" office:value="0.525631" calcext:value-type="float">
            <text:p>0,525631</text:p>
          </table:table-cell>
          <table:table-cell table:formula="of:=([.B191]*[.$B$297])-([.B191]*[.$B$296])+[.$B$296]" office:value-type="float" office:value="1009.6000044" calcext:value-type="float">
            <text:p>1009,6000044</text:p>
          </table:table-cell>
          <table:table-cell table:formula="of:=([.C191]*[.$B$297])-([.C191]*[.$B$296])+[.$B$296]" office:value-type="float" office:value="1009.4882901" calcext:value-type="float">
            <text:p>1009,4882901</text:p>
          </table:table-cell>
          <table:table-cell table:formula="of:=([.D191]-[.E191])^2" office:value-type="float" office:value="0.0124800848244938" calcext:value-type="float">
            <text:p>0,012480084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497076" calcext:value-type="float">
            <text:p>0,497076</text:p>
          </table:table-cell>
          <table:table-cell office:value-type="float" office:value="0.517258" calcext:value-type="float">
            <text:p>0,517258</text:p>
          </table:table-cell>
          <table:table-cell table:formula="of:=([.B192]*[.$B$297])-([.B192]*[.$B$296])+[.$B$296]" office:value-type="float" office:value="1008.9999996" calcext:value-type="float">
            <text:p>1008,9999996</text:p>
          </table:table-cell>
          <table:table-cell table:formula="of:=([.C192]*[.$B$297])-([.C192]*[.$B$296])+[.$B$296]" office:value-type="float" office:value="1009.3451118" calcext:value-type="float">
            <text:p>1009,3451118</text:p>
          </table:table-cell>
          <table:table-cell table:formula="of:=([.D192]-[.E192])^2" office:value-type="float" office:value="0.119102430588852" calcext:value-type="float">
            <text:p>0,119102430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473684" calcext:value-type="float">
            <text:p>0,473684</text:p>
          </table:table-cell>
          <table:table-cell office:value-type="float" office:value="0.495685" calcext:value-type="float">
            <text:p>0,495685</text:p>
          </table:table-cell>
          <table:table-cell table:formula="of:=([.B193]*[.$B$297])-([.B193]*[.$B$296])+[.$B$296]" office:value-type="float" office:value="1008.5999964" calcext:value-type="float">
            <text:p>1008,5999964</text:p>
          </table:table-cell>
          <table:table-cell table:formula="of:=([.C193]*[.$B$297])-([.C193]*[.$B$296])+[.$B$296]" office:value-type="float" office:value="1008.9762135" calcext:value-type="float">
            <text:p>1008,9762135</text:p>
          </table:table-cell>
          <table:table-cell table:formula="of:=([.D193]-[.E193])^2" office:value-type="float" office:value="0.141539306332467" calcext:value-type="float">
            <text:p>0,141539306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479532" calcext:value-type="float">
            <text:p>0,479532</text:p>
          </table:table-cell>
          <table:table-cell office:value-type="float" office:value="0.467441" calcext:value-type="float">
            <text:p>0,467441</text:p>
          </table:table-cell>
          <table:table-cell table:formula="of:=([.B194]*[.$B$297])-([.B194]*[.$B$296])+[.$B$296]" office:value-type="float" office:value="1008.6999972" calcext:value-type="float">
            <text:p>1008,6999972</text:p>
          </table:table-cell>
          <table:table-cell table:formula="of:=([.C194]*[.$B$297])-([.C194]*[.$B$296])+[.$B$296]" office:value-type="float" office:value="1008.4932411" calcext:value-type="float">
            <text:p>1008,4932411</text:p>
          </table:table-cell>
          <table:table-cell table:formula="of:=([.D194]-[.E194])^2" office:value-type="float" office:value="0.0427480848872128" calcext:value-type="float">
            <text:p>0,042748084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497076" calcext:value-type="float">
            <text:p>0,497076</text:p>
          </table:table-cell>
          <table:table-cell office:value-type="float" office:value="0.473731" calcext:value-type="float">
            <text:p>0,473731</text:p>
          </table:table-cell>
          <table:table-cell table:formula="of:=([.B195]*[.$B$297])-([.B195]*[.$B$296])+[.$B$296]" office:value-type="float" office:value="1008.9999996" calcext:value-type="float">
            <text:p>1008,9999996</text:p>
          </table:table-cell>
          <table:table-cell table:formula="of:=([.C195]*[.$B$297])-([.C195]*[.$B$296])+[.$B$296]" office:value-type="float" office:value="1008.6008001" calcext:value-type="float">
            <text:p>1008,6008001</text:p>
          </table:table-cell>
          <table:table-cell table:formula="of:=([.D195]-[.E195])^2" office:value-type="float" office:value="0.159360240800257" calcext:value-type="float">
            <text:p>0,159360240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526316" calcext:value-type="float">
            <text:p>0,526316</text:p>
          </table:table-cell>
          <table:table-cell office:value-type="float" office:value="0.501638" calcext:value-type="float">
            <text:p>0,501638</text:p>
          </table:table-cell>
          <table:table-cell table:formula="of:=([.B196]*[.$B$297])-([.B196]*[.$B$296])+[.$B$296]" office:value-type="float" office:value="1009.5000036" calcext:value-type="float">
            <text:p>1009,5000036</text:p>
          </table:table-cell>
          <table:table-cell table:formula="of:=([.C196]*[.$B$297])-([.C196]*[.$B$296])+[.$B$296]" office:value-type="float" office:value="1009.0780098" calcext:value-type="float">
            <text:p>1009,0780098</text:p>
          </table:table-cell>
          <table:table-cell table:formula="of:=([.D196]-[.E196])^2" office:value-type="float" office:value="0.178078767238436" calcext:value-type="float">
            <text:p>0,178078767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555556" calcext:value-type="float">
            <text:p>0,555556</text:p>
          </table:table-cell>
          <table:table-cell office:value-type="float" office:value="0.532561" calcext:value-type="float">
            <text:p>0,532561</text:p>
          </table:table-cell>
          <table:table-cell table:formula="of:=([.B197]*[.$B$297])-([.B197]*[.$B$296])+[.$B$296]" office:value-type="float" office:value="1010.0000076" calcext:value-type="float">
            <text:p>1010,0000076</text:p>
          </table:table-cell>
          <table:table-cell table:formula="of:=([.C197]*[.$B$297])-([.C197]*[.$B$296])+[.$B$296]" office:value-type="float" office:value="1009.6067931" calcext:value-type="float">
            <text:p>1009,6067931</text:p>
          </table:table-cell>
          <table:table-cell table:formula="of:=([.D197]-[.E197])^2" office:value-type="float" office:value="0.154617643010249" calcext:value-type="float">
            <text:p>0,15461764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584795" calcext:value-type="float">
            <text:p>0,584795</text:p>
          </table:table-cell>
          <table:table-cell office:value-type="float" office:value="0.553525" calcext:value-type="float">
            <text:p>0,553525</text:p>
          </table:table-cell>
          <table:table-cell table:formula="of:=([.B198]*[.$B$297])-([.B198]*[.$B$296])+[.$B$296]" office:value-type="float" office:value="1010.4999945" calcext:value-type="float">
            <text:p>1010,4999945</text:p>
          </table:table-cell>
          <table:table-cell table:formula="of:=([.C198]*[.$B$297])-([.C198]*[.$B$296])+[.$B$296]" office:value-type="float" office:value="1009.9652775" calcext:value-type="float">
            <text:p>1009,9652775</text:p>
          </table:table-cell>
          <table:table-cell table:formula="of:=([.D198]-[.E198])^2" office:value-type="float" office:value="0.285922270089001" calcext:value-type="float">
            <text:p>0,285922270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614035" calcext:value-type="float">
            <text:p>0,614035</text:p>
          </table:table-cell>
          <table:table-cell office:value-type="float" office:value="0.56246" calcext:value-type="float">
            <text:p>0,56246</text:p>
          </table:table-cell>
          <table:table-cell table:formula="of:=([.B199]*[.$B$297])-([.B199]*[.$B$296])+[.$B$296]" office:value-type="float" office:value="1010.9999985" calcext:value-type="float">
            <text:p>1010,9999985</text:p>
          </table:table-cell>
          <table:table-cell table:formula="of:=([.C199]*[.$B$297])-([.C199]*[.$B$296])+[.$B$296]" office:value-type="float" office:value="1010.118066" calcext:value-type="float">
            <text:p>1010,118066</text:p>
          </table:table-cell>
          <table:table-cell table:formula="of:=([.D199]-[.E199])^2" office:value-type="float" office:value="0.777804934556359" calcext:value-type="float">
            <text:p>0,777804934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602339" calcext:value-type="float">
            <text:p>0,602339</text:p>
          </table:table-cell>
          <table:table-cell office:value-type="float" office:value="0.563898" calcext:value-type="float">
            <text:p>0,563898</text:p>
          </table:table-cell>
          <table:table-cell table:formula="of:=([.B200]*[.$B$297])-([.B200]*[.$B$296])+[.$B$296]" office:value-type="float" office:value="1010.7999969" calcext:value-type="float">
            <text:p>1010,7999969</text:p>
          </table:table-cell>
          <table:table-cell table:formula="of:=([.C200]*[.$B$297])-([.C200]*[.$B$296])+[.$B$296]" office:value-type="float" office:value="1010.1426558" calcext:value-type="float">
            <text:p>1010,1426558</text:p>
          </table:table-cell>
          <table:table-cell table:formula="of:=([.D200]-[.E200])^2" office:value-type="float" office:value="0.432097321749131" calcext:value-type="float">
            <text:p>0,432097321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08187" calcext:value-type="float">
            <text:p>0,608187</text:p>
          </table:table-cell>
          <table:table-cell office:value-type="float" office:value="0.551631" calcext:value-type="float">
            <text:p>0,551631</text:p>
          </table:table-cell>
          <table:table-cell table:formula="of:=([.B201]*[.$B$297])-([.B201]*[.$B$296])+[.$B$296]" office:value-type="float" office:value="1010.8999977" calcext:value-type="float">
            <text:p>1010,8999977</text:p>
          </table:table-cell>
          <table:table-cell table:formula="of:=([.C201]*[.$B$297])-([.C201]*[.$B$296])+[.$B$296]" office:value-type="float" office:value="1009.9328901" calcext:value-type="float">
            <text:p>1009,9328901</text:p>
          </table:table-cell>
          <table:table-cell table:formula="of:=([.D201]-[.E201])^2" office:value-type="float" office:value="0.935297109977688" calcext:value-type="float">
            <text:p>0,9352971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584795" calcext:value-type="float">
            <text:p>0,584795</text:p>
          </table:table-cell>
          <table:table-cell office:value-type="float" office:value="0.534314" calcext:value-type="float">
            <text:p>0,534314</text:p>
          </table:table-cell>
          <table:table-cell table:formula="of:=([.B202]*[.$B$297])-([.B202]*[.$B$296])+[.$B$296]" office:value-type="float" office:value="1010.4999945" calcext:value-type="float">
            <text:p>1010,4999945</text:p>
          </table:table-cell>
          <table:table-cell table:formula="of:=([.C202]*[.$B$297])-([.C202]*[.$B$296])+[.$B$296]" office:value-type="float" office:value="1009.6367694" calcext:value-type="float">
            <text:p>1009,6367694</text:p>
          </table:table-cell>
          <table:table-cell table:formula="of:=([.D202]-[.E202])^2" office:value-type="float" office:value="0.745157573270049" calcext:value-type="float">
            <text:p>0,745157573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532164" calcext:value-type="float">
            <text:p>0,532164</text:p>
          </table:table-cell>
          <table:table-cell office:value-type="float" office:value="0.521553" calcext:value-type="float">
            <text:p>0,521553</text:p>
          </table:table-cell>
          <table:table-cell table:formula="of:=([.B203]*[.$B$297])-([.B203]*[.$B$296])+[.$B$296]" office:value-type="float" office:value="1009.6000044" calcext:value-type="float">
            <text:p>1009,6000044</text:p>
          </table:table-cell>
          <table:table-cell table:formula="of:=([.C203]*[.$B$297])-([.C203]*[.$B$296])+[.$B$296]" office:value-type="float" office:value="1009.4185563" calcext:value-type="float">
            <text:p>1009,4185563</text:p>
          </table:table-cell>
          <table:table-cell table:formula="of:=([.D203]-[.E203])^2" office:value-type="float" office:value="0.0329234129935729" calcext:value-type="float">
            <text:p>0,03292341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491228" calcext:value-type="float">
            <text:p>0,491228</text:p>
          </table:table-cell>
          <table:table-cell office:value-type="float" office:value="0.504192" calcext:value-type="float">
            <text:p>0,504192</text:p>
          </table:table-cell>
          <table:table-cell table:formula="of:=([.B204]*[.$B$297])-([.B204]*[.$B$296])+[.$B$296]" office:value-type="float" office:value="1008.8999988" calcext:value-type="float">
            <text:p>1008,8999988</text:p>
          </table:table-cell>
          <table:table-cell table:formula="of:=([.C204]*[.$B$297])-([.C204]*[.$B$296])+[.$B$296]" office:value-type="float" office:value="1009.1216832" calcext:value-type="float">
            <text:p>1009,1216832</text:p>
          </table:table-cell>
          <table:table-cell table:formula="of:=([.D204]-[.E204])^2" office:value-type="float" office:value="0.0491439732033415" calcext:value-type="float">
            <text:p>0,049143973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461988" calcext:value-type="float">
            <text:p>0,461988</text:p>
          </table:table-cell>
          <table:table-cell office:value-type="float" office:value="0.47745" calcext:value-type="float">
            <text:p>0,47745</text:p>
          </table:table-cell>
          <table:table-cell table:formula="of:=([.B205]*[.$B$297])-([.B205]*[.$B$296])+[.$B$296]" office:value-type="float" office:value="1008.3999948" calcext:value-type="float">
            <text:p>1008,3999948</text:p>
          </table:table-cell>
          <table:table-cell table:formula="of:=([.C205]*[.$B$297])-([.C205]*[.$B$296])+[.$B$296]" office:value-type="float" office:value="1008.664395" calcext:value-type="float">
            <text:p>1008,664395</text:p>
          </table:table-cell>
          <table:table-cell table:formula="of:=([.D205]-[.E205])^2" office:value-type="float" office:value="0.069907465760016" calcext:value-type="float">
            <text:p>0,069907465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450292" calcext:value-type="float">
            <text:p>0,450292</text:p>
          </table:table-cell>
          <table:table-cell office:value-type="float" office:value="0.452906" calcext:value-type="float">
            <text:p>0,452906</text:p>
          </table:table-cell>
          <table:table-cell table:formula="of:=([.B206]*[.$B$297])-([.B206]*[.$B$296])+[.$B$296]" office:value-type="float" office:value="1008.1999932" calcext:value-type="float">
            <text:p>1008,1999932</text:p>
          </table:table-cell>
          <table:table-cell table:formula="of:=([.C206]*[.$B$297])-([.C206]*[.$B$296])+[.$B$296]" office:value-type="float" office:value="1008.2446926" calcext:value-type="float">
            <text:p>1008,2446926</text:p>
          </table:table-cell>
          <table:table-cell table:formula="of:=([.D206]-[.E206])^2" office:value-type="float" office:value="0.00199803636036118" calcext:value-type="float">
            <text:p>0,001998036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461988" calcext:value-type="float">
            <text:p>0,461988</text:p>
          </table:table-cell>
          <table:table-cell office:value-type="float" office:value="0.450673" calcext:value-type="float">
            <text:p>0,450673</text:p>
          </table:table-cell>
          <table:table-cell table:formula="of:=([.B207]*[.$B$297])-([.B207]*[.$B$296])+[.$B$296]" office:value-type="float" office:value="1008.3999948" calcext:value-type="float">
            <text:p>1008,3999948</text:p>
          </table:table-cell>
          <table:table-cell table:formula="of:=([.C207]*[.$B$297])-([.C207]*[.$B$296])+[.$B$296]" office:value-type="float" office:value="1008.2065083" calcext:value-type="float">
            <text:p>1008,2065083</text:p>
          </table:table-cell>
          <table:table-cell table:formula="of:=([.D207]-[.E207])^2" office:value-type="float" office:value="0.0374370256822743" calcext:value-type="float">
            <text:p>0,037437025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45614" calcext:value-type="float">
            <text:p>0,45614</text:p>
          </table:table-cell>
          <table:table-cell office:value-type="float" office:value="0.473961" calcext:value-type="float">
            <text:p>0,473961</text:p>
          </table:table-cell>
          <table:table-cell table:formula="of:=([.B208]*[.$B$297])-([.B208]*[.$B$296])+[.$B$296]" office:value-type="float" office:value="1008.299994" calcext:value-type="float">
            <text:p>1008,299994</text:p>
          </table:table-cell>
          <table:table-cell table:formula="of:=([.C208]*[.$B$297])-([.C208]*[.$B$296])+[.$B$296]" office:value-type="float" office:value="1008.6047331" calcext:value-type="float">
            <text:p>1008,6047331</text:p>
          </table:table-cell>
          <table:table-cell table:formula="of:=([.D208]-[.E208])^2" office:value-type="float" office:value="0.0928659190688138" calcext:value-type="float">
            <text:p>0,092865919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549708" calcext:value-type="float">
            <text:p>0,549708</text:p>
          </table:table-cell>
          <table:table-cell office:value-type="float" office:value="0.491083" calcext:value-type="float">
            <text:p>0,491083</text:p>
          </table:table-cell>
          <table:table-cell table:formula="of:=([.B209]*[.$B$297])-([.B209]*[.$B$296])+[.$B$296]" office:value-type="float" office:value="1009.9000068" calcext:value-type="float">
            <text:p>1009,9000068</text:p>
          </table:table-cell>
          <table:table-cell table:formula="of:=([.C209]*[.$B$297])-([.C209]*[.$B$296])+[.$B$296]" office:value-type="float" office:value="1008.8975193" calcext:value-type="float">
            <text:p>1008,8975193</text:p>
          </table:table-cell>
          <table:table-cell table:formula="of:=([.D209]-[.E209])^2" office:value-type="float" office:value="1.00498118765608" calcext:value-type="float">
            <text:p>1,004981187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567251" calcext:value-type="float">
            <text:p>0,567251</text:p>
          </table:table-cell>
          <table:table-cell office:value-type="float" office:value="0.545162" calcext:value-type="float">
            <text:p>0,545162</text:p>
          </table:table-cell>
          <table:table-cell table:formula="of:=([.B210]*[.$B$297])-([.B210]*[.$B$296])+[.$B$296]" office:value-type="float" office:value="1010.1999921" calcext:value-type="float">
            <text:p>1010,1999921</text:p>
          </table:table-cell>
          <table:table-cell table:formula="of:=([.C210]*[.$B$297])-([.C210]*[.$B$296])+[.$B$296]" office:value-type="float" office:value="1009.8222702" calcext:value-type="float">
            <text:p>1009,8222702</text:p>
          </table:table-cell>
          <table:table-cell table:formula="of:=([.D210]-[.E210])^2" office:value-type="float" office:value="0.142673833739683" calcext:value-type="float">
            <text:p>0,142673833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561404" calcext:value-type="float">
            <text:p>0,561404</text:p>
          </table:table-cell>
          <table:table-cell office:value-type="float" office:value="0.577024" calcext:value-type="float">
            <text:p>0,577024</text:p>
          </table:table-cell>
          <table:table-cell table:formula="of:=([.B211]*[.$B$297])-([.B211]*[.$B$296])+[.$B$296]" office:value-type="float" office:value="1010.1000084" calcext:value-type="float">
            <text:p>1010,1000084</text:p>
          </table:table-cell>
          <table:table-cell table:formula="of:=([.C211]*[.$B$297])-([.C211]*[.$B$296])+[.$B$296]" office:value-type="float" office:value="1010.3671104" calcext:value-type="float">
            <text:p>1010,3671104</text:p>
          </table:table-cell>
          <table:table-cell table:formula="of:=([.D211]-[.E211])^2" office:value-type="float" office:value="0.0713434784040121" calcext:value-type="float">
            <text:p>0,071343478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596491" calcext:value-type="float">
            <text:p>0,596491</text:p>
          </table:table-cell>
          <table:table-cell office:value-type="float" office:value="0.563367" calcext:value-type="float">
            <text:p>0,563367</text:p>
          </table:table-cell>
          <table:table-cell table:formula="of:=([.B212]*[.$B$297])-([.B212]*[.$B$296])+[.$B$296]" office:value-type="float" office:value="1010.6999961" calcext:value-type="float">
            <text:p>1010,6999961</text:p>
          </table:table-cell>
          <table:table-cell table:formula="of:=([.C212]*[.$B$297])-([.C212]*[.$B$296])+[.$B$296]" office:value-type="float" office:value="1010.1335757" calcext:value-type="float">
            <text:p>1010,1335757</text:p>
          </table:table-cell>
          <table:table-cell table:formula="of:=([.D212]-[.E212])^2" office:value-type="float" office:value="0.320832069536126" calcext:value-type="float">
            <text:p>0,320832069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555556" calcext:value-type="float">
            <text:p>0,555556</text:p>
          </table:table-cell>
          <table:table-cell office:value-type="float" office:value="0.5523" calcext:value-type="float">
            <text:p>0,5523</text:p>
          </table:table-cell>
          <table:table-cell table:formula="of:=([.B213]*[.$B$297])-([.B213]*[.$B$296])+[.$B$296]" office:value-type="float" office:value="1010.0000076" calcext:value-type="float">
            <text:p>1010,0000076</text:p>
          </table:table-cell>
          <table:table-cell table:formula="of:=([.C213]*[.$B$297])-([.C213]*[.$B$296])+[.$B$296]" office:value-type="float" office:value="1009.94433" calcext:value-type="float">
            <text:p>1009,94433</text:p>
          </table:table-cell>
          <table:table-cell table:formula="of:=([.D213]-[.E213])^2" office:value-type="float" office:value="0.00309999514175635" calcext:value-type="float">
            <text:p>0,003099995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532164" calcext:value-type="float">
            <text:p>0,532164</text:p>
          </table:table-cell>
          <table:table-cell office:value-type="float" office:value="0.533035" calcext:value-type="float">
            <text:p>0,533035</text:p>
          </table:table-cell>
          <table:table-cell table:formula="of:=([.B214]*[.$B$297])-([.B214]*[.$B$296])+[.$B$296]" office:value-type="float" office:value="1009.6000044" calcext:value-type="float">
            <text:p>1009,6000044</text:p>
          </table:table-cell>
          <table:table-cell table:formula="of:=([.C214]*[.$B$297])-([.C214]*[.$B$296])+[.$B$296]" office:value-type="float" office:value="1009.6148985" calcext:value-type="float">
            <text:p>1009,6148985</text:p>
          </table:table-cell>
          <table:table-cell table:formula="of:=([.D214]-[.E214])^2" office:value-type="float" office:value="0.000221834214809769" calcext:value-type="float">
            <text:p>0,000221834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51462" calcext:value-type="float">
            <text:p>0,51462</text:p>
          </table:table-cell>
          <table:table-cell office:value-type="float" office:value="0.509924" calcext:value-type="float">
            <text:p>0,509924</text:p>
          </table:table-cell>
          <table:table-cell table:formula="of:=([.B215]*[.$B$297])-([.B215]*[.$B$296])+[.$B$296]" office:value-type="float" office:value="1009.300002" calcext:value-type="float">
            <text:p>1009,300002</text:p>
          </table:table-cell>
          <table:table-cell table:formula="of:=([.C215]*[.$B$297])-([.C215]*[.$B$296])+[.$B$296]" office:value-type="float" office:value="1009.2197004" calcext:value-type="float">
            <text:p>1009,2197004</text:p>
          </table:table-cell>
          <table:table-cell table:formula="of:=([.D215]-[.E215])^2" office:value-type="float" office:value="0.00644834696257574" calcext:value-type="float">
            <text:p>0,00644834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48538" calcext:value-type="float">
            <text:p>0,48538</text:p>
          </table:table-cell>
          <table:table-cell office:value-type="float" office:value="0.492739" calcext:value-type="float">
            <text:p>0,492739</text:p>
          </table:table-cell>
          <table:table-cell table:formula="of:=([.B216]*[.$B$297])-([.B216]*[.$B$296])+[.$B$296]" office:value-type="float" office:value="1008.799998" calcext:value-type="float">
            <text:p>1008,799998</text:p>
          </table:table-cell>
          <table:table-cell table:formula="of:=([.C216]*[.$B$297])-([.C216]*[.$B$296])+[.$B$296]" office:value-type="float" office:value="1008.9258369" calcext:value-type="float">
            <text:p>1008,9258369</text:p>
          </table:table-cell>
          <table:table-cell table:formula="of:=([.D216]-[.E216])^2" office:value-type="float" office:value="0.0158354287532005" calcext:value-type="float">
            <text:p>0,015835428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491228" calcext:value-type="float">
            <text:p>0,491228</text:p>
          </table:table-cell>
          <table:table-cell office:value-type="float" office:value="0.479278" calcext:value-type="float">
            <text:p>0,479278</text:p>
          </table:table-cell>
          <table:table-cell table:formula="of:=([.B217]*[.$B$297])-([.B217]*[.$B$296])+[.$B$296]" office:value-type="float" office:value="1008.8999988" calcext:value-type="float">
            <text:p>1008,8999988</text:p>
          </table:table-cell>
          <table:table-cell table:formula="of:=([.C217]*[.$B$297])-([.C217]*[.$B$296])+[.$B$296]" office:value-type="float" office:value="1008.6956538" calcext:value-type="float">
            <text:p>1008,6956538</text:p>
          </table:table-cell>
          <table:table-cell table:formula="of:=([.D217]-[.E217])^2" office:value-type="float" office:value="0.0417568790250421" calcext:value-type="float">
            <text:p>0,04175687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497076" calcext:value-type="float">
            <text:p>0,497076</text:p>
          </table:table-cell>
          <table:table-cell office:value-type="float" office:value="0.483419" calcext:value-type="float">
            <text:p>0,483419</text:p>
          </table:table-cell>
          <table:table-cell table:formula="of:=([.B218]*[.$B$297])-([.B218]*[.$B$296])+[.$B$296]" office:value-type="float" office:value="1008.9999996" calcext:value-type="float">
            <text:p>1008,9999996</text:p>
          </table:table-cell>
          <table:table-cell table:formula="of:=([.C218]*[.$B$297])-([.C218]*[.$B$296])+[.$B$296]" office:value-type="float" office:value="1008.7664649" calcext:value-type="float">
            <text:p>1008,7664649</text:p>
          </table:table-cell>
          <table:table-cell table:formula="of:=([.D218]-[.E218])^2" office:value-type="float" office:value="0.0545384561040667" calcext:value-type="float">
            <text:p>0,054538456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508772" calcext:value-type="float">
            <text:p>0,508772</text:p>
          </table:table-cell>
          <table:table-cell office:value-type="float" office:value="0.50051" calcext:value-type="float">
            <text:p>0,50051</text:p>
          </table:table-cell>
          <table:table-cell table:formula="of:=([.B219]*[.$B$297])-([.B219]*[.$B$296])+[.$B$296]" office:value-type="float" office:value="1009.2000012" calcext:value-type="float">
            <text:p>1009,2000012</text:p>
          </table:table-cell>
          <table:table-cell table:formula="of:=([.C219]*[.$B$297])-([.C219]*[.$B$296])+[.$B$296]" office:value-type="float" office:value="1009.058721" calcext:value-type="float">
            <text:p>1009,058721</text:p>
          </table:table-cell>
          <table:table-cell table:formula="of:=([.D219]-[.E219])^2" office:value-type="float" office:value="0.0199600949120352" calcext:value-type="float">
            <text:p>0,019960094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549708" calcext:value-type="float">
            <text:p>0,549708</text:p>
          </table:table-cell>
          <table:table-cell office:value-type="float" office:value="0.516864" calcext:value-type="float">
            <text:p>0,516864</text:p>
          </table:table-cell>
          <table:table-cell table:formula="of:=([.B220]*[.$B$297])-([.B220]*[.$B$296])+[.$B$296]" office:value-type="float" office:value="1009.9000068" calcext:value-type="float">
            <text:p>1009,9000068</text:p>
          </table:table-cell>
          <table:table-cell table:formula="of:=([.C220]*[.$B$297])-([.C220]*[.$B$296])+[.$B$296]" office:value-type="float" office:value="1009.3383744" calcext:value-type="float">
            <text:p>1009,3383744</text:p>
          </table:table-cell>
          <table:table-cell table:formula="of:=([.D220]-[.E220])^2" office:value-type="float" office:value="0.315430952729769" calcext:value-type="float">
            <text:p>0,315430952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614035" calcext:value-type="float">
            <text:p>0,614035</text:p>
          </table:table-cell>
          <table:table-cell office:value-type="float" office:value="0.542098" calcext:value-type="float">
            <text:p>0,542098</text:p>
          </table:table-cell>
          <table:table-cell table:formula="of:=([.B221]*[.$B$297])-([.B221]*[.$B$296])+[.$B$296]" office:value-type="float" office:value="1010.9999985" calcext:value-type="float">
            <text:p>1010,9999985</text:p>
          </table:table-cell>
          <table:table-cell table:formula="of:=([.C221]*[.$B$297])-([.C221]*[.$B$296])+[.$B$296]" office:value-type="float" office:value="1009.7698758" calcext:value-type="float">
            <text:p>1009,7698758</text:p>
          </table:table-cell>
          <table:table-cell table:formula="of:=([.D221]-[.E221])^2" office:value-type="float" office:value="1.51320185705566" calcext:value-type="float">
            <text:p>1,513201857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643275" calcext:value-type="float">
            <text:p>0,643275</text:p>
          </table:table-cell>
          <table:table-cell office:value-type="float" office:value="0.572745" calcext:value-type="float">
            <text:p>0,572745</text:p>
          </table:table-cell>
          <table:table-cell table:formula="of:=([.B222]*[.$B$297])-([.B222]*[.$B$296])+[.$B$296]" office:value-type="float" office:value="1011.5000025" calcext:value-type="float">
            <text:p>1011,5000025</text:p>
          </table:table-cell>
          <table:table-cell table:formula="of:=([.C222]*[.$B$297])-([.C222]*[.$B$296])+[.$B$296]" office:value-type="float" office:value="1010.2939395" calcext:value-type="float">
            <text:p>1010,2939395</text:p>
          </table:table-cell>
          <table:table-cell table:formula="of:=([.D222]-[.E222])^2" office:value-type="float" office:value="1.45458795996921" calcext:value-type="float">
            <text:p>1,4545879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678363" calcext:value-type="float">
            <text:p>0,678363</text:p>
          </table:table-cell>
          <table:table-cell office:value-type="float" office:value="0.582736" calcext:value-type="float">
            <text:p>0,582736</text:p>
          </table:table-cell>
          <table:table-cell table:formula="of:=([.B223]*[.$B$297])-([.B223]*[.$B$296])+[.$B$296]" office:value-type="float" office:value="1012.1000073" calcext:value-type="float">
            <text:p>1012,1000073</text:p>
          </table:table-cell>
          <table:table-cell table:formula="of:=([.C223]*[.$B$297])-([.C223]*[.$B$296])+[.$B$296]" office:value-type="float" office:value="1010.4647856" calcext:value-type="float">
            <text:p>1010,4647856</text:p>
          </table:table-cell>
          <table:table-cell table:formula="of:=([.D223]-[.E223])^2" office:value-type="float" office:value="2.67395000815085" calcext:value-type="float">
            <text:p>2,673950008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684211" calcext:value-type="float">
            <text:p>0,684211</text:p>
          </table:table-cell>
          <table:table-cell office:value-type="float" office:value="0.570121" calcext:value-type="float">
            <text:p>0,570121</text:p>
          </table:table-cell>
          <table:table-cell table:formula="of:=([.B224]*[.$B$297])-([.B224]*[.$B$296])+[.$B$296]" office:value-type="float" office:value="1012.2000081" calcext:value-type="float">
            <text:p>1012,2000081</text:p>
          </table:table-cell>
          <table:table-cell table:formula="of:=([.C224]*[.$B$297])-([.C224]*[.$B$296])+[.$B$296]" office:value-type="float" office:value="1010.2490691" calcext:value-type="float">
            <text:p>1010,2490691</text:p>
          </table:table-cell>
          <table:table-cell table:formula="of:=([.D224]-[.E224])^2" office:value-type="float" office:value="3.8061629817208" calcext:value-type="float">
            <text:p>3,806162981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660819" calcext:value-type="float">
            <text:p>0,660819</text:p>
          </table:table-cell>
          <table:table-cell office:value-type="float" office:value="0.54862" calcext:value-type="float">
            <text:p>0,54862</text:p>
          </table:table-cell>
          <table:table-cell table:formula="of:=([.B225]*[.$B$297])-([.B225]*[.$B$296])+[.$B$296]" office:value-type="float" office:value="1011.8000049" calcext:value-type="float">
            <text:p>1011,8000049</text:p>
          </table:table-cell>
          <table:table-cell table:formula="of:=([.C225]*[.$B$297])-([.C225]*[.$B$296])+[.$B$296]" office:value-type="float" office:value="1009.881402" calcext:value-type="float">
            <text:p>1009,881402</text:p>
          </table:table-cell>
          <table:table-cell table:formula="of:=([.D225]-[.E225])^2" office:value-type="float" office:value="3.6810370878884" calcext:value-type="float">
            <text:p>3,681037087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19883" calcext:value-type="float">
            <text:p>0,619883</text:p>
          </table:table-cell>
          <table:table-cell office:value-type="float" office:value="0.527908" calcext:value-type="float">
            <text:p>0,527908</text:p>
          </table:table-cell>
          <table:table-cell table:formula="of:=([.B226]*[.$B$297])-([.B226]*[.$B$296])+[.$B$296]" office:value-type="float" office:value="1011.0999993" calcext:value-type="float">
            <text:p>1011,0999993</text:p>
          </table:table-cell>
          <table:table-cell table:formula="of:=([.C226]*[.$B$297])-([.C226]*[.$B$296])+[.$B$296]" office:value-type="float" office:value="1009.5272268" calcext:value-type="float">
            <text:p>1009,5272268</text:p>
          </table:table-cell>
          <table:table-cell table:formula="of:=([.D226]-[.E226])^2" office:value-type="float" office:value="2.47361333675638" calcext:value-type="float">
            <text:p>2,473613336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596491" calcext:value-type="float">
            <text:p>0,596491</text:p>
          </table:table-cell>
          <table:table-cell office:value-type="float" office:value="0.512182" calcext:value-type="float">
            <text:p>0,512182</text:p>
          </table:table-cell>
          <table:table-cell table:formula="of:=([.B227]*[.$B$297])-([.B227]*[.$B$296])+[.$B$296]" office:value-type="float" office:value="1010.6999961" calcext:value-type="float">
            <text:p>1010,6999961</text:p>
          </table:table-cell>
          <table:table-cell table:formula="of:=([.C227]*[.$B$297])-([.C227]*[.$B$296])+[.$B$296]" office:value-type="float" office:value="1009.2583122" calcext:value-type="float">
            <text:p>1009,2583122</text:p>
          </table:table-cell>
          <table:table-cell table:formula="of:=([.D227]-[.E227])^2" office:value-type="float" office:value="2.07845246751901" calcext:value-type="float">
            <text:p>2,078452467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561404" calcext:value-type="float">
            <text:p>0,561404</text:p>
          </table:table-cell>
          <table:table-cell office:value-type="float" office:value="0.498329" calcext:value-type="float">
            <text:p>0,498329</text:p>
          </table:table-cell>
          <table:table-cell table:formula="of:=([.B228]*[.$B$297])-([.B228]*[.$B$296])+[.$B$296]" office:value-type="float" office:value="1010.1000084" calcext:value-type="float">
            <text:p>1010,1000084</text:p>
          </table:table-cell>
          <table:table-cell table:formula="of:=([.C228]*[.$B$297])-([.C228]*[.$B$296])+[.$B$296]" office:value-type="float" office:value="1009.0214259" calcext:value-type="float">
            <text:p>1009,0214259</text:p>
          </table:table-cell>
          <table:table-cell table:formula="of:=([.D228]-[.E228])^2" office:value-type="float" office:value="1.16334020930633" calcext:value-type="float">
            <text:p>1,163340209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526316" calcext:value-type="float">
            <text:p>0,526316</text:p>
          </table:table-cell>
          <table:table-cell office:value-type="float" office:value="0.491317" calcext:value-type="float">
            <text:p>0,491317</text:p>
          </table:table-cell>
          <table:table-cell table:formula="of:=([.B229]*[.$B$297])-([.B229]*[.$B$296])+[.$B$296]" office:value-type="float" office:value="1009.5000036" calcext:value-type="float">
            <text:p>1009,5000036</text:p>
          </table:table-cell>
          <table:table-cell table:formula="of:=([.C229]*[.$B$297])-([.C229]*[.$B$296])+[.$B$296]" office:value-type="float" office:value="1008.9015207" calcext:value-type="float">
            <text:p>1008,9015207</text:p>
          </table:table-cell>
          <table:table-cell table:formula="of:=([.D229]-[.E229])^2" office:value-type="float" office:value="0.358181781592436" calcext:value-type="float">
            <text:p>0,358181781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520468" calcext:value-type="float">
            <text:p>0,520468</text:p>
          </table:table-cell>
          <table:table-cell office:value-type="float" office:value="0.485696" calcext:value-type="float">
            <text:p>0,485696</text:p>
          </table:table-cell>
          <table:table-cell table:formula="of:=([.B230]*[.$B$297])-([.B230]*[.$B$296])+[.$B$296]" office:value-type="float" office:value="1009.4000028" calcext:value-type="float">
            <text:p>1009,4000028</text:p>
          </table:table-cell>
          <table:table-cell table:formula="of:=([.C230]*[.$B$297])-([.C230]*[.$B$296])+[.$B$296]" office:value-type="float" office:value="1008.8054016" calcext:value-type="float">
            <text:p>1008,8054016</text:p>
          </table:table-cell>
          <table:table-cell table:formula="of:=([.D230]-[.E230])^2" office:value-type="float" office:value="0.353550587041372" calcext:value-type="float">
            <text:p>0,35355058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526316" calcext:value-type="float">
            <text:p>0,526316</text:p>
          </table:table-cell>
          <table:table-cell office:value-type="float" office:value="0.482263" calcext:value-type="float">
            <text:p>0,482263</text:p>
          </table:table-cell>
          <table:table-cell table:formula="of:=([.B231]*[.$B$297])-([.B231]*[.$B$296])+[.$B$296]" office:value-type="float" office:value="1009.5000036" calcext:value-type="float">
            <text:p>1009,5000036</text:p>
          </table:table-cell>
          <table:table-cell table:formula="of:=([.C231]*[.$B$297])-([.C231]*[.$B$296])+[.$B$296]" office:value-type="float" office:value="1008.7466973" calcext:value-type="float">
            <text:p>1008,7466973</text:p>
          </table:table-cell>
          <table:table-cell table:formula="of:=([.D231]-[.E231])^2" office:value-type="float" office:value="0.567470381619634" calcext:value-type="float">
            <text:p>0,567470381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54386" calcext:value-type="float">
            <text:p>0,54386</text:p>
          </table:table-cell>
          <table:table-cell office:value-type="float" office:value="0.495612" calcext:value-type="float">
            <text:p>0,495612</text:p>
          </table:table-cell>
          <table:table-cell table:formula="of:=([.B232]*[.$B$297])-([.B232]*[.$B$296])+[.$B$296]" office:value-type="float" office:value="1009.800006" calcext:value-type="float">
            <text:p>1009,800006</text:p>
          </table:table-cell>
          <table:table-cell table:formula="of:=([.C232]*[.$B$297])-([.C232]*[.$B$296])+[.$B$296]" office:value-type="float" office:value="1008.9749652" calcext:value-type="float">
            <text:p>1008,9749652</text:p>
          </table:table-cell>
          <table:table-cell table:formula="of:=([.D232]-[.E232])^2" office:value-type="float" office:value="0.680692321664658" calcext:value-type="float">
            <text:p>0,680692321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54386" calcext:value-type="float">
            <text:p>0,54386</text:p>
          </table:table-cell>
          <table:table-cell office:value-type="float" office:value="0.519864" calcext:value-type="float">
            <text:p>0,519864</text:p>
          </table:table-cell>
          <table:table-cell table:formula="of:=([.B233]*[.$B$297])-([.B233]*[.$B$296])+[.$B$296]" office:value-type="float" office:value="1009.800006" calcext:value-type="float">
            <text:p>1009,800006</text:p>
          </table:table-cell>
          <table:table-cell table:formula="of:=([.C233]*[.$B$297])-([.C233]*[.$B$296])+[.$B$296]" office:value-type="float" office:value="1009.3896744" calcext:value-type="float">
            <text:p>1009,3896744</text:p>
          </table:table-cell>
          <table:table-cell table:formula="of:=([.D233]-[.E233])^2" office:value-type="float" office:value="0.168372021958612" calcext:value-type="float">
            <text:p>0,16837202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549708" calcext:value-type="float">
            <text:p>0,549708</text:p>
          </table:table-cell>
          <table:table-cell office:value-type="float" office:value="0.532518" calcext:value-type="float">
            <text:p>0,532518</text:p>
          </table:table-cell>
          <table:table-cell table:formula="of:=([.B234]*[.$B$297])-([.B234]*[.$B$296])+[.$B$296]" office:value-type="float" office:value="1009.9000068" calcext:value-type="float">
            <text:p>1009,9000068</text:p>
          </table:table-cell>
          <table:table-cell table:formula="of:=([.C234]*[.$B$297])-([.C234]*[.$B$296])+[.$B$296]" office:value-type="float" office:value="1009.6060578" calcext:value-type="float">
            <text:p>1009,6060578</text:p>
          </table:table-cell>
          <table:table-cell table:formula="of:=([.D234]-[.E234])^2" office:value-type="float" office:value="0.0864060146009987" calcext:value-type="float">
            <text:p>0,086406014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619883" calcext:value-type="float">
            <text:p>0,619883</text:p>
          </table:table-cell>
          <table:table-cell office:value-type="float" office:value="0.531614" calcext:value-type="float">
            <text:p>0,531614</text:p>
          </table:table-cell>
          <table:table-cell table:formula="of:=([.B235]*[.$B$297])-([.B235]*[.$B$296])+[.$B$296]" office:value-type="float" office:value="1011.0999993" calcext:value-type="float">
            <text:p>1011,0999993</text:p>
          </table:table-cell>
          <table:table-cell table:formula="of:=([.C235]*[.$B$297])-([.C235]*[.$B$296])+[.$B$296]" office:value-type="float" office:value="1009.5905994" calcext:value-type="float">
            <text:p>1009,5905994</text:p>
          </table:table-cell>
          <table:table-cell table:formula="of:=([.D235]-[.E235])^2" office:value-type="float" office:value="2.2782880581202" calcext:value-type="float">
            <text:p>2,278288058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637427" calcext:value-type="float">
            <text:p>0,637427</text:p>
          </table:table-cell>
          <table:table-cell office:value-type="float" office:value="0.550898" calcext:value-type="float">
            <text:p>0,550898</text:p>
          </table:table-cell>
          <table:table-cell table:formula="of:=([.B236]*[.$B$297])-([.B236]*[.$B$296])+[.$B$296]" office:value-type="float" office:value="1011.4000017" calcext:value-type="float">
            <text:p>1011,4000017</text:p>
          </table:table-cell>
          <table:table-cell table:formula="of:=([.C236]*[.$B$297])-([.C236]*[.$B$296])+[.$B$296]" office:value-type="float" office:value="1009.9203558" calcext:value-type="float">
            <text:p>1009,9203558</text:p>
          </table:table-cell>
          <table:table-cell table:formula="of:=([.D236]-[.E236])^2" office:value-type="float" office:value="2.18935198938658" calcext:value-type="float">
            <text:p>2,189351989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619883" calcext:value-type="float">
            <text:p>0,619883</text:p>
          </table:table-cell>
          <table:table-cell office:value-type="float" office:value="0.567449" calcext:value-type="float">
            <text:p>0,567449</text:p>
          </table:table-cell>
          <table:table-cell table:formula="of:=([.B237]*[.$B$297])-([.B237]*[.$B$296])+[.$B$296]" office:value-type="float" office:value="1011.0999993" calcext:value-type="float">
            <text:p>1011,0999993</text:p>
          </table:table-cell>
          <table:table-cell table:formula="of:=([.C237]*[.$B$297])-([.C237]*[.$B$296])+[.$B$296]" office:value-type="float" office:value="1010.2033779" calcext:value-type="float">
            <text:p>1010,2033779</text:p>
          </table:table-cell>
          <table:table-cell table:formula="of:=([.D237]-[.E237])^2" office:value-type="float" office:value="0.803929934938089" calcext:value-type="float">
            <text:p>0,803929934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584795" calcext:value-type="float">
            <text:p>0,584795</text:p>
          </table:table-cell>
          <table:table-cell office:value-type="float" office:value="0.553967" calcext:value-type="float">
            <text:p>0,553967</text:p>
          </table:table-cell>
          <table:table-cell table:formula="of:=([.B238]*[.$B$297])-([.B238]*[.$B$296])+[.$B$296]" office:value-type="float" office:value="1010.4999945" calcext:value-type="float">
            <text:p>1010,4999945</text:p>
          </table:table-cell>
          <table:table-cell table:formula="of:=([.C238]*[.$B$297])-([.C238]*[.$B$296])+[.$B$296]" office:value-type="float" office:value="1009.9728357" calcext:value-type="float">
            <text:p>1009,9728357</text:p>
          </table:table-cell>
          <table:table-cell table:formula="of:=([.D238]-[.E238])^2" office:value-type="float" office:value="0.277896400417495" calcext:value-type="float">
            <text:p>0,277896400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561404" calcext:value-type="float">
            <text:p>0,561404</text:p>
          </table:table-cell>
          <table:table-cell office:value-type="float" office:value="0.525573" calcext:value-type="float">
            <text:p>0,525573</text:p>
          </table:table-cell>
          <table:table-cell table:formula="of:=([.B239]*[.$B$297])-([.B239]*[.$B$296])+[.$B$296]" office:value-type="float" office:value="1010.1000084" calcext:value-type="float">
            <text:p>1010,1000084</text:p>
          </table:table-cell>
          <table:table-cell table:formula="of:=([.C239]*[.$B$297])-([.C239]*[.$B$296])+[.$B$296]" office:value-type="float" office:value="1009.4872983" calcext:value-type="float">
            <text:p>1009,4872983</text:p>
          </table:table-cell>
          <table:table-cell table:formula="of:=([.D239]-[.E239])^2" office:value-type="float" office:value="0.375413666641959" calcext:value-type="float">
            <text:p>0,375413666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54386" calcext:value-type="float">
            <text:p>0,54386</text:p>
          </table:table-cell>
          <table:table-cell office:value-type="float" office:value="0.501274" calcext:value-type="float">
            <text:p>0,501274</text:p>
          </table:table-cell>
          <table:table-cell table:formula="of:=([.B240]*[.$B$297])-([.B240]*[.$B$296])+[.$B$296]" office:value-type="float" office:value="1009.800006" calcext:value-type="float">
            <text:p>1009,800006</text:p>
          </table:table-cell>
          <table:table-cell table:formula="of:=([.C240]*[.$B$297])-([.C240]*[.$B$296])+[.$B$296]" office:value-type="float" office:value="1009.0717854" calcext:value-type="float">
            <text:p>1009,0717854</text:p>
          </table:table-cell>
          <table:table-cell table:formula="of:=([.D240]-[.E240])^2" office:value-type="float" office:value="0.530305242264505" calcext:value-type="float">
            <text:p>0,530305242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532164" calcext:value-type="float">
            <text:p>0,532164</text:p>
          </table:table-cell>
          <table:table-cell office:value-type="float" office:value="0.492026" calcext:value-type="float">
            <text:p>0,492026</text:p>
          </table:table-cell>
          <table:table-cell table:formula="of:=([.B241]*[.$B$297])-([.B241]*[.$B$296])+[.$B$296]" office:value-type="float" office:value="1009.6000044" calcext:value-type="float">
            <text:p>1009,6000044</text:p>
          </table:table-cell>
          <table:table-cell table:formula="of:=([.C241]*[.$B$297])-([.C241]*[.$B$296])+[.$B$296]" office:value-type="float" office:value="1008.9136446" calcext:value-type="float">
            <text:p>1008,9136446</text:p>
          </table:table-cell>
          <table:table-cell table:formula="of:=([.D241]-[.E241])^2" office:value-type="float" office:value="0.471089775056028" calcext:value-type="float">
            <text:p>0,471089775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54386" calcext:value-type="float">
            <text:p>0,54386</text:p>
          </table:table-cell>
          <table:table-cell office:value-type="float" office:value="0.494036" calcext:value-type="float">
            <text:p>0,494036</text:p>
          </table:table-cell>
          <table:table-cell table:formula="of:=([.B242]*[.$B$297])-([.B242]*[.$B$296])+[.$B$296]" office:value-type="float" office:value="1009.800006" calcext:value-type="float">
            <text:p>1009,800006</text:p>
          </table:table-cell>
          <table:table-cell table:formula="of:=([.C242]*[.$B$297])-([.C242]*[.$B$296])+[.$B$296]" office:value-type="float" office:value="1008.9480156" calcext:value-type="float">
            <text:p>1008,9480156</text:p>
          </table:table-cell>
          <table:table-cell table:formula="of:=([.D242]-[.E242])^2" office:value-type="float" office:value="0.725887641692314" calcext:value-type="float">
            <text:p>0,725887641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555556" calcext:value-type="float">
            <text:p>0,555556</text:p>
          </table:table-cell>
          <table:table-cell office:value-type="float" office:value="0.506346" calcext:value-type="float">
            <text:p>0,506346</text:p>
          </table:table-cell>
          <table:table-cell table:formula="of:=([.B243]*[.$B$297])-([.B243]*[.$B$296])+[.$B$296]" office:value-type="float" office:value="1010.0000076" calcext:value-type="float">
            <text:p>1010,0000076</text:p>
          </table:table-cell>
          <table:table-cell table:formula="of:=([.C243]*[.$B$297])-([.C243]*[.$B$296])+[.$B$296]" office:value-type="float" office:value="1009.1585166" calcext:value-type="float">
            <text:p>1009,1585166</text:p>
          </table:table-cell>
          <table:table-cell table:formula="of:=([.D243]-[.E243])^2" office:value-type="float" office:value="0.708107103081032" calcext:value-type="float">
            <text:p>0,708107103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567251" calcext:value-type="float">
            <text:p>0,567251</text:p>
          </table:table-cell>
          <table:table-cell office:value-type="float" office:value="0.524066" calcext:value-type="float">
            <text:p>0,524066</text:p>
          </table:table-cell>
          <table:table-cell table:formula="of:=([.B244]*[.$B$297])-([.B244]*[.$B$296])+[.$B$296]" office:value-type="float" office:value="1010.1999921" calcext:value-type="float">
            <text:p>1010,1999921</text:p>
          </table:table-cell>
          <table:table-cell table:formula="of:=([.C244]*[.$B$297])-([.C244]*[.$B$296])+[.$B$296]" office:value-type="float" office:value="1009.4615286" calcext:value-type="float">
            <text:p>1009,4615286</text:p>
          </table:table-cell>
          <table:table-cell table:formula="of:=([.D244]-[.E244])^2" office:value-type="float" office:value="0.5453283408322" calcext:value-type="float">
            <text:p>0,545328340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614035" calcext:value-type="float">
            <text:p>0,614035</text:p>
          </table:table-cell>
          <table:table-cell office:value-type="float" office:value="0.535654" calcext:value-type="float">
            <text:p>0,535654</text:p>
          </table:table-cell>
          <table:table-cell table:formula="of:=([.B245]*[.$B$297])-([.B245]*[.$B$296])+[.$B$296]" office:value-type="float" office:value="1010.9999985" calcext:value-type="float">
            <text:p>1010,9999985</text:p>
          </table:table-cell>
          <table:table-cell table:formula="of:=([.C245]*[.$B$297])-([.C245]*[.$B$296])+[.$B$296]" office:value-type="float" office:value="1009.6596834" calcext:value-type="float">
            <text:p>1009,6596834</text:p>
          </table:table-cell>
          <table:table-cell table:formula="of:=([.D245]-[.E245])^2" office:value-type="float" office:value="1.79644456728831" calcext:value-type="float">
            <text:p>1,796444567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660819" calcext:value-type="float">
            <text:p>0,660819</text:p>
          </table:table-cell>
          <table:table-cell office:value-type="float" office:value="0.550017" calcext:value-type="float">
            <text:p>0,550017</text:p>
          </table:table-cell>
          <table:table-cell table:formula="of:=([.B246]*[.$B$297])-([.B246]*[.$B$296])+[.$B$296]" office:value-type="float" office:value="1011.8000049" calcext:value-type="float">
            <text:p>1011,8000049</text:p>
          </table:table-cell>
          <table:table-cell table:formula="of:=([.C246]*[.$B$297])-([.C246]*[.$B$296])+[.$B$296]" office:value-type="float" office:value="1009.9052907" calcext:value-type="float">
            <text:p>1009,9052907</text:p>
          </table:table-cell>
          <table:table-cell table:formula="of:=([.D246]-[.E246])^2" office:value-type="float" office:value="3.58994189968146" calcext:value-type="float">
            <text:p>3,589941899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684211" calcext:value-type="float">
            <text:p>0,684211</text:p>
          </table:table-cell>
          <table:table-cell office:value-type="float" office:value="0.564577" calcext:value-type="float">
            <text:p>0,564577</text:p>
          </table:table-cell>
          <table:table-cell table:formula="of:=([.B247]*[.$B$297])-([.B247]*[.$B$296])+[.$B$296]" office:value-type="float" office:value="1012.2000081" calcext:value-type="float">
            <text:p>1012,2000081</text:p>
          </table:table-cell>
          <table:table-cell table:formula="of:=([.C247]*[.$B$297])-([.C247]*[.$B$296])+[.$B$296]" office:value-type="float" office:value="1010.1542667" calcext:value-type="float">
            <text:p>1010,1542667</text:p>
          </table:table-cell>
          <table:table-cell table:formula="of:=([.D247]-[.E247])^2" office:value-type="float" office:value="4.18505787567395" calcext:value-type="float">
            <text:p>4,185057875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707602" calcext:value-type="float">
            <text:p>0,707602</text:p>
          </table:table-cell>
          <table:table-cell office:value-type="float" office:value="0.562976" calcext:value-type="float">
            <text:p>0,562976</text:p>
          </table:table-cell>
          <table:table-cell table:formula="of:=([.B248]*[.$B$297])-([.B248]*[.$B$296])+[.$B$296]" office:value-type="float" office:value="1012.5999942" calcext:value-type="float">
            <text:p>1012,5999942</text:p>
          </table:table-cell>
          <table:table-cell table:formula="of:=([.C248]*[.$B$297])-([.C248]*[.$B$296])+[.$B$296]" office:value-type="float" office:value="1010.1268896" calcext:value-type="float">
            <text:p>1010,1268896</text:p>
          </table:table-cell>
          <table:table-cell table:formula="of:=([.D248]-[.E248])^2" office:value-type="float" office:value="6.11624636254144" calcext:value-type="float">
            <text:p>6,116246362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71345" calcext:value-type="float">
            <text:p>0,71345</text:p>
          </table:table-cell>
          <table:table-cell office:value-type="float" office:value="0.54604" calcext:value-type="float">
            <text:p>0,54604</text:p>
          </table:table-cell>
          <table:table-cell table:formula="of:=([.B249]*[.$B$297])-([.B249]*[.$B$296])+[.$B$296]" office:value-type="float" office:value="1012.699995" calcext:value-type="float">
            <text:p>1012,699995</text:p>
          </table:table-cell>
          <table:table-cell table:formula="of:=([.C249]*[.$B$297])-([.C249]*[.$B$296])+[.$B$296]" office:value-type="float" office:value="1009.837284" calcext:value-type="float">
            <text:p>1009,837284</text:p>
          </table:table-cell>
          <table:table-cell table:formula="of:=([.D249]-[.E249])^2" office:value-type="float" office:value="8.19511426952094" calcext:value-type="float">
            <text:p>8,195114269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701754" calcext:value-type="float">
            <text:p>0,701754</text:p>
          </table:table-cell>
          <table:table-cell office:value-type="float" office:value="0.527292" calcext:value-type="float">
            <text:p>0,527292</text:p>
          </table:table-cell>
          <table:table-cell table:formula="of:=([.B250]*[.$B$297])-([.B250]*[.$B$296])+[.$B$296]" office:value-type="float" office:value="1012.4999934" calcext:value-type="float">
            <text:p>1012,4999934</text:p>
          </table:table-cell>
          <table:table-cell table:formula="of:=([.C250]*[.$B$297])-([.C250]*[.$B$296])+[.$B$296]" office:value-type="float" office:value="1009.5166932" calcext:value-type="float">
            <text:p>1009,5166932</text:p>
          </table:table-cell>
          <table:table-cell table:formula="of:=([.D250]-[.E250])^2" office:value-type="float" office:value="8.90008008332022" calcext:value-type="float">
            <text:p>8,900080083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672515" calcext:value-type="float">
            <text:p>0,672515</text:p>
          </table:table-cell>
          <table:table-cell office:value-type="float" office:value="0.515165" calcext:value-type="float">
            <text:p>0,515165</text:p>
          </table:table-cell>
          <table:table-cell table:formula="of:=([.B251]*[.$B$297])-([.B251]*[.$B$296])+[.$B$296]" office:value-type="float" office:value="1012.0000065" calcext:value-type="float">
            <text:p>1012,0000065</text:p>
          </table:table-cell>
          <table:table-cell table:formula="of:=([.C251]*[.$B$297])-([.C251]*[.$B$296])+[.$B$296]" office:value-type="float" office:value="1009.3093215" calcext:value-type="float">
            <text:p>1009,3093215</text:p>
          </table:table-cell>
          <table:table-cell table:formula="of:=([.D251]-[.E251])^2" office:value-type="float" office:value="7.23978576922516" calcext:value-type="float">
            <text:p>7,239785769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625731" calcext:value-type="float">
            <text:p>0,625731</text:p>
          </table:table-cell>
          <table:table-cell office:value-type="float" office:value="0.50777" calcext:value-type="float">
            <text:p>0,50777</text:p>
          </table:table-cell>
          <table:table-cell table:formula="of:=([.B252]*[.$B$297])-([.B252]*[.$B$296])+[.$B$296]" office:value-type="float" office:value="1011.2000001" calcext:value-type="float">
            <text:p>1011,2000001</text:p>
          </table:table-cell>
          <table:table-cell table:formula="of:=([.C252]*[.$B$297])-([.C252]*[.$B$296])+[.$B$296]" office:value-type="float" office:value="1009.182867" calcext:value-type="float">
            <text:p>1009,182867</text:p>
          </table:table-cell>
          <table:table-cell table:formula="of:=([.D252]-[.E252])^2" office:value-type="float" office:value="4.06882594311571" calcext:value-type="float">
            <text:p>4,068825943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584795" calcext:value-type="float">
            <text:p>0,584795</text:p>
          </table:table-cell>
          <table:table-cell office:value-type="float" office:value="0.502703" calcext:value-type="float">
            <text:p>0,502703</text:p>
          </table:table-cell>
          <table:table-cell table:formula="of:=([.B253]*[.$B$297])-([.B253]*[.$B$296])+[.$B$296]" office:value-type="float" office:value="1010.4999945" calcext:value-type="float">
            <text:p>1010,4999945</text:p>
          </table:table-cell>
          <table:table-cell table:formula="of:=([.C253]*[.$B$297])-([.C253]*[.$B$296])+[.$B$296]" office:value-type="float" office:value="1009.0962213" calcext:value-type="float">
            <text:p>1009,0962213</text:p>
          </table:table-cell>
          <table:table-cell table:formula="of:=([.D253]-[.E253])^2" office:value-type="float" office:value="1.97057919703837" calcext:value-type="float">
            <text:p>1,97057919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555556" calcext:value-type="float">
            <text:p>0,555556</text:p>
          </table:table-cell>
          <table:table-cell office:value-type="float" office:value="0.494111" calcext:value-type="float">
            <text:p>0,494111</text:p>
          </table:table-cell>
          <table:table-cell table:formula="of:=([.B254]*[.$B$297])-([.B254]*[.$B$296])+[.$B$296]" office:value-type="float" office:value="1010.0000076" calcext:value-type="float">
            <text:p>1010,0000076</text:p>
          </table:table-cell>
          <table:table-cell table:formula="of:=([.C254]*[.$B$297])-([.C254]*[.$B$296])+[.$B$296]" office:value-type="float" office:value="1008.9492981" calcext:value-type="float">
            <text:p>1008,9492981</text:p>
          </table:table-cell>
          <table:table-cell table:formula="of:=([.D254]-[.E254])^2" office:value-type="float" office:value="1.10399045339009" calcext:value-type="float">
            <text:p>1,103990453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538012" calcext:value-type="float">
            <text:p>0,538012</text:p>
          </table:table-cell>
          <table:table-cell office:value-type="float" office:value="0.484147" calcext:value-type="float">
            <text:p>0,484147</text:p>
          </table:table-cell>
          <table:table-cell table:formula="of:=([.B255]*[.$B$297])-([.B255]*[.$B$296])+[.$B$296]" office:value-type="float" office:value="1009.7000052" calcext:value-type="float">
            <text:p>1009,7000052</text:p>
          </table:table-cell>
          <table:table-cell table:formula="of:=([.C255]*[.$B$297])-([.C255]*[.$B$296])+[.$B$296]" office:value-type="float" office:value="1008.7789137" calcext:value-type="float">
            <text:p>1008,7789137</text:p>
          </table:table-cell>
          <table:table-cell table:formula="of:=([.D255]-[.E255])^2" office:value-type="float" office:value="0.848409551372229" calcext:value-type="float">
            <text:p>0,848409551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538012" calcext:value-type="float">
            <text:p>0,538012</text:p>
          </table:table-cell>
          <table:table-cell office:value-type="float" office:value="0.482535" calcext:value-type="float">
            <text:p>0,482535</text:p>
          </table:table-cell>
          <table:table-cell table:formula="of:=([.B256]*[.$B$297])-([.B256]*[.$B$296])+[.$B$296]" office:value-type="float" office:value="1009.7000052" calcext:value-type="float">
            <text:p>1009,7000052</text:p>
          </table:table-cell>
          <table:table-cell table:formula="of:=([.C256]*[.$B$297])-([.C256]*[.$B$296])+[.$B$296]" office:value-type="float" office:value="1008.7513485" calcext:value-type="float">
            <text:p>1008,7513485</text:p>
          </table:table-cell>
          <table:table-cell table:formula="of:=([.D256]-[.E256])^2" office:value-type="float" office:value="0.899949534454918" calcext:value-type="float">
            <text:p>0,89994953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538012" calcext:value-type="float">
            <text:p>0,538012</text:p>
          </table:table-cell>
          <table:table-cell office:value-type="float" office:value="0.492857" calcext:value-type="float">
            <text:p>0,492857</text:p>
          </table:table-cell>
          <table:table-cell table:formula="of:=([.B257]*[.$B$297])-([.B257]*[.$B$296])+[.$B$296]" office:value-type="float" office:value="1009.7000052" calcext:value-type="float">
            <text:p>1009,7000052</text:p>
          </table:table-cell>
          <table:table-cell table:formula="of:=([.C257]*[.$B$297])-([.C257]*[.$B$296])+[.$B$296]" office:value-type="float" office:value="1008.9278547" calcext:value-type="float">
            <text:p>1008,9278547</text:p>
          </table:table-cell>
          <table:table-cell table:formula="of:=([.D257]-[.E257])^2" office:value-type="float" office:value="0.596216394650176" calcext:value-type="float">
            <text:p>0,596216394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567251" calcext:value-type="float">
            <text:p>0,567251</text:p>
          </table:table-cell>
          <table:table-cell office:value-type="float" office:value="0.508312" calcext:value-type="float">
            <text:p>0,508312</text:p>
          </table:table-cell>
          <table:table-cell table:formula="of:=([.B258]*[.$B$297])-([.B258]*[.$B$296])+[.$B$296]" office:value-type="float" office:value="1010.1999921" calcext:value-type="float">
            <text:p>1010,1999921</text:p>
          </table:table-cell>
          <table:table-cell table:formula="of:=([.C258]*[.$B$297])-([.C258]*[.$B$296])+[.$B$296]" office:value-type="float" office:value="1009.1921352" calcext:value-type="float">
            <text:p>1009,1921352</text:p>
          </table:table-cell>
          <table:table-cell table:formula="of:=([.D258]-[.E258])^2" office:value-type="float" office:value="1.01577553087757" calcext:value-type="float">
            <text:p>1,015775530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602339" calcext:value-type="float">
            <text:p>0,602339</text:p>
          </table:table-cell>
          <table:table-cell office:value-type="float" office:value="0.527774" calcext:value-type="float">
            <text:p>0,527774</text:p>
          </table:table-cell>
          <table:table-cell table:formula="of:=([.B259]*[.$B$297])-([.B259]*[.$B$296])+[.$B$296]" office:value-type="float" office:value="1010.7999969" calcext:value-type="float">
            <text:p>1010,7999969</text:p>
          </table:table-cell>
          <table:table-cell table:formula="of:=([.C259]*[.$B$297])-([.C259]*[.$B$296])+[.$B$296]" office:value-type="float" office:value="1009.5249354" calcext:value-type="float">
            <text:p>1009,5249354</text:p>
          </table:table-cell>
          <table:table-cell table:formula="of:=([.D259]-[.E259])^2" office:value-type="float" office:value="1.62578182878223" calcext:value-type="float">
            <text:p>1,625781828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625731" calcext:value-type="float">
            <text:p>0,625731</text:p>
          </table:table-cell>
          <table:table-cell office:value-type="float" office:value="0.550403" calcext:value-type="float">
            <text:p>0,550403</text:p>
          </table:table-cell>
          <table:table-cell table:formula="of:=([.B260]*[.$B$297])-([.B260]*[.$B$296])+[.$B$296]" office:value-type="float" office:value="1011.2000001" calcext:value-type="float">
            <text:p>1011,2000001</text:p>
          </table:table-cell>
          <table:table-cell table:formula="of:=([.C260]*[.$B$297])-([.C260]*[.$B$296])+[.$B$296]" office:value-type="float" office:value="1009.9118913" calcext:value-type="float">
            <text:p>1009,9118913</text:p>
          </table:table-cell>
          <table:table-cell table:formula="of:=([.D260]-[.E260])^2" office:value-type="float" office:value="1.65922428063752" calcext:value-type="float">
            <text:p>1,659224280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625731" calcext:value-type="float">
            <text:p>0,625731</text:p>
          </table:table-cell>
          <table:table-cell office:value-type="float" office:value="0.559606" calcext:value-type="float">
            <text:p>0,559606</text:p>
          </table:table-cell>
          <table:table-cell table:formula="of:=([.B261]*[.$B$297])-([.B261]*[.$B$296])+[.$B$296]" office:value-type="float" office:value="1011.2000001" calcext:value-type="float">
            <text:p>1011,2000001</text:p>
          </table:table-cell>
          <table:table-cell table:formula="of:=([.C261]*[.$B$297])-([.C261]*[.$B$296])+[.$B$296]" office:value-type="float" office:value="1010.0692626" calcext:value-type="float">
            <text:p>1010,0692626</text:p>
          </table:table-cell>
          <table:table-cell table:formula="of:=([.D261]-[.E261])^2" office:value-type="float" office:value="1.27856729390627" calcext:value-type="float">
            <text:p>1,278567293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625731" calcext:value-type="float">
            <text:p>0,625731</text:p>
          </table:table-cell>
          <table:table-cell office:value-type="float" office:value="0.551437" calcext:value-type="float">
            <text:p>0,551437</text:p>
          </table:table-cell>
          <table:table-cell table:formula="of:=([.B262]*[.$B$297])-([.B262]*[.$B$296])+[.$B$296]" office:value-type="float" office:value="1011.2000001" calcext:value-type="float">
            <text:p>1011,2000001</text:p>
          </table:table-cell>
          <table:table-cell table:formula="of:=([.C262]*[.$B$297])-([.C262]*[.$B$296])+[.$B$296]" office:value-type="float" office:value="1009.9295727" calcext:value-type="float">
            <text:p>1009,9295727</text:p>
          </table:table-cell>
          <table:table-cell table:formula="of:=([.D262]-[.E262])^2" office:value-type="float" office:value="1.6139857786708" calcext:value-type="float">
            <text:p>1,613985778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596491" calcext:value-type="float">
            <text:p>0,596491</text:p>
          </table:table-cell>
          <table:table-cell office:value-type="float" office:value="0.535003" calcext:value-type="float">
            <text:p>0,535003</text:p>
          </table:table-cell>
          <table:table-cell table:formula="of:=([.B263]*[.$B$297])-([.B263]*[.$B$296])+[.$B$296]" office:value-type="float" office:value="1010.6999961" calcext:value-type="float">
            <text:p>1010,6999961</text:p>
          </table:table-cell>
          <table:table-cell table:formula="of:=([.C263]*[.$B$297])-([.C263]*[.$B$296])+[.$B$296]" office:value-type="float" office:value="1009.6485513" calcext:value-type="float">
            <text:p>1009,6485513</text:p>
          </table:table-cell>
          <table:table-cell table:formula="of:=([.D263]-[.E263])^2" office:value-type="float" office:value="1.10553616744707" calcext:value-type="float">
            <text:p>1,105536167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561404" calcext:value-type="float">
            <text:p>0,561404</text:p>
          </table:table-cell>
          <table:table-cell office:value-type="float" office:value="0.520685" calcext:value-type="float">
            <text:p>0,520685</text:p>
          </table:table-cell>
          <table:table-cell table:formula="of:=([.B264]*[.$B$297])-([.B264]*[.$B$296])+[.$B$296]" office:value-type="float" office:value="1010.1000084" calcext:value-type="float">
            <text:p>1010,1000084</text:p>
          </table:table-cell>
          <table:table-cell table:formula="of:=([.C264]*[.$B$297])-([.C264]*[.$B$296])+[.$B$296]" office:value-type="float" office:value="1009.4037135" calcext:value-type="float">
            <text:p>1009,4037135</text:p>
          </table:table-cell>
          <table:table-cell table:formula="of:=([.D264]-[.E264])^2" office:value-type="float" office:value="0.484826587765849" calcext:value-type="float">
            <text:p>0,484826587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502924" calcext:value-type="float">
            <text:p>0,502924</text:p>
          </table:table-cell>
          <table:table-cell office:value-type="float" office:value="0.506059" calcext:value-type="float">
            <text:p>0,506059</text:p>
          </table:table-cell>
          <table:table-cell table:formula="of:=([.B265]*[.$B$297])-([.B265]*[.$B$296])+[.$B$296]" office:value-type="float" office:value="1009.1000004" calcext:value-type="float">
            <text:p>1009,1000004</text:p>
          </table:table-cell>
          <table:table-cell table:formula="of:=([.C265]*[.$B$297])-([.C265]*[.$B$296])+[.$B$296]" office:value-type="float" office:value="1009.1536089" calcext:value-type="float">
            <text:p>1009,1536089</text:p>
          </table:table-cell>
          <table:table-cell table:formula="of:=([.D265]-[.E265])^2" office:value-type="float" office:value="0.00287387127226173" calcext:value-type="float">
            <text:p>0,002873871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450292" calcext:value-type="float">
            <text:p>0,450292</text:p>
          </table:table-cell>
          <table:table-cell office:value-type="float" office:value="0.484799" calcext:value-type="float">
            <text:p>0,484799</text:p>
          </table:table-cell>
          <table:table-cell table:formula="of:=([.B266]*[.$B$297])-([.B266]*[.$B$296])+[.$B$296]" office:value-type="float" office:value="1008.1999932" calcext:value-type="float">
            <text:p>1008,1999932</text:p>
          </table:table-cell>
          <table:table-cell table:formula="of:=([.C266]*[.$B$297])-([.C266]*[.$B$296])+[.$B$296]" office:value-type="float" office:value="1008.7900629" calcext:value-type="float">
            <text:p>1008,7900629</text:p>
          </table:table-cell>
          <table:table-cell table:formula="of:=([.D266]-[.E266])^2" office:value-type="float" office:value="0.348182250858175" calcext:value-type="float">
            <text:p>0,348182250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426901" calcext:value-type="float">
            <text:p>0,426901</text:p>
          </table:table-cell>
          <table:table-cell office:value-type="float" office:value="0.4512" calcext:value-type="float">
            <text:p>0,4512</text:p>
          </table:table-cell>
          <table:table-cell table:formula="of:=([.B267]*[.$B$297])-([.B267]*[.$B$296])+[.$B$296]" office:value-type="float" office:value="1007.8000071" calcext:value-type="float">
            <text:p>1007,8000071</text:p>
          </table:table-cell>
          <table:table-cell table:formula="of:=([.C267]*[.$B$297])-([.C267]*[.$B$296])+[.$B$296]" office:value-type="float" office:value="1008.21552" calcext:value-type="float">
            <text:p>1008,21552</text:p>
          </table:table-cell>
          <table:table-cell table:formula="of:=([.D267]-[.E267])^2" office:value-type="float" office:value="0.172650970066371" calcext:value-type="float">
            <text:p>0,172650970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391813" calcext:value-type="float">
            <text:p>0,391813</text:p>
          </table:table-cell>
          <table:table-cell office:value-type="float" office:value="0.425815" calcext:value-type="float">
            <text:p>0,425815</text:p>
          </table:table-cell>
          <table:table-cell table:formula="of:=([.B268]*[.$B$297])-([.B268]*[.$B$296])+[.$B$296]" office:value-type="float" office:value="1007.2000023" calcext:value-type="float">
            <text:p>1007,2000023</text:p>
          </table:table-cell>
          <table:table-cell table:formula="of:=([.C268]*[.$B$297])-([.C268]*[.$B$296])+[.$B$296]" office:value-type="float" office:value="1007.7814365" calcext:value-type="float">
            <text:p>1007,7814365</text:p>
          </table:table-cell>
          <table:table-cell table:formula="of:=([.D268]-[.E268])^2" office:value-type="float" office:value="0.338065728929496" calcext:value-type="float">
            <text:p>0,338065728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385965" calcext:value-type="float">
            <text:p>0,385965</text:p>
          </table:table-cell>
          <table:table-cell office:value-type="float" office:value="0.418194" calcext:value-type="float">
            <text:p>0,418194</text:p>
          </table:table-cell>
          <table:table-cell table:formula="of:=([.B269]*[.$B$297])-([.B269]*[.$B$296])+[.$B$296]" office:value-type="float" office:value="1007.1000015" calcext:value-type="float">
            <text:p>1007,1000015</text:p>
          </table:table-cell>
          <table:table-cell table:formula="of:=([.C269]*[.$B$297])-([.C269]*[.$B$296])+[.$B$296]" office:value-type="float" office:value="1007.6511174" calcext:value-type="float">
            <text:p>1007,6511174</text:p>
          </table:table-cell>
          <table:table-cell table:formula="of:=([.D269]-[.E269])^2" office:value-type="float" office:value="0.303728735232825" calcext:value-type="float">
            <text:p>0,303728735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385965" calcext:value-type="float">
            <text:p>0,385965</text:p>
          </table:table-cell>
          <table:table-cell office:value-type="float" office:value="0.422795" calcext:value-type="float">
            <text:p>0,422795</text:p>
          </table:table-cell>
          <table:table-cell table:formula="of:=([.B270]*[.$B$297])-([.B270]*[.$B$296])+[.$B$296]" office:value-type="float" office:value="1007.1000015" calcext:value-type="float">
            <text:p>1007,1000015</text:p>
          </table:table-cell>
          <table:table-cell table:formula="of:=([.C270]*[.$B$297])-([.C270]*[.$B$296])+[.$B$296]" office:value-type="float" office:value="1007.7297945" calcext:value-type="float">
            <text:p>1007,7297945</text:p>
          </table:table-cell>
          <table:table-cell table:formula="of:=([.D270]-[.E270])^2" office:value-type="float" office:value="0.39663922284908" calcext:value-type="float">
            <text:p>0,396639222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391813" calcext:value-type="float">
            <text:p>0,391813</text:p>
          </table:table-cell>
          <table:table-cell office:value-type="float" office:value="0.439642" calcext:value-type="float">
            <text:p>0,439642</text:p>
          </table:table-cell>
          <table:table-cell table:formula="of:=([.B271]*[.$B$297])-([.B271]*[.$B$296])+[.$B$296]" office:value-type="float" office:value="1007.2000023" calcext:value-type="float">
            <text:p>1007,2000023</text:p>
          </table:table-cell>
          <table:table-cell table:formula="of:=([.C271]*[.$B$297])-([.C271]*[.$B$296])+[.$B$296]" office:value-type="float" office:value="1008.0178782" calcext:value-type="float">
            <text:p>1008,0178782</text:p>
          </table:table-cell>
          <table:table-cell table:formula="of:=([.D271]-[.E271])^2" office:value-type="float" office:value="0.668920987800794" calcext:value-type="float">
            <text:p>0,668920987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578947" calcext:value-type="float">
            <text:p>0,578947</text:p>
          </table:table-cell>
          <table:table-cell office:value-type="float" office:value="0.456434" calcext:value-type="float">
            <text:p>0,456434</text:p>
          </table:table-cell>
          <table:table-cell table:formula="of:=([.B272]*[.$B$297])-([.B272]*[.$B$296])+[.$B$296]" office:value-type="float" office:value="1010.3999937" calcext:value-type="float">
            <text:p>1010,3999937</text:p>
          </table:table-cell>
          <table:table-cell table:formula="of:=([.C272]*[.$B$297])-([.C272]*[.$B$296])+[.$B$296]" office:value-type="float" office:value="1008.3050214" calcext:value-type="float">
            <text:p>1008,3050214</text:p>
          </table:table-cell>
          <table:table-cell table:formula="of:=([.D272]-[.E272])^2" office:value-type="float" office:value="4.38890893776727" calcext:value-type="float">
            <text:p>4,388908937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415205" calcext:value-type="float">
            <text:p>0,415205</text:p>
          </table:table-cell>
          <table:table-cell office:value-type="float" office:value="0.573683" calcext:value-type="float">
            <text:p>0,573683</text:p>
          </table:table-cell>
          <table:table-cell table:formula="of:=([.B273]*[.$B$297])-([.B273]*[.$B$296])+[.$B$296]" office:value-type="float" office:value="1007.6000055" calcext:value-type="float">
            <text:p>1007,6000055</text:p>
          </table:table-cell>
          <table:table-cell table:formula="of:=([.C273]*[.$B$297])-([.C273]*[.$B$296])+[.$B$296]" office:value-type="float" office:value="1010.3099793" calcext:value-type="float">
            <text:p>1010,3099793</text:p>
          </table:table-cell>
          <table:table-cell table:formula="of:=([.D273]-[.E273])^2" office:value-type="float" office:value="7.34395799668675" calcext:value-type="float">
            <text:p>7,343957996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590643" calcext:value-type="float">
            <text:p>0,590643</text:p>
          </table:table-cell>
          <table:table-cell office:value-type="float" office:value="0.537437" calcext:value-type="float">
            <text:p>0,537437</text:p>
          </table:table-cell>
          <table:table-cell table:formula="of:=([.B274]*[.$B$297])-([.B274]*[.$B$296])+[.$B$296]" office:value-type="float" office:value="1010.5999953" calcext:value-type="float">
            <text:p>1010,5999953</text:p>
          </table:table-cell>
          <table:table-cell table:formula="of:=([.C274]*[.$B$297])-([.C274]*[.$B$296])+[.$B$296]" office:value-type="float" office:value="1009.6901727" calcext:value-type="float">
            <text:p>1009,6901727</text:p>
          </table:table-cell>
          <table:table-cell table:formula="of:=([.D274]-[.E274])^2" office:value-type="float" office:value="0.827777163470938" calcext:value-type="float">
            <text:p>0,827777163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567251" calcext:value-type="float">
            <text:p>0,567251</text:p>
          </table:table-cell>
          <table:table-cell office:value-type="float" office:value="0.553514" calcext:value-type="float">
            <text:p>0,553514</text:p>
          </table:table-cell>
          <table:table-cell table:formula="of:=([.B275]*[.$B$297])-([.B275]*[.$B$296])+[.$B$296]" office:value-type="float" office:value="1010.1999921" calcext:value-type="float">
            <text:p>1010,1999921</text:p>
          </table:table-cell>
          <table:table-cell table:formula="of:=([.C275]*[.$B$297])-([.C275]*[.$B$296])+[.$B$296]" office:value-type="float" office:value="1009.9650894" calcext:value-type="float">
            <text:p>1009,9650894</text:p>
          </table:table-cell>
          <table:table-cell table:formula="of:=([.D275]-[.E275])^2" office:value-type="float" office:value="0.0551792784672997" calcext:value-type="float">
            <text:p>0,055179278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555556" calcext:value-type="float">
            <text:p>0,555556</text:p>
          </table:table-cell>
          <table:table-cell office:value-type="float" office:value="0.582948" calcext:value-type="float">
            <text:p>0,582948</text:p>
          </table:table-cell>
          <table:table-cell table:formula="of:=([.B276]*[.$B$297])-([.B276]*[.$B$296])+[.$B$296]" office:value-type="float" office:value="1010.0000076" calcext:value-type="float">
            <text:p>1010,0000076</text:p>
          </table:table-cell>
          <table:table-cell table:formula="of:=([.C276]*[.$B$297])-([.C276]*[.$B$296])+[.$B$296]" office:value-type="float" office:value="1010.4684108" calcext:value-type="float">
            <text:p>1010,4684108</text:p>
          </table:table-cell>
          <table:table-cell table:formula="of:=([.D276]-[.E276])^2" office:value-type="float" office:value="0.219401557770251" calcext:value-type="float">
            <text:p>0,219401557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532164" calcext:value-type="float">
            <text:p>0,532164</text:p>
          </table:table-cell>
          <table:table-cell office:value-type="float" office:value="0.549156" calcext:value-type="float">
            <text:p>0,549156</text:p>
          </table:table-cell>
          <table:table-cell table:formula="of:=([.B277]*[.$B$297])-([.B277]*[.$B$296])+[.$B$296]" office:value-type="float" office:value="1009.6000044" calcext:value-type="float">
            <text:p>1009,6000044</text:p>
          </table:table-cell>
          <table:table-cell table:formula="of:=([.C277]*[.$B$297])-([.C277]*[.$B$296])+[.$B$296]" office:value-type="float" office:value="1009.8905676" calcext:value-type="float">
            <text:p>1009,8905676</text:p>
          </table:table-cell>
          <table:table-cell table:formula="of:=([.D277]-[.E277])^2" office:value-type="float" office:value="0.0844269731942778" calcext:value-type="float">
            <text:p>0,084426973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532164" calcext:value-type="float">
            <text:p>0,532164</text:p>
          </table:table-cell>
          <table:table-cell office:value-type="float" office:value="0.529118" calcext:value-type="float">
            <text:p>0,529118</text:p>
          </table:table-cell>
          <table:table-cell table:formula="of:=([.B278]*[.$B$297])-([.B278]*[.$B$296])+[.$B$296]" office:value-type="float" office:value="1009.6000044" calcext:value-type="float">
            <text:p>1009,6000044</text:p>
          </table:table-cell>
          <table:table-cell table:formula="of:=([.C278]*[.$B$297])-([.C278]*[.$B$296])+[.$B$296]" office:value-type="float" office:value="1009.5479178" calcext:value-type="float">
            <text:p>1009,5479178</text:p>
          </table:table-cell>
          <table:table-cell table:formula="of:=([.D278]-[.E278])^2" office:value-type="float" office:value="0.00271301389956546" calcext:value-type="float">
            <text:p>0,002713013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51462" calcext:value-type="float">
            <text:p>0,51462</text:p>
          </table:table-cell>
          <table:table-cell office:value-type="float" office:value="0.499247" calcext:value-type="float">
            <text:p>0,499247</text:p>
          </table:table-cell>
          <table:table-cell table:formula="of:=([.B279]*[.$B$297])-([.B279]*[.$B$296])+[.$B$296]" office:value-type="float" office:value="1009.300002" calcext:value-type="float">
            <text:p>1009,300002</text:p>
          </table:table-cell>
          <table:table-cell table:formula="of:=([.C279]*[.$B$297])-([.C279]*[.$B$296])+[.$B$296]" office:value-type="float" office:value="1009.0371237" calcext:value-type="float">
            <text:p>1009,0371237</text:p>
          </table:table-cell>
          <table:table-cell table:formula="of:=([.D279]-[.E279])^2" office:value-type="float" office:value="0.0691050006109557" calcext:value-type="float">
            <text:p>0,069105000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526316" calcext:value-type="float">
            <text:p>0,526316</text:p>
          </table:table-cell>
          <table:table-cell office:value-type="float" office:value="0.502005" calcext:value-type="float">
            <text:p>0,502005</text:p>
          </table:table-cell>
          <table:table-cell table:formula="of:=([.B280]*[.$B$297])-([.B280]*[.$B$296])+[.$B$296]" office:value-type="float" office:value="1009.5000036" calcext:value-type="float">
            <text:p>1009,5000036</text:p>
          </table:table-cell>
          <table:table-cell table:formula="of:=([.C280]*[.$B$297])-([.C280]*[.$B$296])+[.$B$296]" office:value-type="float" office:value="1009.0842855" calcext:value-type="float">
            <text:p>1009,0842855</text:p>
          </table:table-cell>
          <table:table-cell table:formula="of:=([.D280]-[.E280])^2" office:value-type="float" office:value="0.172821538667556" calcext:value-type="float">
            <text:p>0,172821538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245614" calcext:value-type="float">
            <text:p>0,245614</text:p>
          </table:table-cell>
          <table:table-cell office:value-type="float" office:value="0.507312" calcext:value-type="float">
            <text:p>0,507312</text:p>
          </table:table-cell>
          <table:table-cell table:formula="of:=([.B281]*[.$B$297])-([.B281]*[.$B$296])+[.$B$296]" office:value-type="float" office:value="1004.6999994" calcext:value-type="float">
            <text:p>1004,6999994</text:p>
          </table:table-cell>
          <table:table-cell table:formula="of:=([.C281]*[.$B$297])-([.C281]*[.$B$296])+[.$B$296]" office:value-type="float" office:value="1009.1750352" calcext:value-type="float">
            <text:p>1009,1750352</text:p>
          </table:table-cell>
          <table:table-cell table:formula="of:=([.D281]-[.E281])^2" office:value-type="float" office:value="20.0259454112816" calcext:value-type="float">
            <text:p>20,025945411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45614" calcext:value-type="float">
            <text:p>0,45614</text:p>
          </table:table-cell>
          <table:table-cell office:value-type="float" office:value="0.408213" calcext:value-type="float">
            <text:p>0,408213</text:p>
          </table:table-cell>
          <table:table-cell table:formula="of:=([.B282]*[.$B$297])-([.B282]*[.$B$296])+[.$B$296]" office:value-type="float" office:value="1008.299994" calcext:value-type="float">
            <text:p>1008,299994</text:p>
          </table:table-cell>
          <table:table-cell table:formula="of:=([.C282]*[.$B$297])-([.C282]*[.$B$296])+[.$B$296]" office:value-type="float" office:value="1007.4804423" calcext:value-type="float">
            <text:p>1007,4804423</text:p>
          </table:table-cell>
          <table:table-cell table:formula="of:=([.D282]-[.E282])^2" office:value-type="float" office:value="0.671664988972759" calcext:value-type="float">
            <text:p>0,67166498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421053" calcext:value-type="float">
            <text:p>0,421053</text:p>
          </table:table-cell>
          <table:table-cell office:value-type="float" office:value="0.3661" calcext:value-type="float">
            <text:p>0,3661</text:p>
          </table:table-cell>
          <table:table-cell table:formula="of:=([.B283]*[.$B$297])-([.B283]*[.$B$296])+[.$B$296]" office:value-type="float" office:value="1007.7000063" calcext:value-type="float">
            <text:p>1007,7000063</text:p>
          </table:table-cell>
          <table:table-cell table:formula="of:=([.C283]*[.$B$297])-([.C283]*[.$B$296])+[.$B$296]" office:value-type="float" office:value="1006.76031" calcext:value-type="float">
            <text:p>1006,76031</text:p>
          </table:table-cell>
          <table:table-cell table:formula="of:=([.D283]-[.E283])^2" office:value-type="float" office:value="0.883029136233759" calcext:value-type="float">
            <text:p>0,883029136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403509" calcext:value-type="float">
            <text:p>0,403509</text:p>
          </table:table-cell>
          <table:table-cell office:value-type="float" office:value="0.480671" calcext:value-type="float">
            <text:p>0,480671</text:p>
          </table:table-cell>
          <table:table-cell table:formula="of:=([.B284]*[.$B$297])-([.B284]*[.$B$296])+[.$B$296]" office:value-type="float" office:value="1007.4000039" calcext:value-type="float">
            <text:p>1007,4000039</text:p>
          </table:table-cell>
          <table:table-cell table:formula="of:=([.C284]*[.$B$297])-([.C284]*[.$B$296])+[.$B$296]" office:value-type="float" office:value="1008.7194741" calcext:value-type="float">
            <text:p>1008,7194741</text:p>
          </table:table-cell>
          <table:table-cell table:formula="of:=([.D284]-[.E284])^2" office:value-type="float" office:value="1.74100160868822" calcext:value-type="float">
            <text:p>1,741001608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403509" calcext:value-type="float">
            <text:p>0,403509</text:p>
          </table:table-cell>
          <table:table-cell office:value-type="float" office:value="0.473566" calcext:value-type="float">
            <text:p>0,473566</text:p>
          </table:table-cell>
          <table:table-cell table:formula="of:=([.B285]*[.$B$297])-([.B285]*[.$B$296])+[.$B$296]" office:value-type="float" office:value="1007.4000039" calcext:value-type="float">
            <text:p>1007,4000039</text:p>
          </table:table-cell>
          <table:table-cell table:formula="of:=([.C285]*[.$B$297])-([.C285]*[.$B$296])+[.$B$296]" office:value-type="float" office:value="1008.5979786" calcext:value-type="float">
            <text:p>1008,5979786</text:p>
          </table:table-cell>
          <table:table-cell table:formula="of:=([.D285]-[.E285])^2" office:value-type="float" office:value="1.43514338184017" calcext:value-type="float">
            <text:p>1,435143381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403509" calcext:value-type="float">
            <text:p>0,403509</text:p>
          </table:table-cell>
          <table:table-cell office:value-type="float" office:value="0.46839" calcext:value-type="float">
            <text:p>0,46839</text:p>
          </table:table-cell>
          <table:table-cell table:formula="of:=([.B286]*[.$B$297])-([.B286]*[.$B$296])+[.$B$296]" office:value-type="float" office:value="1007.4000039" calcext:value-type="float">
            <text:p>1007,4000039</text:p>
          </table:table-cell>
          <table:table-cell table:formula="of:=([.C286]*[.$B$297])-([.C286]*[.$B$296])+[.$B$296]" office:value-type="float" office:value="1008.509469" calcext:value-type="float">
            <text:p>1008,509469</text:p>
          </table:table-cell>
          <table:table-cell table:formula="of:=([.D286]-[.E286])^2" office:value-type="float" office:value="1.23091280811819" calcext:value-type="float">
            <text:p>1,230912808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397661" calcext:value-type="float">
            <text:p>0,397661</text:p>
          </table:table-cell>
          <table:table-cell office:value-type="float" office:value="0.456962" calcext:value-type="float">
            <text:p>0,456962</text:p>
          </table:table-cell>
          <table:table-cell table:formula="of:=([.B287]*[.$B$297])-([.B287]*[.$B$296])+[.$B$296]" office:value-type="float" office:value="1007.3000031" calcext:value-type="float">
            <text:p>1007,3000031</text:p>
          </table:table-cell>
          <table:table-cell table:formula="of:=([.C287]*[.$B$297])-([.C287]*[.$B$296])+[.$B$296]" office:value-type="float" office:value="1008.3140502" calcext:value-type="float">
            <text:p>1008,3140502</text:p>
          </table:table-cell>
          <table:table-cell table:formula="of:=([.D287]-[.E287])^2" office:value-type="float" office:value="1.02829152101835" calcext:value-type="float">
            <text:p>1,02829152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421053" calcext:value-type="float">
            <text:p>0,421053</text:p>
          </table:table-cell>
          <table:table-cell office:value-type="float" office:value="0.461805" calcext:value-type="float">
            <text:p>0,461805</text:p>
          </table:table-cell>
          <table:table-cell table:formula="of:=([.B288]*[.$B$297])-([.B288]*[.$B$296])+[.$B$296]" office:value-type="float" office:value="1007.7000063" calcext:value-type="float">
            <text:p>1007,7000063</text:p>
          </table:table-cell>
          <table:table-cell table:formula="of:=([.C288]*[.$B$297])-([.C288]*[.$B$296])+[.$B$296]" office:value-type="float" office:value="1008.3968655" calcext:value-type="float">
            <text:p>1008,3968655</text:p>
          </table:table-cell>
          <table:table-cell table:formula="of:=([.D288]-[.E288])^2" office:value-type="float" office:value="0.485612744624569" calcext:value-type="float">
            <text:p>0,485612744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438596" calcext:value-type="float">
            <text:p>0,438596</text:p>
          </table:table-cell>
          <table:table-cell office:value-type="float" office:value="0.47717" calcext:value-type="float">
            <text:p>0,47717</text:p>
          </table:table-cell>
          <table:table-cell table:formula="of:=([.B289]*[.$B$297])-([.B289]*[.$B$296])+[.$B$296]" office:value-type="float" office:value="1007.9999916" calcext:value-type="float">
            <text:p>1007,9999916</text:p>
          </table:table-cell>
          <table:table-cell table:formula="of:=([.C289]*[.$B$297])-([.C289]*[.$B$296])+[.$B$296]" office:value-type="float" office:value="1008.659607" calcext:value-type="float">
            <text:p>1008,659607</text:p>
          </table:table-cell>
          <table:table-cell table:formula="of:=([.D289]-[.E289])^2" office:value-type="float" office:value="0.435092475917319" calcext:value-type="float">
            <text:p>0,435092475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467836" calcext:value-type="float">
            <text:p>0,467836</text:p>
          </table:table-cell>
          <table:table-cell office:value-type="float" office:value="0.496028" calcext:value-type="float">
            <text:p>0,496028</text:p>
          </table:table-cell>
          <table:table-cell table:formula="of:=([.B290]*[.$B$297])-([.B290]*[.$B$296])+[.$B$296]" office:value-type="float" office:value="1008.4999956" calcext:value-type="float">
            <text:p>1008,4999956</text:p>
          </table:table-cell>
          <table:table-cell table:formula="of:=([.C290]*[.$B$297])-([.C290]*[.$B$296])+[.$B$296]" office:value-type="float" office:value="1008.9820788" calcext:value-type="float">
            <text:p>1008,9820788</text:p>
          </table:table-cell>
          <table:table-cell table:formula="of:=([.D290]-[.E290])^2" office:value-type="float" office:value="0.232404211722163" calcext:value-type="float">
            <text:p>0,232404211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479532" calcext:value-type="float">
            <text:p>0,479532</text:p>
          </table:table-cell>
          <table:table-cell office:value-type="float" office:value="0.516089" calcext:value-type="float">
            <text:p>0,516089</text:p>
          </table:table-cell>
          <table:table-cell table:formula="of:=([.B291]*[.$B$297])-([.B291]*[.$B$296])+[.$B$296]" office:value-type="float" office:value="1008.6999972" calcext:value-type="float">
            <text:p>1008,6999972</text:p>
          </table:table-cell>
          <table:table-cell table:formula="of:=([.C291]*[.$B$297])-([.C291]*[.$B$296])+[.$B$296]" office:value-type="float" office:value="1009.3251219" calcext:value-type="float">
            <text:p>1009,3251219</text:p>
          </table:table-cell>
          <table:table-cell table:formula="of:=([.D291]-[.E291])^2" office:value-type="float" office:value="0.390780890550109" calcext:value-type="float">
            <text:p>0,390780890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502924" calcext:value-type="float">
            <text:p>0,502924</text:p>
          </table:table-cell>
          <table:table-cell office:value-type="float" office:value="0.526451" calcext:value-type="float">
            <text:p>0,526451</text:p>
          </table:table-cell>
          <table:table-cell table:formula="of:=([.B292]*[.$B$297])-([.B292]*[.$B$296])+[.$B$296]" office:value-type="float" office:value="1009.1000004" calcext:value-type="float">
            <text:p>1009,1000004</text:p>
          </table:table-cell>
          <table:table-cell table:formula="of:=([.C292]*[.$B$297])-([.C292]*[.$B$296])+[.$B$296]" office:value-type="float" office:value="1009.5023121" calcext:value-type="float">
            <text:p>1009,5023121</text:p>
          </table:table-cell>
          <table:table-cell table:formula="of:=([.D292]-[.E292])^2" office:value-type="float" office:value="0.161854703956923" calcext:value-type="float">
            <text:p>0,16185470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48538" calcext:value-type="float">
            <text:p>0,48538</text:p>
          </table:table-cell>
          <table:table-cell office:value-type="float" office:value="0.533873" calcext:value-type="float">
            <text:p>0,533873</text:p>
          </table:table-cell>
          <table:table-cell table:formula="of:=([.B293]*[.$B$297])-([.B293]*[.$B$296])+[.$B$296]" office:value-type="float" office:value="1008.799998" calcext:value-type="float">
            <text:p>1008,799998</text:p>
          </table:table-cell>
          <table:table-cell table:formula="of:=([.C293]*[.$B$297])-([.C293]*[.$B$296])+[.$B$296]" office:value-type="float" office:value="1009.6292283" calcext:value-type="float">
            <text:p>1009,6292283</text:p>
          </table:table-cell>
          <table:table-cell table:formula="of:=([.D293]-[.E293])^2" office:value-type="float" office:value="0.687622890438194" calcext:value-type="float">
            <text:p>0,687622890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444444" calcext:value-type="float">
            <text:p>0,444444</text:p>
          </table:table-cell>
          <table:table-cell office:value-type="float" office:value="0.524424" calcext:value-type="float">
            <text:p>0,524424</text:p>
          </table:table-cell>
          <table:table-cell table:formula="of:=([.B294]*[.$B$297])-([.B294]*[.$B$296])+[.$B$296]" office:value-type="float" office:value="1008.0999924" calcext:value-type="float">
            <text:p>1008,0999924</text:p>
          </table:table-cell>
          <table:table-cell table:formula="of:=([.C294]*[.$B$297])-([.C294]*[.$B$296])+[.$B$296]" office:value-type="float" office:value="1009.4676504" calcext:value-type="float">
            <text:p>1009,4676504</text:p>
          </table:table-cell>
          <table:table-cell table:formula="of:=([.D294]-[.E294])^2" office:value-type="float" office:value="1.87048840496402" calcext:value-type="float">
            <text:p>1,87048840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385965" calcext:value-type="float">
            <text:p>0,385965</text:p>
          </table:table-cell>
          <table:table-cell office:value-type="float" office:value="0.487368" calcext:value-type="float">
            <text:p>0,487368</text:p>
          </table:table-cell>
          <table:table-cell table:formula="of:=([.B295]*[.$B$297])-([.B295]*[.$B$296])+[.$B$296]" office:value-type="float" office:value="1007.1000015" calcext:value-type="float">
            <text:p>1007,1000015</text:p>
          </table:table-cell>
          <table:table-cell table:formula="of:=([.C295]*[.$B$297])-([.C295]*[.$B$296])+[.$B$296]" office:value-type="float" office:value="1008.8339928" calcext:value-type="float">
            <text:p>1008,8339928</text:p>
          </table:table-cell>
          <table:table-cell table:formula="of:=([.D295]-[.E295])^2" office:value-type="float" office:value="3.00672582847593" calcext:value-type="float">
            <text:p>3,006725828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1000.5" calcext:value-type="float">
            <text:p>1000,5</text:p>
          </table:table-cell>
          <table:table-cell/>
          <table:table-cell table:style-name="Default" table:number-columns-repeated="2"/>
          <table:table-cell table:formula="of:=SQRT(AVERAGE([.F2:.F295]))" office:value-type="float" office:value="1.00172079272843" calcext:value-type="float">
            <text:p>1,0017207927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017.6" calcext:value-type="float">
            <text:p>1017,6</text:p>
          </table:table-cell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scale-to="45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 style:data-style-name="N2" text:time-value="15:16:02.3058294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1-12T15:16:39.494379911</dc:date>
    <meta:editing-duration>PT30M31S</meta:editing-duration>
    <meta:editing-cycles>10</meta:editing-cycles>
    <meta:document-statistic meta:table-count="1" meta:cell-count="17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578cm" svg:y="0.316cm" chart:style-name="ch2">
          <text:p>Atmospheric pressure prediction by an ANN</text:p>
        </chart:title>
        <chart:legend chart:legend-position="end" svg:x="12.777cm" svg:y="3.952cm" style:legend-expansion="high" chart:style-name="ch3"/>
        <chart:plot-area chart:style-name="ch4" table:cell-range-address="data_out_training.D1:data_out_training.E295" chart:data-source-has-labels="row" svg:x="1.331cm" svg:y="1.275cm" svg:width="11.126cm" svg:height="6.564cm">
          <chartooo:coordinate-region svg:x="2.323cm" svg:y="1.395cm" svg:width="10.132cm" svg:height="5.441cm"/>
          <chart:axis chart:dimension="x" chart:name="primary-x" chart:style-name="ch5">
            <chart:title svg:x="6.48cm" svg:y="8.019cm" chart:style-name="ch6">
              <text:p>Hour</text:p>
            </chart:title>
          </chart:axis>
          <chart:axis chart:dimension="y" chart:name="primary-y" chart:style-name="ch5">
            <chart:title svg:x="0.451cm" svg:y="5.699cm" chart:style-name="ch7">
              <text:p>Pressure (hPa)</text:p>
            </chart:title>
            <chart:grid chart:style-name="ch8" chart:class="major"/>
          </chart:axis>
          <chart:series chart:style-name="ch9" chart:values-cell-range-address="data_out_training.D2:data_out_training.D295" chart:label-cell-address="data_out_training.D1:data_out_training.D1" chart:class="chart:line">
            <chart:data-point chart:repeated="294"/>
          </chart:series>
          <chart:series chart:style-name="ch10" chart:values-cell-range-address="data_out_training.E2:data_out_training.E295" chart:label-cell-address="data_out_training.E1:data_out_training.E1" chart:class="chart:line">
            <chart:data-point chart:repeated="29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C</text:p>
                <draw:g>
                  <svg:desc>data_out_training.D1:data_out_training.D1</svg:desc>
                </draw:g>
              </table:table-cell>
              <table:table-cell office:value-type="string">
                <text:p>Simulated C</text:p>
                <draw:g>
                  <svg:desc>data_out_training.E1:data_out_training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9.4000028">
                <text:p>1009.4000028</text:p>
                <draw:g>
                  <svg:desc>data_out_training.D2:data_out_training.D295</svg:desc>
                </draw:g>
              </table:table-cell>
              <table:table-cell office:value-type="float" office:value="1009.0664502">
                <text:p>1009.0664502</text:p>
                <draw:g>
                  <svg:desc>data_out_training.E2:data_out_training.E2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9.7000052">
                <text:p>1009.7000052</text:p>
              </table:table-cell>
              <table:table-cell office:value-type="float" office:value="1009.7174301">
                <text:p>1009.71743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9.7000052">
                <text:p>1009.7000052</text:p>
              </table:table-cell>
              <table:table-cell office:value-type="float" office:value="1010.0091219">
                <text:p>1010.00912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10.1999921">
                <text:p>1010.1999921</text:p>
              </table:table-cell>
              <table:table-cell office:value-type="float" office:value="1009.8871989">
                <text:p>1009.88719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10.1999921">
                <text:p>1010.1999921</text:p>
              </table:table-cell>
              <table:table-cell office:value-type="float" office:value="1009.8185766">
                <text:p>1009.81857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0.2999929">
                <text:p>1010.2999929</text:p>
              </table:table-cell>
              <table:table-cell office:value-type="float" office:value="1009.7811447">
                <text:p>1009.78114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9.7000052">
                <text:p>1009.7000052</text:p>
              </table:table-cell>
              <table:table-cell office:value-type="float" office:value="1009.6819134">
                <text:p>1009.68191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9.2000012">
                <text:p>1009.2000012</text:p>
              </table:table-cell>
              <table:table-cell office:value-type="float" office:value="1009.4341686">
                <text:p>1009.43416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8.8999988">
                <text:p>1008.8999988</text:p>
              </table:table-cell>
              <table:table-cell office:value-type="float" office:value="1009.0017438">
                <text:p>1009.00174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8.3999948">
                <text:p>1008.3999948</text:p>
              </table:table-cell>
              <table:table-cell office:value-type="float" office:value="1008.7154043">
                <text:p>1008.71540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7.8000071">
                <text:p>1007.8000071</text:p>
              </table:table-cell>
              <table:table-cell office:value-type="float" office:value="1008.5163432">
                <text:p>1008.51634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8.0999924">
                <text:p>1008.0999924</text:p>
              </table:table-cell>
              <table:table-cell office:value-type="float" office:value="1008.2321754">
                <text:p>1008.23217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8.1999932">
                <text:p>1008.1999932</text:p>
              </table:table-cell>
              <table:table-cell office:value-type="float" office:value="1008.3352371">
                <text:p>1008.33523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9.1000004">
                <text:p>1009.1000004</text:p>
              </table:table-cell>
              <table:table-cell office:value-type="float" office:value="1008.7835307">
                <text:p>1008.78353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9.9000068">
                <text:p>1009.9000068</text:p>
              </table:table-cell>
              <table:table-cell office:value-type="float" office:value="1009.4883927">
                <text:p>1009.48839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10.4999945">
                <text:p>1010.4999945</text:p>
              </table:table-cell>
              <table:table-cell office:value-type="float" office:value="1010.1431004">
                <text:p>1010.14310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10.3999937">
                <text:p>1010.3999937</text:p>
              </table:table-cell>
              <table:table-cell office:value-type="float" office:value="1010.3800893">
                <text:p>1010.38008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0.2999929">
                <text:p>1010.2999929</text:p>
              </table:table-cell>
              <table:table-cell office:value-type="float" office:value="1010.1810282">
                <text:p>1010.18102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9.800006">
                <text:p>1009.800006</text:p>
              </table:table-cell>
              <table:table-cell office:value-type="float" office:value="1009.7430117">
                <text:p>1009.7430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8.8999988">
                <text:p>1008.8999988</text:p>
              </table:table-cell>
              <table:table-cell office:value-type="float" office:value="1009.3451973">
                <text:p>1009.34519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9.1000004">
                <text:p>1009.1000004</text:p>
              </table:table-cell>
              <table:table-cell office:value-type="float" office:value="1008.8655252">
                <text:p>1008.86552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8.5999964">
                <text:p>1008.5999964</text:p>
              </table:table-cell>
              <table:table-cell office:value-type="float" office:value="1008.6336321">
                <text:p>1008.63363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8.8999988">
                <text:p>1008.8999988</text:p>
              </table:table-cell>
              <table:table-cell office:value-type="float" office:value="1008.6910539">
                <text:p>1008.69105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8.8999988">
                <text:p>1008.8999988</text:p>
              </table:table-cell>
              <table:table-cell office:value-type="float" office:value="1008.8980494">
                <text:p>1008.89804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9.300002">
                <text:p>1009.300002</text:p>
              </table:table-cell>
              <table:table-cell office:value-type="float" office:value="1009.2149466">
                <text:p>1009.21494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9.800006">
                <text:p>1009.800006</text:p>
              </table:table-cell>
              <table:table-cell office:value-type="float" office:value="1009.4261145">
                <text:p>1009.42611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10.1000084">
                <text:p>1010.1000084</text:p>
              </table:table-cell>
              <table:table-cell office:value-type="float" office:value="1009.8066408">
                <text:p>1009.80664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10.5999953">
                <text:p>1010.5999953</text:p>
              </table:table-cell>
              <table:table-cell office:value-type="float" office:value="1009.952025">
                <text:p>1009.9520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10.7999969">
                <text:p>1010.7999969</text:p>
              </table:table-cell>
              <table:table-cell office:value-type="float" office:value="1010.0277096">
                <text:p>1010.02770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10.3999937">
                <text:p>1010.3999937</text:p>
              </table:table-cell>
              <table:table-cell office:value-type="float" office:value="1009.9808727">
                <text:p>1009.98087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9.7000052">
                <text:p>1009.7000052</text:p>
              </table:table-cell>
              <table:table-cell office:value-type="float" office:value="1009.7130696">
                <text:p>1009.71306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8.9999996">
                <text:p>1008.9999996</text:p>
              </table:table-cell>
              <table:table-cell office:value-type="float" office:value="1009.2772248">
                <text:p>1009.27722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8.6999972">
                <text:p>1008.6999972</text:p>
              </table:table-cell>
              <table:table-cell office:value-type="float" office:value="1008.7691838">
                <text:p>1008.76918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8.3999948">
                <text:p>1008.3999948</text:p>
              </table:table-cell>
              <table:table-cell office:value-type="float" office:value="1008.4363152">
                <text:p>1008.43631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7.9999916">
                <text:p>1007.9999916</text:p>
              </table:table-cell>
              <table:table-cell office:value-type="float" office:value="1008.4229772">
                <text:p>1008.42297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7.8000071">
                <text:p>1007.8000071</text:p>
              </table:table-cell>
              <table:table-cell office:value-type="float" office:value="1008.395754">
                <text:p>1008.3957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8.3999948">
                <text:p>1008.3999948</text:p>
              </table:table-cell>
              <table:table-cell office:value-type="float" office:value="1008.3258321">
                <text:p>1008.32583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9.1000004">
                <text:p>1009.1000004</text:p>
              </table:table-cell>
              <table:table-cell office:value-type="float" office:value="1008.791619">
                <text:p>1008.7916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9.7000052">
                <text:p>1009.7000052</text:p>
              </table:table-cell>
              <table:table-cell office:value-type="float" office:value="1009.5650007">
                <text:p>1009.56500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7.3000031">
                <text:p>1007.3000031</text:p>
              </table:table-cell>
              <table:table-cell office:value-type="float" office:value="1010.0405688">
                <text:p>1010.04056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8.1999932">
                <text:p>1008.1999932</text:p>
              </table:table-cell>
              <table:table-cell office:value-type="float" office:value="1008.9497256">
                <text:p>1008.94972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9.4000028">
                <text:p>1009.4000028</text:p>
              </table:table-cell>
              <table:table-cell office:value-type="float" office:value="1008.1210083">
                <text:p>1008.12100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9.9000068">
                <text:p>1009.9000068</text:p>
              </table:table-cell>
              <table:table-cell office:value-type="float" office:value="1009.3134255">
                <text:p>1009.31342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10.2999929">
                <text:p>1010.2999929</text:p>
              </table:table-cell>
              <table:table-cell office:value-type="float" office:value="1010.1482475">
                <text:p>1010.14824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9.800006">
                <text:p>1009.800006</text:p>
              </table:table-cell>
              <table:table-cell office:value-type="float" office:value="1010.327028">
                <text:p>1010.3270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9.4000028">
                <text:p>1009.4000028</text:p>
              </table:table-cell>
              <table:table-cell office:value-type="float" office:value="1009.8890115">
                <text:p>1009.88901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8.9999996">
                <text:p>1008.9999996</text:p>
              </table:table-cell>
              <table:table-cell office:value-type="float" office:value="1009.2823548">
                <text:p>1009.28235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8.6999972">
                <text:p>1008.6999972</text:p>
              </table:table-cell>
              <table:table-cell office:value-type="float" office:value="1008.8775123">
                <text:p>1008.87751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8.6999972">
                <text:p>1008.6999972</text:p>
              </table:table-cell>
              <table:table-cell office:value-type="float" office:value="1008.6554346">
                <text:p>1008.65543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8.8999988">
                <text:p>1008.8999988</text:p>
              </table:table-cell>
              <table:table-cell office:value-type="float" office:value="1008.744936">
                <text:p>1008.7449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9.6000044">
                <text:p>1009.6000044</text:p>
              </table:table-cell>
              <table:table-cell office:value-type="float" office:value="1009.0498803">
                <text:p>1009.04988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10.1000084">
                <text:p>1010.1000084</text:p>
              </table:table-cell>
              <table:table-cell office:value-type="float" office:value="1009.6025865">
                <text:p>1009.60258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10.6999961">
                <text:p>1010.6999961</text:p>
              </table:table-cell>
              <table:table-cell office:value-type="float" office:value="1010.0369607">
                <text:p>1010.03696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11.2000001">
                <text:p>1011.2000001</text:p>
              </table:table-cell>
              <table:table-cell office:value-type="float" office:value="1010.2084737">
                <text:p>1010.20847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11.6000033">
                <text:p>1011.6000033</text:p>
              </table:table-cell>
              <table:table-cell office:value-type="float" office:value="1010.2105086">
                <text:p>1010.21050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10.9999985">
                <text:p>1010.9999985</text:p>
              </table:table-cell>
              <table:table-cell office:value-type="float" office:value="1010.0591565">
                <text:p>1010.05915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10.4999945">
                <text:p>1010.4999945</text:p>
              </table:table-cell>
              <table:table-cell office:value-type="float" office:value="1009.7515446">
                <text:p>1009.75154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10.2999929">
                <text:p>1010.2999929</text:p>
              </table:table-cell>
              <table:table-cell office:value-type="float" office:value="1009.3375365">
                <text:p>1009.33753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09.7000052">
                <text:p>1009.7000052</text:p>
              </table:table-cell>
              <table:table-cell office:value-type="float" office:value="1009.0429377">
                <text:p>1009.04293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8.5999964">
                <text:p>1008.5999964</text:p>
              </table:table-cell>
              <table:table-cell office:value-type="float" office:value="1008.9445101">
                <text:p>1008.94451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8.299994">
                <text:p>1008.299994</text:p>
              </table:table-cell>
              <table:table-cell office:value-type="float" office:value="1008.6538785">
                <text:p>1008.65387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7.8000071">
                <text:p>1007.8000071</text:p>
              </table:table-cell>
              <table:table-cell office:value-type="float" office:value="1008.1784814">
                <text:p>1008.17848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7.4000039">
                <text:p>1007.4000039</text:p>
              </table:table-cell>
              <table:table-cell office:value-type="float" office:value="1007.990142">
                <text:p>1007.9901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7.0000007">
                <text:p>1007.0000007</text:p>
              </table:table-cell>
              <table:table-cell office:value-type="float" office:value="1007.9335752">
                <text:p>1007.93357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7.9000079">
                <text:p>1007.9000079</text:p>
              </table:table-cell>
              <table:table-cell office:value-type="float" office:value="1007.8039059">
                <text:p>1007.80390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09.800006">
                <text:p>1009.800006</text:p>
              </table:table-cell>
              <table:table-cell office:value-type="float" office:value="1008.4825365">
                <text:p>1008.48253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10.1999921">
                <text:p>1010.1999921</text:p>
              </table:table-cell>
              <table:table-cell office:value-type="float" office:value="1010.0561127">
                <text:p>1010.05611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9.6000044">
                <text:p>1009.6000044</text:p>
              </table:table-cell>
              <table:table-cell office:value-type="float" office:value="1010.5750293">
                <text:p>1010.57502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8.799998">
                <text:p>1008.799998</text:p>
              </table:table-cell>
              <table:table-cell office:value-type="float" office:value="1010.1438357">
                <text:p>1010.14383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8.1999932">
                <text:p>1008.1999932</text:p>
              </table:table-cell>
              <table:table-cell office:value-type="float" office:value="1009.2491637">
                <text:p>1009.24916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7.9000079">
                <text:p>1007.9000079</text:p>
              </table:table-cell>
              <table:table-cell office:value-type="float" office:value="1008.3548508">
                <text:p>1008.35485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7.8000071">
                <text:p>1007.8000071</text:p>
              </table:table-cell>
              <table:table-cell office:value-type="float" office:value="1008.0244788">
                <text:p>1008.02447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7.7000063">
                <text:p>1007.7000063</text:p>
              </table:table-cell>
              <table:table-cell office:value-type="float" office:value="1008.1788576">
                <text:p>1008.17885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07.8000071">
                <text:p>1007.8000071</text:p>
              </table:table-cell>
              <table:table-cell office:value-type="float" office:value="1008.3957711">
                <text:p>1008.39577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7.9999916">
                <text:p>1007.9999916</text:p>
              </table:table-cell>
              <table:table-cell office:value-type="float" office:value="1008.5957727">
                <text:p>1008.59577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8.3999948">
                <text:p>1008.3999948</text:p>
              </table:table-cell>
              <table:table-cell office:value-type="float" office:value="1008.8361987">
                <text:p>1008.83619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9.1000004">
                <text:p>1009.1000004</text:p>
              </table:table-cell>
              <table:table-cell office:value-type="float" office:value="1009.1607225">
                <text:p>1009.16072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9.6000044">
                <text:p>1009.6000044</text:p>
              </table:table-cell>
              <table:table-cell office:value-type="float" office:value="1009.6425321">
                <text:p>1009.64253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09.4000028">
                <text:p>1009.4000028</text:p>
              </table:table-cell>
              <table:table-cell office:value-type="float" office:value="1009.9885848">
                <text:p>1009.98858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8.6999972">
                <text:p>1008.6999972</text:p>
              </table:table-cell>
              <table:table-cell office:value-type="float" office:value="1009.8568977">
                <text:p>1009.85689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8.0999924">
                <text:p>1008.0999924</text:p>
              </table:table-cell>
              <table:table-cell office:value-type="float" office:value="1009.2488559">
                <text:p>1009.24885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7.5000047">
                <text:p>1007.5000047</text:p>
              </table:table-cell>
              <table:table-cell office:value-type="float" office:value="1008.5015346">
                <text:p>1008.50153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6.8999999">
                <text:p>1006.8999999</text:p>
              </table:table-cell>
              <table:table-cell office:value-type="float" office:value="1007.9186982">
                <text:p>1007.91869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6.7999991">
                <text:p>1006.7999991</text:p>
              </table:table-cell>
              <table:table-cell office:value-type="float" office:value="1007.5541091">
                <text:p>1007.55410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6.2999951">
                <text:p>1006.2999951</text:p>
              </table:table-cell>
              <table:table-cell office:value-type="float" office:value="1007.5291944">
                <text:p>1007.52919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6.4999967">
                <text:p>1006.4999967</text:p>
              </table:table-cell>
              <table:table-cell office:value-type="float" office:value="1007.4499188">
                <text:p>1007.44991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6.6999983">
                <text:p>1006.6999983</text:p>
              </table:table-cell>
              <table:table-cell office:value-type="float" office:value="1007.653101">
                <text:p>1007.6531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7.2000023">
                <text:p>1007.2000023</text:p>
              </table:table-cell>
              <table:table-cell office:value-type="float" office:value="1008.1163058">
                <text:p>1008.11630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8.1999932">
                <text:p>1008.1999932</text:p>
              </table:table-cell>
              <table:table-cell office:value-type="float" office:value="1008.5788437">
                <text:p>1008.57884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8.1999932">
                <text:p>1008.1999932</text:p>
              </table:table-cell>
              <table:table-cell office:value-type="float" office:value="1009.1469912">
                <text:p>1009.14699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7.9000079">
                <text:p>1007.9000079</text:p>
              </table:table-cell>
              <table:table-cell office:value-type="float" office:value="1009.3206759">
                <text:p>1009.32067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7.3000031">
                <text:p>1007.3000031</text:p>
              </table:table-cell>
              <table:table-cell office:value-type="float" office:value="1009.0280436">
                <text:p>1009.02804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6.6999983">
                <text:p>1006.6999983</text:p>
              </table:table-cell>
              <table:table-cell office:value-type="float" office:value="1008.3693516">
                <text:p>1008.36935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6.4999967">
                <text:p>1006.4999967</text:p>
              </table:table-cell>
              <table:table-cell office:value-type="float" office:value="1007.642328">
                <text:p>1007.6423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6.2999951">
                <text:p>1006.2999951</text:p>
              </table:table-cell>
              <table:table-cell office:value-type="float" office:value="1007.3956434">
                <text:p>1007.39564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7.2000023">
                <text:p>1007.2000023</text:p>
              </table:table-cell>
              <table:table-cell office:value-type="float" office:value="1007.424132">
                <text:p>1007.4241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6.6999983">
                <text:p>1006.6999983</text:p>
              </table:table-cell>
              <table:table-cell office:value-type="float" office:value="1008.3479595">
                <text:p>1008.34795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6.7999991">
                <text:p>1006.7999991</text:p>
              </table:table-cell>
              <table:table-cell office:value-type="float" office:value="1008.378825">
                <text:p>1008.3788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7.2000023">
                <text:p>1007.2000023</text:p>
              </table:table-cell>
              <table:table-cell office:value-type="float" office:value="1008.221847">
                <text:p>1008.2218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7.9000079">
                <text:p>1007.9000079</text:p>
              </table:table-cell>
              <table:table-cell office:value-type="float" office:value="1008.4148376">
                <text:p>1008.41483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8.0999924">
                <text:p>1008.0999924</text:p>
              </table:table-cell>
              <table:table-cell office:value-type="float" office:value="1008.9788982">
                <text:p>1008.97889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8.4999956">
                <text:p>1008.4999956</text:p>
              </table:table-cell>
              <table:table-cell office:value-type="float" office:value="1009.1959656">
                <text:p>1009.19596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08.5999964">
                <text:p>1008.5999964</text:p>
              </table:table-cell>
              <table:table-cell office:value-type="float" office:value="1009.3702659">
                <text:p>1009.37026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08.3999948">
                <text:p>1008.3999948</text:p>
              </table:table-cell>
              <table:table-cell office:value-type="float" office:value="1009.4207793">
                <text:p>1009.42077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07.7000063">
                <text:p>1007.7000063</text:p>
              </table:table-cell>
              <table:table-cell office:value-type="float" office:value="1009.1855688">
                <text:p>1009.18556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07.4000039">
                <text:p>1007.4000039</text:p>
              </table:table-cell>
              <table:table-cell office:value-type="float" office:value="1008.5975682">
                <text:p>1008.59756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07.1000015">
                <text:p>1007.1000015</text:p>
              </table:table-cell>
              <table:table-cell office:value-type="float" office:value="1008.0555495">
                <text:p>1008.05554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06.7999991">
                <text:p>1006.7999991</text:p>
              </table:table-cell>
              <table:table-cell office:value-type="float" office:value="1007.855223">
                <text:p>1007.8552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06.5999975">
                <text:p>1006.5999975</text:p>
              </table:table-cell>
              <table:table-cell office:value-type="float" office:value="1007.771262">
                <text:p>1007.7712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06.5999975">
                <text:p>1006.5999975</text:p>
              </table:table-cell>
              <table:table-cell office:value-type="float" office:value="1007.7376947">
                <text:p>1007.73769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06.8999999">
                <text:p>1006.8999999</text:p>
              </table:table-cell>
              <table:table-cell office:value-type="float" office:value="1007.8308384">
                <text:p>1007.83083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07.6000055">
                <text:p>1007.6000055</text:p>
              </table:table-cell>
              <table:table-cell office:value-type="float" office:value="1008.2066109">
                <text:p>1008.20661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07.7000063">
                <text:p>1007.7000063</text:p>
              </table:table-cell>
              <table:table-cell office:value-type="float" office:value="1008.7878912">
                <text:p>1008.78789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08.1999932">
                <text:p>1008.1999932</text:p>
              </table:table-cell>
              <table:table-cell office:value-type="float" office:value="1008.950478">
                <text:p>1008.9504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08.0999924">
                <text:p>1008.0999924</text:p>
              </table:table-cell>
              <table:table-cell office:value-type="float" office:value="1009.1613894">
                <text:p>1009.16138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07.9999916">
                <text:p>1007.9999916</text:p>
              </table:table-cell>
              <table:table-cell office:value-type="float" office:value="1009.1474358">
                <text:p>1009.14743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07.3000031">
                <text:p>1007.3000031</text:p>
              </table:table-cell>
              <table:table-cell office:value-type="float" office:value="1008.917646">
                <text:p>1008.9176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07.0000007">
                <text:p>1007.0000007</text:p>
              </table:table-cell>
              <table:table-cell office:value-type="float" office:value="1008.3608358">
                <text:p>1008.36083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06.4999967">
                <text:p>1006.4999967</text:p>
              </table:table-cell>
              <table:table-cell office:value-type="float" office:value="1007.8432188">
                <text:p>1007.84321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06.2999951">
                <text:p>1006.2999951</text:p>
              </table:table-cell>
              <table:table-cell office:value-type="float" office:value="1007.5171731">
                <text:p>1007.51717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06.4999967">
                <text:p>1006.4999967</text:p>
              </table:table-cell>
              <table:table-cell office:value-type="float" office:value="1007.3616828">
                <text:p>1007.36168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07.0000007">
                <text:p>1007.0000007</text:p>
              </table:table-cell>
              <table:table-cell office:value-type="float" office:value="1007.7354375">
                <text:p>1007.73543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7.1000015">
                <text:p>1007.1000015</text:p>
              </table:table-cell>
              <table:table-cell office:value-type="float" office:value="1008.378654">
                <text:p>1008.3786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07.7000063">
                <text:p>1007.7000063</text:p>
              </table:table-cell>
              <table:table-cell office:value-type="float" office:value="1008.5832042">
                <text:p>1008.58320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08.0999924">
                <text:p>1008.0999924</text:p>
              </table:table-cell>
              <table:table-cell office:value-type="float" office:value="1008.8453472">
                <text:p>1008.84534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08.6999972">
                <text:p>1008.6999972</text:p>
              </table:table-cell>
              <table:table-cell office:value-type="float" office:value="1009.1357736">
                <text:p>1009.13577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09.1000004">
                <text:p>1009.1000004</text:p>
              </table:table-cell>
              <table:table-cell office:value-type="float" office:value="1009.5033381">
                <text:p>1009.50333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08.8999988">
                <text:p>1008.8999988</text:p>
              </table:table-cell>
              <table:table-cell office:value-type="float" office:value="1009.7701836">
                <text:p>1009.77018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08.6999972">
                <text:p>1008.6999972</text:p>
              </table:table-cell>
              <table:table-cell office:value-type="float" office:value="1009.6097001">
                <text:p>1009.60970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08.1999932">
                <text:p>1008.1999932</text:p>
              </table:table-cell>
              <table:table-cell office:value-type="float" office:value="1009.24152">
                <text:p>1009.241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07.9000079">
                <text:p>1007.9000079</text:p>
              </table:table-cell>
              <table:table-cell office:value-type="float" office:value="1008.7631133">
                <text:p>1008.76311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07.2000023">
                <text:p>1007.2000023</text:p>
              </table:table-cell>
              <table:table-cell office:value-type="float" office:value="1008.3756957">
                <text:p>1008.37569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06.7999991">
                <text:p>1006.7999991</text:p>
              </table:table-cell>
              <table:table-cell office:value-type="float" office:value="1007.9642184">
                <text:p>1007.96421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07.0000007">
                <text:p>1007.0000007</text:p>
              </table:table-cell>
              <table:table-cell office:value-type="float" office:value="1007.5945677">
                <text:p>1007.59456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07.3000031">
                <text:p>1007.3000031</text:p>
              </table:table-cell>
              <table:table-cell office:value-type="float" office:value="1007.8026918">
                <text:p>1007.80269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10.3999937">
                <text:p>1010.3999937</text:p>
              </table:table-cell>
              <table:table-cell office:value-type="float" office:value="1008.3794235">
                <text:p>1008.37942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08.299994">
                <text:p>1008.299994</text:p>
              </table:table-cell>
              <table:table-cell office:value-type="float" office:value="1010.3448462">
                <text:p>1010.34484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08.6999972">
                <text:p>1008.6999972</text:p>
              </table:table-cell>
              <table:table-cell office:value-type="float" office:value="1009.9863276">
                <text:p>1009.98632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10.5999953">
                <text:p>1010.5999953</text:p>
              </table:table-cell>
              <table:table-cell office:value-type="float" office:value="1009.1817726">
                <text:p>1009.18177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08.5999964">
                <text:p>1008.5999964</text:p>
              </table:table-cell>
              <table:table-cell office:value-type="float" office:value="1010.1093963">
                <text:p>1010.10939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08.5999964">
                <text:p>1008.5999964</text:p>
              </table:table-cell>
              <table:table-cell office:value-type="float" office:value="1009.6483632">
                <text:p>1009.64836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08.0999924">
                <text:p>1008.0999924</text:p>
              </table:table-cell>
              <table:table-cell office:value-type="float" office:value="1008.881736">
                <text:p>1008.8817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09.7000052">
                <text:p>1009.7000052</text:p>
              </table:table-cell>
              <table:table-cell office:value-type="float" office:value="1008.4104771">
                <text:p>1008.41047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07.7000063">
                <text:p>1007.7000063</text:p>
              </table:table-cell>
              <table:table-cell office:value-type="float" office:value="1009.0993164">
                <text:p>1009.09931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10.8999977">
                <text:p>1010.8999977</text:p>
              </table:table-cell>
              <table:table-cell office:value-type="float" office:value="1009.1312934">
                <text:p>1009.13129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07.8000071">
                <text:p>1007.8000071</text:p>
              </table:table-cell>
              <table:table-cell office:value-type="float" office:value="1009.8924486">
                <text:p>1009.89244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08.0999924">
                <text:p>1008.0999924</text:p>
              </table:table-cell>
              <table:table-cell office:value-type="float" office:value="1009.6178739">
                <text:p>1009.61787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10.7999969">
                <text:p>1010.7999969</text:p>
              </table:table-cell>
              <table:table-cell office:value-type="float" office:value="1008.3846732">
                <text:p>1008.38467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08.4999956">
                <text:p>1008.4999956</text:p>
              </table:table-cell>
              <table:table-cell office:value-type="float" office:value="1010.0483322">
                <text:p>1010.048332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09.1000004">
                <text:p>1009.1000004</text:p>
              </table:table-cell>
              <table:table-cell office:value-type="float" office:value="1009.8046914">
                <text:p>1009.80469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09.2000012">
                <text:p>1009.2000012</text:p>
              </table:table-cell>
              <table:table-cell office:value-type="float" office:value="1009.1994369">
                <text:p>1009.19943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10.2999929">
                <text:p>1010.2999929</text:p>
              </table:table-cell>
              <table:table-cell office:value-type="float" office:value="1009.2759252">
                <text:p>1009.27592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10.0000076">
                <text:p>1010.0000076</text:p>
              </table:table-cell>
              <table:table-cell office:value-type="float" office:value="1009.6368207">
                <text:p>1009.636820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09.300002">
                <text:p>1009.300002</text:p>
              </table:table-cell>
              <table:table-cell office:value-type="float" office:value="1010.0916123">
                <text:p>1010.09161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09.6000044">
                <text:p>1009.6000044</text:p>
              </table:table-cell>
              <table:table-cell office:value-type="float" office:value="1009.4975241">
                <text:p>1009.49752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08.6999972">
                <text:p>1008.6999972</text:p>
              </table:table-cell>
              <table:table-cell office:value-type="float" office:value="1009.167135">
                <text:p>1009.1671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08.299994">
                <text:p>1008.299994</text:p>
              </table:table-cell>
              <table:table-cell office:value-type="float" office:value="1008.8648925">
                <text:p>1008.86489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08.4999956">
                <text:p>1008.4999956</text:p>
              </table:table-cell>
              <table:table-cell office:value-type="float" office:value="1008.4996365">
                <text:p>1008.49963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08.6999972">
                <text:p>1008.6999972</text:p>
              </table:table-cell>
              <table:table-cell office:value-type="float" office:value="1008.5661726">
                <text:p>1008.56617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09.7000052">
                <text:p>1009.7000052</text:p>
              </table:table-cell>
              <table:table-cell office:value-type="float" office:value="1008.955779">
                <text:p>1008.9557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09.9000068">
                <text:p>1009.9000068</text:p>
              </table:table-cell>
              <table:table-cell office:value-type="float" office:value="1009.7508435">
                <text:p>1009.75084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10.2999929">
                <text:p>1010.2999929</text:p>
              </table:table-cell>
              <table:table-cell office:value-type="float" office:value="1010.1058908">
                <text:p>1010.10589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10.1000084">
                <text:p>1010.1000084</text:p>
              </table:table-cell>
              <table:table-cell office:value-type="float" office:value="1010.0714172">
                <text:p>1010.07141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10.1999921">
                <text:p>1010.1999921</text:p>
              </table:table-cell>
              <table:table-cell office:value-type="float" office:value="1009.8546405">
                <text:p>1009.85464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09.800006">
                <text:p>1009.800006</text:p>
              </table:table-cell>
              <table:table-cell office:value-type="float" office:value="1009.5663345">
                <text:p>1009.56633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09.4000028">
                <text:p>1009.4000028</text:p>
              </table:table-cell>
              <table:table-cell office:value-type="float" office:value="1009.386015">
                <text:p>1009.3860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08.9999996">
                <text:p>1008.9999996</text:p>
              </table:table-cell>
              <table:table-cell office:value-type="float" office:value="1009.1054382">
                <text:p>1009.105438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08.799998">
                <text:p>1008.799998</text:p>
              </table:table-cell>
              <table:table-cell office:value-type="float" office:value="1008.8627208">
                <text:p>1008.86272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08.9999996">
                <text:p>1008.9999996</text:p>
              </table:table-cell>
              <table:table-cell office:value-type="float" office:value="1008.715695">
                <text:p>1008.7156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08.9999996">
                <text:p>1008.9999996</text:p>
              </table:table-cell>
              <table:table-cell office:value-type="float" office:value="1008.9299409">
                <text:p>1008.92994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09.5000036">
                <text:p>1009.5000036</text:p>
              </table:table-cell>
              <table:table-cell office:value-type="float" office:value="1009.198941">
                <text:p>1009.1989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10.1999921">
                <text:p>1010.1999921</text:p>
              </table:table-cell>
              <table:table-cell office:value-type="float" office:value="1009.5147609">
                <text:p>1009.514760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10.8999977">
                <text:p>1010.8999977</text:p>
              </table:table-cell>
              <table:table-cell office:value-type="float" office:value="1009.9589847">
                <text:p>1009.95898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11.2000001">
                <text:p>1011.2000001</text:p>
              </table:table-cell>
              <table:table-cell office:value-type="float" office:value="1010.2532073">
                <text:p>1010.25320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11.5000025">
                <text:p>1011.5000025</text:p>
              </table:table-cell>
              <table:table-cell office:value-type="float" office:value="1010.2427079">
                <text:p>1010.242707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11.3000009">
                <text:p>1011.3000009</text:p>
              </table:table-cell>
              <table:table-cell office:value-type="float" office:value="1009.993578">
                <text:p>1009.9935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10.9999985">
                <text:p>1010.9999985</text:p>
              </table:table-cell>
              <table:table-cell office:value-type="float" office:value="1009.7009799">
                <text:p>1009.70097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10.5999953">
                <text:p>1010.5999953</text:p>
              </table:table-cell>
              <table:table-cell office:value-type="float" office:value="1009.4286624">
                <text:p>1009.42866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09.9000068">
                <text:p>1009.9000068</text:p>
              </table:table-cell>
              <table:table-cell office:value-type="float" office:value="1009.2215472">
                <text:p>1009.22154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09.4000028">
                <text:p>1009.4000028</text:p>
              </table:table-cell>
              <table:table-cell office:value-type="float" office:value="1009.0343535">
                <text:p>1009.034353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09.5000036">
                <text:p>1009.5000036</text:p>
              </table:table-cell>
              <table:table-cell office:value-type="float" office:value="1008.8044611">
                <text:p>1008.80446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09.300002">
                <text:p>1009.300002</text:p>
              </table:table-cell>
              <table:table-cell office:value-type="float" office:value="1008.7829151">
                <text:p>1008.782915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09.5000036">
                <text:p>1009.5000036</text:p>
              </table:table-cell>
              <table:table-cell office:value-type="float" office:value="1009.0123287">
                <text:p>1009.012328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08.799998">
                <text:p>1008.799998</text:p>
              </table:table-cell>
              <table:table-cell office:value-type="float" office:value="1009.2498477">
                <text:p>1009.24984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10.4999945">
                <text:p>1010.4999945</text:p>
              </table:table-cell>
              <table:table-cell office:value-type="float" office:value="1009.1307975">
                <text:p>1009.13079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10.6999961">
                <text:p>1010.6999961</text:p>
              </table:table-cell>
              <table:table-cell office:value-type="float" office:value="1009.5979695">
                <text:p>1009.59796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09.300002">
                <text:p>1009.300002</text:p>
              </table:table-cell>
              <table:table-cell office:value-type="float" office:value="1010.2530363">
                <text:p>1010.25303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10.5999953">
                <text:p>1010.5999953</text:p>
              </table:table-cell>
              <table:table-cell office:value-type="float" office:value="1009.7435589">
                <text:p>1009.74355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10.1000084">
                <text:p>1010.1000084</text:p>
              </table:table-cell>
              <table:table-cell office:value-type="float" office:value="1009.4333478">
                <text:p>1009.43334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09.6000044">
                <text:p>1009.6000044</text:p>
              </table:table-cell>
              <table:table-cell office:value-type="float" office:value="1009.4882901">
                <text:p>1009.48829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08.9999996">
                <text:p>1008.9999996</text:p>
              </table:table-cell>
              <table:table-cell office:value-type="float" office:value="1009.3451118">
                <text:p>1009.34511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08.5999964">
                <text:p>1008.5999964</text:p>
              </table:table-cell>
              <table:table-cell office:value-type="float" office:value="1008.9762135">
                <text:p>1008.97621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08.6999972">
                <text:p>1008.6999972</text:p>
              </table:table-cell>
              <table:table-cell office:value-type="float" office:value="1008.4932411">
                <text:p>1008.49324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08.9999996">
                <text:p>1008.9999996</text:p>
              </table:table-cell>
              <table:table-cell office:value-type="float" office:value="1008.6008001">
                <text:p>1008.60080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09.5000036">
                <text:p>1009.5000036</text:p>
              </table:table-cell>
              <table:table-cell office:value-type="float" office:value="1009.0780098">
                <text:p>1009.078009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10.0000076">
                <text:p>1010.0000076</text:p>
              </table:table-cell>
              <table:table-cell office:value-type="float" office:value="1009.6067931">
                <text:p>1009.60679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10.4999945">
                <text:p>1010.4999945</text:p>
              </table:table-cell>
              <table:table-cell office:value-type="float" office:value="1009.9652775">
                <text:p>1009.96527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10.9999985">
                <text:p>1010.9999985</text:p>
              </table:table-cell>
              <table:table-cell office:value-type="float" office:value="1010.118066">
                <text:p>1010.1180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10.7999969">
                <text:p>1010.7999969</text:p>
              </table:table-cell>
              <table:table-cell office:value-type="float" office:value="1010.1426558">
                <text:p>1010.14265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10.8999977">
                <text:p>1010.8999977</text:p>
              </table:table-cell>
              <table:table-cell office:value-type="float" office:value="1009.9328901">
                <text:p>1009.93289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10.4999945">
                <text:p>1010.4999945</text:p>
              </table:table-cell>
              <table:table-cell office:value-type="float" office:value="1009.6367694">
                <text:p>1009.636769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9.6000044">
                <text:p>1009.6000044</text:p>
              </table:table-cell>
              <table:table-cell office:value-type="float" office:value="1009.4185563">
                <text:p>1009.418556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08.8999988">
                <text:p>1008.8999988</text:p>
              </table:table-cell>
              <table:table-cell office:value-type="float" office:value="1009.1216832">
                <text:p>1009.12168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08.3999948">
                <text:p>1008.3999948</text:p>
              </table:table-cell>
              <table:table-cell office:value-type="float" office:value="1008.664395">
                <text:p>1008.6643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08.1999932">
                <text:p>1008.1999932</text:p>
              </table:table-cell>
              <table:table-cell office:value-type="float" office:value="1008.2446926">
                <text:p>1008.24469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08.3999948">
                <text:p>1008.3999948</text:p>
              </table:table-cell>
              <table:table-cell office:value-type="float" office:value="1008.2065083">
                <text:p>1008.206508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08.299994">
                <text:p>1008.299994</text:p>
              </table:table-cell>
              <table:table-cell office:value-type="float" office:value="1008.6047331">
                <text:p>1008.604733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09.9000068">
                <text:p>1009.9000068</text:p>
              </table:table-cell>
              <table:table-cell office:value-type="float" office:value="1008.8975193">
                <text:p>1008.897519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10.1999921">
                <text:p>1010.1999921</text:p>
              </table:table-cell>
              <table:table-cell office:value-type="float" office:value="1009.8222702">
                <text:p>1009.82227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10.1000084">
                <text:p>1010.1000084</text:p>
              </table:table-cell>
              <table:table-cell office:value-type="float" office:value="1010.3671104">
                <text:p>1010.367110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10.6999961">
                <text:p>1010.6999961</text:p>
              </table:table-cell>
              <table:table-cell office:value-type="float" office:value="1010.1335757">
                <text:p>1010.133575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10.0000076">
                <text:p>1010.0000076</text:p>
              </table:table-cell>
              <table:table-cell office:value-type="float" office:value="1009.94433">
                <text:p>1009.944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09.6000044">
                <text:p>1009.6000044</text:p>
              </table:table-cell>
              <table:table-cell office:value-type="float" office:value="1009.6148985">
                <text:p>1009.61489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09.300002">
                <text:p>1009.300002</text:p>
              </table:table-cell>
              <table:table-cell office:value-type="float" office:value="1009.2197004">
                <text:p>1009.21970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08.799998">
                <text:p>1008.799998</text:p>
              </table:table-cell>
              <table:table-cell office:value-type="float" office:value="1008.9258369">
                <text:p>1008.925836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08.8999988">
                <text:p>1008.8999988</text:p>
              </table:table-cell>
              <table:table-cell office:value-type="float" office:value="1008.6956538">
                <text:p>1008.69565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08.9999996">
                <text:p>1008.9999996</text:p>
              </table:table-cell>
              <table:table-cell office:value-type="float" office:value="1008.7664649">
                <text:p>1008.766464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09.2000012">
                <text:p>1009.2000012</text:p>
              </table:table-cell>
              <table:table-cell office:value-type="float" office:value="1009.058721">
                <text:p>1009.0587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09.9000068">
                <text:p>1009.9000068</text:p>
              </table:table-cell>
              <table:table-cell office:value-type="float" office:value="1009.3383744">
                <text:p>1009.338374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10.9999985">
                <text:p>1010.9999985</text:p>
              </table:table-cell>
              <table:table-cell office:value-type="float" office:value="1009.7698758">
                <text:p>1009.76987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11.5000025">
                <text:p>1011.5000025</text:p>
              </table:table-cell>
              <table:table-cell office:value-type="float" office:value="1010.2939395">
                <text:p>1010.29393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12.1000073">
                <text:p>1012.1000073</text:p>
              </table:table-cell>
              <table:table-cell office:value-type="float" office:value="1010.4647856">
                <text:p>1010.464785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12.2000081">
                <text:p>1012.2000081</text:p>
              </table:table-cell>
              <table:table-cell office:value-type="float" office:value="1010.2490691">
                <text:p>1010.24906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11.8000049">
                <text:p>1011.8000049</text:p>
              </table:table-cell>
              <table:table-cell office:value-type="float" office:value="1009.881402">
                <text:p>1009.88140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11.0999993">
                <text:p>1011.0999993</text:p>
              </table:table-cell>
              <table:table-cell office:value-type="float" office:value="1009.5272268">
                <text:p>1009.527226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10.6999961">
                <text:p>1010.6999961</text:p>
              </table:table-cell>
              <table:table-cell office:value-type="float" office:value="1009.2583122">
                <text:p>1009.258312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10.1000084">
                <text:p>1010.1000084</text:p>
              </table:table-cell>
              <table:table-cell office:value-type="float" office:value="1009.0214259">
                <text:p>1009.021425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09.5000036">
                <text:p>1009.5000036</text:p>
              </table:table-cell>
              <table:table-cell office:value-type="float" office:value="1008.9015207">
                <text:p>1008.90152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09.4000028">
                <text:p>1009.4000028</text:p>
              </table:table-cell>
              <table:table-cell office:value-type="float" office:value="1008.8054016">
                <text:p>1008.80540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09.5000036">
                <text:p>1009.5000036</text:p>
              </table:table-cell>
              <table:table-cell office:value-type="float" office:value="1008.7466973">
                <text:p>1008.746697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09.800006">
                <text:p>1009.800006</text:p>
              </table:table-cell>
              <table:table-cell office:value-type="float" office:value="1008.9749652">
                <text:p>1008.974965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09.800006">
                <text:p>1009.800006</text:p>
              </table:table-cell>
              <table:table-cell office:value-type="float" office:value="1009.3896744">
                <text:p>1009.389674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09.9000068">
                <text:p>1009.9000068</text:p>
              </table:table-cell>
              <table:table-cell office:value-type="float" office:value="1009.6060578">
                <text:p>1009.606057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11.0999993">
                <text:p>1011.0999993</text:p>
              </table:table-cell>
              <table:table-cell office:value-type="float" office:value="1009.5905994">
                <text:p>1009.590599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11.4000017">
                <text:p>1011.4000017</text:p>
              </table:table-cell>
              <table:table-cell office:value-type="float" office:value="1009.9203558">
                <text:p>1009.920355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11.0999993">
                <text:p>1011.0999993</text:p>
              </table:table-cell>
              <table:table-cell office:value-type="float" office:value="1010.2033779">
                <text:p>1010.203377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10.4999945">
                <text:p>1010.4999945</text:p>
              </table:table-cell>
              <table:table-cell office:value-type="float" office:value="1009.9728357">
                <text:p>1009.972835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10.1000084">
                <text:p>1010.1000084</text:p>
              </table:table-cell>
              <table:table-cell office:value-type="float" office:value="1009.4872983">
                <text:p>1009.487298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09.800006">
                <text:p>1009.800006</text:p>
              </table:table-cell>
              <table:table-cell office:value-type="float" office:value="1009.0717854">
                <text:p>1009.071785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09.6000044">
                <text:p>1009.6000044</text:p>
              </table:table-cell>
              <table:table-cell office:value-type="float" office:value="1008.9136446">
                <text:p>1008.913644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09.800006">
                <text:p>1009.800006</text:p>
              </table:table-cell>
              <table:table-cell office:value-type="float" office:value="1008.9480156">
                <text:p>1008.94801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10.0000076">
                <text:p>1010.0000076</text:p>
              </table:table-cell>
              <table:table-cell office:value-type="float" office:value="1009.1585166">
                <text:p>1009.158516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10.1999921">
                <text:p>1010.1999921</text:p>
              </table:table-cell>
              <table:table-cell office:value-type="float" office:value="1009.4615286">
                <text:p>1009.461528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10.9999985">
                <text:p>1010.9999985</text:p>
              </table:table-cell>
              <table:table-cell office:value-type="float" office:value="1009.6596834">
                <text:p>1009.65968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11.8000049">
                <text:p>1011.8000049</text:p>
              </table:table-cell>
              <table:table-cell office:value-type="float" office:value="1009.9052907">
                <text:p>1009.905290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12.2000081">
                <text:p>1012.2000081</text:p>
              </table:table-cell>
              <table:table-cell office:value-type="float" office:value="1010.1542667">
                <text:p>1010.15426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12.5999942">
                <text:p>1012.5999942</text:p>
              </table:table-cell>
              <table:table-cell office:value-type="float" office:value="1010.1268896">
                <text:p>1010.126889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12.699995">
                <text:p>1012.699995</text:p>
              </table:table-cell>
              <table:table-cell office:value-type="float" office:value="1009.837284">
                <text:p>1009.83728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12.4999934">
                <text:p>1012.4999934</text:p>
              </table:table-cell>
              <table:table-cell office:value-type="float" office:value="1009.5166932">
                <text:p>1009.516693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12.0000065">
                <text:p>1012.0000065</text:p>
              </table:table-cell>
              <table:table-cell office:value-type="float" office:value="1009.3093215">
                <text:p>1009.30932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11.2000001">
                <text:p>1011.2000001</text:p>
              </table:table-cell>
              <table:table-cell office:value-type="float" office:value="1009.182867">
                <text:p>1009.1828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10.4999945">
                <text:p>1010.4999945</text:p>
              </table:table-cell>
              <table:table-cell office:value-type="float" office:value="1009.0962213">
                <text:p>1009.096221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10.0000076">
                <text:p>1010.0000076</text:p>
              </table:table-cell>
              <table:table-cell office:value-type="float" office:value="1008.9492981">
                <text:p>1008.949298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09.7000052">
                <text:p>1009.7000052</text:p>
              </table:table-cell>
              <table:table-cell office:value-type="float" office:value="1008.7789137">
                <text:p>1008.778913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09.7000052">
                <text:p>1009.7000052</text:p>
              </table:table-cell>
              <table:table-cell office:value-type="float" office:value="1008.7513485">
                <text:p>1008.751348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09.7000052">
                <text:p>1009.7000052</text:p>
              </table:table-cell>
              <table:table-cell office:value-type="float" office:value="1008.9278547">
                <text:p>1008.927854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10.1999921">
                <text:p>1010.1999921</text:p>
              </table:table-cell>
              <table:table-cell office:value-type="float" office:value="1009.1921352">
                <text:p>1009.192135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10.7999969">
                <text:p>1010.7999969</text:p>
              </table:table-cell>
              <table:table-cell office:value-type="float" office:value="1009.5249354">
                <text:p>1009.524935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11.2000001">
                <text:p>1011.2000001</text:p>
              </table:table-cell>
              <table:table-cell office:value-type="float" office:value="1009.9118913">
                <text:p>1009.911891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11.2000001">
                <text:p>1011.2000001</text:p>
              </table:table-cell>
              <table:table-cell office:value-type="float" office:value="1010.0692626">
                <text:p>1010.069262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11.2000001">
                <text:p>1011.2000001</text:p>
              </table:table-cell>
              <table:table-cell office:value-type="float" office:value="1009.9295727">
                <text:p>1009.929572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10.6999961">
                <text:p>1010.6999961</text:p>
              </table:table-cell>
              <table:table-cell office:value-type="float" office:value="1009.6485513">
                <text:p>1009.648551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10.1000084">
                <text:p>1010.1000084</text:p>
              </table:table-cell>
              <table:table-cell office:value-type="float" office:value="1009.4037135">
                <text:p>1009.403713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09.1000004">
                <text:p>1009.1000004</text:p>
              </table:table-cell>
              <table:table-cell office:value-type="float" office:value="1009.1536089">
                <text:p>1009.153608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08.1999932">
                <text:p>1008.1999932</text:p>
              </table:table-cell>
              <table:table-cell office:value-type="float" office:value="1008.7900629">
                <text:p>1008.790062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07.8000071">
                <text:p>1007.8000071</text:p>
              </table:table-cell>
              <table:table-cell office:value-type="float" office:value="1008.21552">
                <text:p>1008.2155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07.2000023">
                <text:p>1007.2000023</text:p>
              </table:table-cell>
              <table:table-cell office:value-type="float" office:value="1007.7814365">
                <text:p>1007.781436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07.1000015">
                <text:p>1007.1000015</text:p>
              </table:table-cell>
              <table:table-cell office:value-type="float" office:value="1007.6511174">
                <text:p>1007.651117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07.1000015">
                <text:p>1007.1000015</text:p>
              </table:table-cell>
              <table:table-cell office:value-type="float" office:value="1007.7297945">
                <text:p>1007.729794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07.2000023">
                <text:p>1007.2000023</text:p>
              </table:table-cell>
              <table:table-cell office:value-type="float" office:value="1008.0178782">
                <text:p>1008.017878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10.3999937">
                <text:p>1010.3999937</text:p>
              </table:table-cell>
              <table:table-cell office:value-type="float" office:value="1008.3050214">
                <text:p>1008.30502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07.6000055">
                <text:p>1007.6000055</text:p>
              </table:table-cell>
              <table:table-cell office:value-type="float" office:value="1010.3099793">
                <text:p>1010.309979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10.5999953">
                <text:p>1010.5999953</text:p>
              </table:table-cell>
              <table:table-cell office:value-type="float" office:value="1009.6901727">
                <text:p>1009.690172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10.1999921">
                <text:p>1010.1999921</text:p>
              </table:table-cell>
              <table:table-cell office:value-type="float" office:value="1009.9650894">
                <text:p>1009.965089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10.0000076">
                <text:p>1010.0000076</text:p>
              </table:table-cell>
              <table:table-cell office:value-type="float" office:value="1010.4684108">
                <text:p>1010.468410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09.6000044">
                <text:p>1009.6000044</text:p>
              </table:table-cell>
              <table:table-cell office:value-type="float" office:value="1009.8905676">
                <text:p>1009.890567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09.6000044">
                <text:p>1009.6000044</text:p>
              </table:table-cell>
              <table:table-cell office:value-type="float" office:value="1009.5479178">
                <text:p>1009.547917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09.300002">
                <text:p>1009.300002</text:p>
              </table:table-cell>
              <table:table-cell office:value-type="float" office:value="1009.0371237">
                <text:p>1009.037123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09.5000036">
                <text:p>1009.5000036</text:p>
              </table:table-cell>
              <table:table-cell office:value-type="float" office:value="1009.0842855">
                <text:p>1009.084285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04.6999994">
                <text:p>1004.6999994</text:p>
              </table:table-cell>
              <table:table-cell office:value-type="float" office:value="1009.1750352">
                <text:p>1009.17503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08.299994">
                <text:p>1008.299994</text:p>
              </table:table-cell>
              <table:table-cell office:value-type="float" office:value="1007.4804423">
                <text:p>1007.480442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07.7000063">
                <text:p>1007.7000063</text:p>
              </table:table-cell>
              <table:table-cell office:value-type="float" office:value="1006.76031">
                <text:p>1006.7603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07.4000039">
                <text:p>1007.4000039</text:p>
              </table:table-cell>
              <table:table-cell office:value-type="float" office:value="1008.7194741">
                <text:p>1008.719474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07.4000039">
                <text:p>1007.4000039</text:p>
              </table:table-cell>
              <table:table-cell office:value-type="float" office:value="1008.5979786">
                <text:p>1008.597978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07.4000039">
                <text:p>1007.4000039</text:p>
              </table:table-cell>
              <table:table-cell office:value-type="float" office:value="1008.509469">
                <text:p>1008.50946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07.3000031">
                <text:p>1007.3000031</text:p>
              </table:table-cell>
              <table:table-cell office:value-type="float" office:value="1008.3140502">
                <text:p>1008.314050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07.7000063">
                <text:p>1007.7000063</text:p>
              </table:table-cell>
              <table:table-cell office:value-type="float" office:value="1008.3968655">
                <text:p>1008.396865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07.9999916">
                <text:p>1007.9999916</text:p>
              </table:table-cell>
              <table:table-cell office:value-type="float" office:value="1008.659607">
                <text:p>1008.65960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08.4999956">
                <text:p>1008.4999956</text:p>
              </table:table-cell>
              <table:table-cell office:value-type="float" office:value="1008.9820788">
                <text:p>1008.982078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08.6999972">
                <text:p>1008.6999972</text:p>
              </table:table-cell>
              <table:table-cell office:value-type="float" office:value="1009.3251219">
                <text:p>1009.32512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09.1000004">
                <text:p>1009.1000004</text:p>
              </table:table-cell>
              <table:table-cell office:value-type="float" office:value="1009.5023121">
                <text:p>1009.50231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08.799998">
                <text:p>1008.799998</text:p>
              </table:table-cell>
              <table:table-cell office:value-type="float" office:value="1009.6292283">
                <text:p>1009.629228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08.0999924">
                <text:p>1008.0999924</text:p>
              </table:table-cell>
              <table:table-cell office:value-type="float" office:value="1009.4676504">
                <text:p>1009.467650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07.1000015">
                <text:p>1007.1000015</text:p>
              </table:table-cell>
              <table:table-cell office:value-type="float" office:value="1008.8339928">
                <text:p>1008.83399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